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291in"/>
    </style:style>
    <style:style style:name="co2" style:family="table-column">
      <style:table-column-properties fo:break-before="auto" style:column-width="0.5571in"/>
    </style:style>
    <style:style style:name="co3" style:family="table-column">
      <style:table-column-properties fo:break-before="auto" style:column-width="1.4772in"/>
    </style:style>
    <style:style style:name="co4" style:family="table-column">
      <style:table-column-properties fo:break-before="auto" style:column-width="2.0945in"/>
    </style:style>
    <style:style style:name="co5" style:family="table-column">
      <style:table-column-properties fo:break-before="auto" style:column-width="5.3882in"/>
    </style:style>
    <style:style style:name="co6" style:family="table-column">
      <style:table-column-properties fo:break-before="auto" style:column-width="1.6465in"/>
    </style:style>
    <style:style style:name="co7" style:family="table-column">
      <style:table-column-properties fo:break-before="auto" style:column-width="0.8925in"/>
    </style:style>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13" style:family="table-column">
      <style:table-column-properties fo:break-before="auto" style:column-width="2.3811in"/>
    </style:style>
    <style:style style:name="co14" style:family="table-column">
      <style:table-column-properties fo:break-before="auto" style:column-width="0.6173in"/>
    </style:style>
    <style:style style:name="co15" style:family="table-column">
      <style:table-column-properties fo:break-before="auto" style:column-width="0.811in"/>
    </style:style>
    <style:style style:name="co16" style:family="table-column">
      <style:table-column-properties fo:break-before="auto" style:column-width="1.6583in"/>
    </style:style>
    <style:style style:name="co17" style:family="table-column">
      <style:table-column-properties fo:break-before="auto" style:column-width="1.4043in"/>
    </style:style>
    <style:style style:name="co18" style:family="table-column">
      <style:table-column-properties fo:break-before="auto" style:column-width="5.348in"/>
    </style:style>
    <style:style style:name="co19" style:family="table-column">
      <style:table-column-properties fo:break-before="auto" style:column-width="2.0728in"/>
    </style:style>
    <style:style style:name="co27" style:family="table-column">
      <style:table-column-properties fo:break-before="auto" style:column-width="0.6535in"/>
    </style:style>
    <style:style style:name="co28" style:family="table-column">
      <style:table-column-properties fo:break-before="auto" style:column-width="1.6102in"/>
    </style:style>
    <style:style style:name="co29" style:family="table-column">
      <style:table-column-properties fo:break-before="auto" style:column-width="1.2118in"/>
    </style:style>
    <style:style style:name="co30" style:family="table-column">
      <style:table-column-properties fo:break-before="auto" style:column-width="6.0925in"/>
    </style:style>
    <style:style style:name="co31" style:family="table-column">
      <style:table-column-properties fo:break-before="auto" style:column-width="1.5736in"/>
    </style:style>
    <style:style style:name="co32" style:family="table-column">
      <style:table-column-properties fo:break-before="auto" style:column-width="0.5736in"/>
    </style:style>
    <style:style style:name="co33" style:family="table-column">
      <style:table-column-properties fo:break-before="auto" style:column-width="0.5634in"/>
    </style:style>
    <style:style style:name="co34" style:family="table-column">
      <style:table-column-properties fo:break-before="auto" style:column-width="7.8256in"/>
    </style:style>
    <style:style style:name="co35" style:family="table-column">
      <style:table-column-properties fo:break-before="auto" style:column-width="0.6909in"/>
    </style:style>
    <style:style style:name="co36" style:family="table-column">
      <style:table-column-properties fo:break-before="auto" style:column-width="1.0098in"/>
    </style:style>
    <style:style style:name="co37" style:family="table-column">
      <style:table-column-properties fo:break-before="auto" style:column-width="1.648in"/>
    </style:style>
    <style:style style:name="co38" style:family="table-column">
      <style:table-column-properties fo:break-before="auto" style:column-width="6.5602in"/>
    </style:style>
    <style:style style:name="co39" style:family="table-column">
      <style:table-column-properties fo:break-before="auto" style:column-width="1.6689in"/>
    </style:style>
    <style:style style:name="co40" style:family="table-column">
      <style:table-column-properties fo:break-before="auto" style:column-width="0.6898in"/>
    </style:style>
    <style:style style:name="co41" style:family="table-column">
      <style:table-column-properties fo:break-before="auto" style:column-width="1.7673in"/>
    </style:style>
    <style:style style:name="co42" style:family="table-column">
      <style:table-column-properties fo:break-before="auto" style:column-width="4.8311in"/>
    </style:style>
    <style:style style:name="co43" style:family="table-column">
      <style:table-column-properties fo:break-before="auto" style:column-width="1.598in"/>
    </style:style>
    <style:style style:name="co44" style:family="table-column">
      <style:table-column-properties fo:break-before="auto" style:column-width="0.6417in"/>
    </style:style>
    <style:style style:name="co45" style:family="table-column">
      <style:table-column-properties fo:break-before="auto" style:column-width="1.7311in"/>
    </style:style>
    <style:style style:name="co46" style:family="table-column">
      <style:table-column-properties fo:break-before="auto" style:column-width="4.2016in"/>
    </style:style>
    <style:style style:name="co47" style:family="table-column">
      <style:table-column-properties fo:break-before="auto" style:column-width="1.7437in"/>
    </style:style>
    <style:style style:name="co48" style:family="table-column">
      <style:table-column-properties fo:break-before="auto" style:column-width="1.9252in"/>
    </style:style>
    <style:style style:name="co49" style:family="table-column">
      <style:table-column-properties fo:break-before="auto" style:column-width="2.0701in"/>
    </style:style>
    <style:style style:name="co50" style:family="table-column">
      <style:table-column-properties fo:break-before="auto" style:column-width="4.2866in"/>
    </style:style>
    <style:style style:name="co51" style:family="table-column">
      <style:table-column-properties fo:break-before="auto" style:column-width="2.022in"/>
    </style:style>
    <style:style style:name="co52" style:family="table-column">
      <style:table-column-properties fo:break-before="auto" style:column-width="5.328in"/>
    </style:style>
    <style:style style:name="co53" style:family="table-column">
      <style:table-column-properties fo:break-before="auto" style:column-width="1.5374in"/>
    </style:style>
    <style:style style:name="co54" style:family="table-column">
      <style:table-column-properties fo:break-before="auto" style:column-width="2.0098in"/>
    </style:style>
    <style:style style:name="co55" style:family="table-column">
      <style:table-column-properties fo:break-before="auto" style:column-width="5.5063in"/>
    </style:style>
    <style:style style:name="co56" style:family="table-column">
      <style:table-column-properties fo:break-before="auto" style:column-width="1.9346in"/>
    </style:style>
    <style:style style:name="co57" style:family="table-column">
      <style:table-column-properties fo:break-before="auto" style:column-width="0.7016in"/>
    </style:style>
    <style:style style:name="co58" style:family="table-column">
      <style:table-column-properties fo:break-before="auto" style:column-width="0.5417in"/>
    </style:style>
    <style:style style:name="co59" style:family="table-column">
      <style:table-column-properties fo:break-before="auto" style:column-width="1.148in"/>
    </style:style>
    <style:style style:name="co60" style:family="table-column">
      <style:table-column-properties fo:break-before="auto" style:column-width="1.6264in"/>
    </style:style>
    <style:style style:name="co61" style:family="table-column">
      <style:table-column-properties fo:break-before="auto" style:column-width="0.9035in"/>
    </style:style>
    <style:style style:name="co62" style:family="table-column">
      <style:table-column-properties fo:break-before="auto" style:column-width="3.3063in"/>
    </style:style>
    <style:style style:name="co63" style:family="table-column">
      <style:table-column-properties fo:break-before="auto" style:column-width="1.4409in"/>
    </style:style>
    <style:style style:name="ro1" style:family="table-row">
      <style:table-row-properties style:row-height="0.1701in" fo:break-before="auto" style:use-optimal-row-height="false"/>
    </style:style>
    <style:style style:name="ro2" style:family="table-row">
      <style:table-row-properties style:row-height="0.4898in" fo:break-before="auto" style:use-optimal-row-height="true"/>
    </style:style>
    <style:style style:name="ro3" style:family="table-row">
      <style:table-row-properties style:row-height="0.7925in" fo:break-before="auto" style:use-optimal-row-height="true"/>
    </style:style>
    <style:style style:name="ro4" style:family="table-row">
      <style:table-row-properties style:row-height="0.1866in" fo:break-before="auto" style:use-optimal-row-height="true"/>
    </style:style>
    <style:style style:name="ro5" style:family="table-row">
      <style:table-row-properties style:row-height="0.3382in" fo:break-before="auto" style:use-optimal-row-height="true"/>
    </style:style>
    <style:style style:name="ro6" style:family="table-row">
      <style:table-row-properties style:row-height="0.6409in" fo:break-before="auto" style:use-optimal-row-height="true"/>
    </style:style>
    <style:style style:name="ro7" style:family="table-row">
      <style:table-row-properties style:row-height="1.2457in" fo:break-before="auto" style:use-optimal-row-height="true"/>
    </style:style>
    <style:style style:name="ro8" style:family="table-row">
      <style:table-row-properties style:row-height="4.2819in" fo:break-before="auto" style:use-optimal-row-height="true"/>
    </style:style>
    <style:style style:name="ro9" style:family="table-row">
      <style:table-row-properties style:row-height="0.9429in" fo:break-before="auto" style:use-optimal-row-height="true"/>
    </style:style>
    <style:style style:name="ro10" style:family="table-row">
      <style:table-row-properties style:row-height="1.7in" fo:break-before="auto" style:use-optimal-row-height="true"/>
    </style:style>
    <style:style style:name="ro11" style:family="table-row">
      <style:table-row-properties style:row-height="1.5417in" fo:break-before="auto" style:use-optimal-row-height="true"/>
    </style:style>
    <style:style style:name="ro12" style:family="table-row">
      <style:table-row-properties style:row-height="0.9335in" fo:break-before="auto" style:use-optimal-row-height="true"/>
    </style:style>
    <style:style style:name="ro13" style:family="table-row">
      <style:table-row-properties style:row-height="0.7811in" fo:break-before="auto" style:use-optimal-row-height="true"/>
    </style:style>
    <style:style style:name="ro14" style:family="table-row">
      <style:table-row-properties style:row-height="1.0854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0.3382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2.4661in" fo:break-before="auto" style:use-optimal-row-height="true"/>
    </style:style>
    <style:style style:name="ro19" style:family="table-row">
      <style:table-row-properties style:row-height="2.0028in" fo:break-before="auto" style:use-optimal-row-height="true"/>
    </style:style>
    <style:style style:name="ro20" style:family="table-row">
      <style:table-row-properties style:row-height="2.172in" fo:break-before="auto" style:use-optimal-row-height="true"/>
    </style:style>
    <style:style style:name="ro21" style:family="table-row">
      <style:table-row-properties style:row-height="1.0417in" fo:break-before="auto" style:use-optimal-row-height="true"/>
    </style:style>
    <style:style style:name="ro22" style:family="table-row">
      <style:table-row-properties style:row-height="2.4571in" fo:break-before="auto" style:use-optimal-row-height="true"/>
    </style:style>
    <style:style style:name="ro23" style:family="table-row">
      <style:table-row-properties style:row-height="2.1543in" fo:break-before="auto" style:use-optimal-row-height="true"/>
    </style:style>
    <style:style style:name="ro24" style:family="table-row">
      <style:table-row-properties style:row-height="1.5575in" fo:break-before="auto" style:use-optimal-row-height="true"/>
    </style:style>
    <style:style style:name="ro25" style:family="table-row">
      <style:table-row-properties style:row-height="1.5484in" fo:break-before="auto" style:use-optimal-row-height="true"/>
    </style:style>
    <style:style style:name="ro26" style:family="table-row">
      <style:table-row-properties style:row-height="1.0146in" fo:break-before="auto" style:use-optimal-row-height="true"/>
    </style:style>
    <style:style style:name="ro27" style:family="table-row">
      <style:table-row-properties style:row-height="0.7118in" fo:break-before="auto" style:use-optimal-row-height="true"/>
    </style:style>
    <style:style style:name="ro28" style:family="table-row">
      <style:table-row-properties style:row-height="2.7598in" fo:break-before="auto" style:use-optimal-row-height="true"/>
    </style:style>
    <style:style style:name="ro29" style:family="table-row">
      <style:table-row-properties style:row-height="2.3055in" fo:break-before="auto" style:use-optimal-row-height="true"/>
    </style:style>
    <style:style style:name="ro30" style:family="table-row">
      <style:table-row-properties style:row-height="3.0626in" fo:break-before="auto" style:use-optimal-row-height="true"/>
    </style:style>
    <style:style style:name="ro31" style:family="table-row">
      <style:table-row-properties style:row-height="2.911in" fo:break-before="auto" style:use-optimal-row-height="true"/>
    </style:style>
    <style:style style:name="ro34" style:family="table-row">
      <style:table-row-properties style:row-height="1.8516in" fo:break-before="auto" style:use-optimal-row-height="true"/>
    </style:style>
    <style:style style:name="ro35" style:family="table-row">
      <style:table-row-properties style:row-height="4.4335in" fo:break-before="auto" style:use-optimal-row-height="true"/>
    </style:style>
    <style:style style:name="ro36" style:family="table-row">
      <style:table-row-properties style:row-height="7.1484in" fo:break-before="auto" style:use-optimal-row-height="true"/>
    </style:style>
    <style:style style:name="ro37" style:family="table-row">
      <style:table-row-properties style:row-height="5.7957in" fo:break-before="auto" style:use-optimal-row-height="true"/>
    </style:style>
    <style:style style:name="ro38" style:family="table-row">
      <style:table-row-properties style:row-height="0.1752in" fo:break-before="auto" style:use-optimal-row-height="true"/>
    </style:style>
    <style:style style:name="ro39" style:family="table-row">
      <style:table-row-properties style:row-height="3.3654in" fo:break-before="auto" style:use-optimal-row-height="true"/>
    </style:style>
    <style:style style:name="ro40" style:family="table-row">
      <style:table-row-properties style:row-height="0.5252in" fo:break-before="auto" style:use-optimal-row-height="true"/>
    </style:style>
    <style:style style:name="ro41" style:family="table-row">
      <style:table-row-properties style:row-height="0.6409in" fo:break-before="auto" style:use-optimal-row-height="true"/>
    </style:style>
    <style:style style:name="ro42" style:family="table-row">
      <style:table-row-properties style:row-height="1.3972in" fo:break-before="auto" style:use-optimal-row-height="true"/>
    </style:style>
    <style:style style:name="ro43" style:family="table-row">
      <style:table-row-properties style:row-height="1.1126in" fo:break-before="auto" style:use-optimal-row-height="true"/>
    </style:style>
    <style:style style:name="ro44" style:family="table-row">
      <style:table-row-properties style:row-height="0.1736in" fo:break-before="auto" style:use-optimal-row-height="true"/>
    </style:style>
    <style:style style:name="ro45" style:family="table-row">
      <style:table-row-properties style:row-height="2.7598in" fo:break-before="auto" style:use-optimal-row-height="true"/>
    </style:style>
    <style:style style:name="ro46" style:family="table-row">
      <style:table-row-properties style:row-height="3.5165in" fo:break-before="auto" style:use-optimal-row-height="true"/>
    </style:style>
    <style:style style:name="ro47" style:family="table-row">
      <style:table-row-properties style:row-height="0.3472in" fo:break-before="auto" style:use-optimal-row-height="true"/>
    </style:style>
    <style:style style:name="ro48" style:family="table-row">
      <style:table-row-properties style:row-height="3.2138in" fo:break-before="auto" style:use-optimal-row-height="true"/>
    </style:style>
    <style:style style:name="ro49" style:family="table-row">
      <style:table-row-properties style:row-height="1.6937in" fo:break-before="auto" style:use-optimal-row-height="true"/>
    </style:style>
    <style:style style:name="ro50" style:family="table-row">
      <style:table-row-properties style:row-height="1.895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0"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start"/>
    </style:style>
    <style:style style:name="ce13" style:family="table-cell" style:parent-style-name="Default">
      <style:table-cell-properties style:text-align-source="fix" style:repeat-content="false" fo:wrap-option="wrap"/>
      <style:paragraph-properties fo:text-align="start"/>
    </style:style>
    <style:style style:name="ce14" style:family="table-cell" style:parent-style-name="Default" style:data-style-name="N100">
      <style:table-cell-properties style:text-align-source="fix" style:repeat-content="false" fo:wrap-option="wrap"/>
      <style:paragraph-properties fo:text-align="center"/>
    </style:style>
    <style:style style:name="ce2" style:family="table-cell" style:parent-style-name="Default">
      <style:table-cell-properties fo:wrap-option="wrap"/>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Arial" style:font-name-asian="Arial Unicode MS" style:font-name-complex="Arial Unicode MS"/>
    </style:style>
    <style:style style:name="ce6"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table-cell-properties fo:wrap-option="wrap"/>
      <style:text-properties style:font-size-complex="5.65000009536743pt"/>
    </style:style>
    <style:style style:name="ce9" style:family="table-cell" style:parent-style-name="Default">
      <style:table-cell-properties fo:wrap-option="wrap"/>
      <style:text-properties style:font-size-complex="5.69999980926514pt"/>
    </style:style>
    <style:style style:name="ce15"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6" style:family="table-cell" style:parent-style-name="Default" style:data-style-name="N100"/>
    <style:style style:name="ce17" style:family="table-cell" style:parent-style-name="Default" style:data-style-name="N100">
      <style:table-cell-properties style:text-align-source="fix" style:repeat-content="false"/>
      <style:paragraph-properties fo:text-align="end"/>
    </style:style>
    <style:style style:name="ce1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1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20"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fo:wrap-option="wrap"/>
      <style:paragraph-properties fo:text-align="end"/>
    </style:style>
    <style:style style:name="ce22" style:family="table-cell" style:parent-style-name="Default">
      <style:table-cell-properties fo:wrap-option="wrap" fo:padding-bottom="0.0193in" fo:padding-left="0.0138in" fo:padding-right="0.0138in" fo:padding-top="0.0193in"/>
    </style:style>
    <style:style style:name="ce23" style:family="table-cell" style:parent-style-name="Default" style:data-style-name="N100">
      <style:table-cell-properties fo:wrap-option="wrap"/>
      <style:text-properties style:font-size-complex="5.69999980926514pt"/>
    </style:style>
    <style:style style:name="ce24" style:family="table-cell" style:parent-style-name="Default" style:data-style-name="N100">
      <style:table-cell-properties fo:wrap-option="wrap"/>
      <style:text-properties style:font-size-complex="5.65000009536743pt"/>
    </style:style>
    <style:style style:name="ce25" style:family="table-cell" style:parent-style-name="Default">
      <style:table-cell-properties style:text-align-source="fix" style:repeat-content="false"/>
      <style:paragraph-properties fo:text-align="center"/>
    </style:style>
    <style:style style:name="ce26"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27"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29"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30"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32"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3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4"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3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37"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38"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3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40"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41" style:family="table-cell" style:parent-style-name="Default" style:data-style-name="N100">
      <style:table-cell-properties fo:wrap-option="wrap"/>
      <style:text-properties fo:font-size="10pt" style:font-size-asian="8pt" style:font-size-complex="4.55000019073486pt"/>
    </style:style>
    <style:style style:name="ce42" style:family="table-cell" style:parent-style-name="Default" style:data-style-name="N100">
      <style:table-cell-properties fo:wrap-option="wrap"/>
      <style:text-properties fo:font-size="10pt" style:font-size-asian="6.5pt" style:font-size-complex="3.70000004768372pt"/>
    </style:style>
    <style:style style:name="ce43"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4"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5" style:family="table-cell" style:parent-style-name="Default" style:data-style-name="N100">
      <style:table-cell-properties fo:wrap-option="wrap"/>
      <style:text-properties fo:font-size="10pt" style:font-size-asian="10pt" style:font-size-complex="10pt"/>
    </style:style>
    <style:style style:name="ce46"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47"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48"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49"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50"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51"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56" style:family="table-cell" style:parent-style-name="Default" style:data-style-name="N100">
      <style:table-cell-properties fo:wrap-option="wrap"/>
      <style:text-properties fo:font-weight="normal" style:font-weight-asian="normal" style:font-weight-complex="normal"/>
    </style:style>
    <style:style style:name="ce57" style:family="table-cell" style:parent-style-name="Default" style:data-style-name="N100">
      <style:table-cell-properties fo:wrap-option="wrap"/>
      <style:text-properties fo:font-size="10pt" style:font-size-asian="8pt" style:font-size-complex="4.59999990463257pt"/>
    </style:style>
    <style:style style:name="ce58" style:family="table-cell" style:parent-style-name="Default" style:data-style-name="N100">
      <style:table-cell-properties fo:wrap-option="wrap"/>
      <style:text-properties fo:font-size="8pt" style:font-size-asian="8pt" style:font-size-complex="8pt"/>
    </style:style>
    <style:style style:name="ce59"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0"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1" style:family="table-cell" style:parent-style-name="Default">
      <style:table-cell-properties style:text-align-source="fix" style:repeat-content="false"/>
      <style:paragraph-properties fo:text-align="end"/>
    </style:style>
    <style:style style:name="ce62"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63"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64" style:family="table-cell" style:parent-style-name="Default" style:data-style-name="N100">
      <style:table-cell-properties fo:wrap-option="wrap"/>
      <style:text-properties fo:language="en" fo:country="US" style:language-asian="en" style:country-asian="US" style:language-complex="en" style:country-complex="US"/>
    </style:style>
    <style:style style:name="ce54"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6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6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68"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69" style:family="table-cell" style:parent-style-name="Default" style:data-style-name="N100">
      <style:table-cell-properties style:text-align-source="fix" style:repeat-content="false" fo:wrap-option="wrap"/>
      <style:paragraph-properties fo:text-align="start"/>
      <style:text-properties fo:font-weight="normal" style:font-weight-asian="bold" style:font-size-complex="5.65000009536743pt" style:font-weight-complex="bold"/>
    </style:style>
    <style:style style:name="ce70"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7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3" style:family="table-cell" style:parent-style-name="Default">
      <style:table-cell-properties style:text-align-source="fix" style:repeat-content="false"/>
      <style:paragraph-properties fo:text-align="start"/>
    </style:style>
    <style:style style:name="ce7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73" style:family="table-cell" style:parent-style-name="Default" style:data-style-name="N100">
      <style:table-cell-properties fo:wrap-option="wrap"/>
      <style:text-properties fo:font-weight="normal" style:font-weight-asian="bold" style:font-size-complex="5.65000009536743pt" style:font-weight-complex="bold"/>
    </style:style>
    <style:style style:name="ce74" style:family="table-cell" style:parent-style-name="Default" style:data-style-name="N100">
      <style:table-cell-properties style:text-align-source="fix" style:repeat-content="false" fo:wrap-option="no-wrap"/>
      <style:paragraph-properties fo:text-align="start"/>
    </style:style>
    <style:style style:name="ce7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80"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1"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T1" style:family="text">
      <style:text-properties style:font-size-complex="5.69999980926514pt"/>
    </style:style>
    <style:style style:name="T2" style:family="text">
      <style:text-properties fo:font-size="10pt" style:font-size-asian="10pt" style:font-size-complex="5.69999980926514pt"/>
    </style:style>
    <style:style style:name="T3" style:family="text">
      <style:text-properties fo:font-weight="bold" style:font-weight-asian="bold" style:font-size-complex="5.69999980926514pt" style:font-weight-complex="bold"/>
    </style:style>
    <style:style style:name="T4" style:family="text">
      <style:text-properties fo:font-weight="normal" style:font-weight-asian="normal" style:font-size-complex="5.69999980926514pt" style:font-weight-complex="normal"/>
    </style:style>
    <style:style style:name="T5" style:family="text">
      <style:text-properties fo:font-weight="bold" style:font-weight-asian="bold"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9" style:family="text">
      <style:text-properties fo:font-size="10pt" fo:font-weight="bold" style:font-size-asian="10pt" style:font-weight-asian="bold" style:font-size-complex="5.69999980926514pt" style:font-weight-complex="bold"/>
    </style:style>
    <style:style style:name="T10" style:family="text">
      <style:text-properties fo:font-weight="normal" style:font-weight-asian="normal" style:font-weight-complex="normal"/>
    </style:style>
    <style:style style:name="T11" style:family="text">
      <style:text-properties fo:font-size="10pt" fo:font-weight="normal" style:font-size-asian="10pt" style:font-weight-asian="normal" style:font-size-complex="5.69999980926514pt" style:font-weight-complex="normal"/>
    </style:style>
    <style:style style:name="T7" style:family="text">
      <style:text-properties style:text-position="super 58%"/>
    </style:style>
    <style:style style:name="T12" style:family="text">
      <style:text-properties style:text-position="super 58%" style:font-size-complex="5.69999980926514pt"/>
    </style:style>
    <style:style style:name="T30"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31"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14"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15" style:family="text">
      <style:text-properties style:font-size-asian="10pt" style:font-size-complex="5.69999980926514pt"/>
    </style:style>
    <style:style style:name="T16" style:family="text">
      <style:text-properties style:font-size-asian="6.5pt" style:font-size-complex="3.70000004768372pt"/>
    </style:style>
    <style:style style:name="T17" style:family="text">
      <style:text-properties fo:font-weight="bold" style:font-size-asian="6.5pt" style:font-weight-asian="bold" style:font-size-complex="3.70000004768372pt" style:font-weight-complex="bold"/>
    </style:style>
    <style:style style:name="T18"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font-size-asian="8pt" style:font-size-complex="4.59999990463257pt"/>
    </style:style>
    <style:style style:name="T19"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0"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1" style:family="text">
      <style:text-properties style:font-size-asian="4.5pt" style:font-size-complex="2.59999990463257pt"/>
    </style:style>
    <style:style style:name="T22" style:family="text">
      <style:text-properties fo:font-weight="bold" style:font-size-asian="8pt" style:font-weight-asian="bold" style:font-size-complex="4.59999990463257pt" style:font-weight-complex="bold"/>
    </style:style>
    <style:style style:name="T23" style:family="text">
      <style:text-properties fo:font-size="10pt" style:font-size-asian="10pt" style:font-size-complex="10pt"/>
    </style:style>
    <style:style style:name="T24" style:family="text">
      <style:text-properties fo:font-size="10pt" fo:font-style="normal" fo:font-weight="bold" style:font-size-asian="10pt" style:font-style-asian="normal" style:font-weight-asian="bold" style:font-size-complex="10pt" style:font-style-complex="normal"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2pt" style:font-size-complex="5.69999980926514pt"/>
    </style:style>
    <style:style style:name="T32"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33"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style:style style:name="T27" style:family="text">
      <style:text-properties style:font-weight-asian="bold" style:font-size-complex="5.69999980926514pt" style:font-weight-complex="bold"/>
    </style:style>
    <style:style style:name="T2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29"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34" style:family="text">
      <style:text-properties fo:font-weight="bold" style:font-size-asian="10pt" style:font-weight-asian="bold" style:font-size-complex="5.69999980926514pt" style:font-weight-complex="bold"/>
    </style:style>
    <style:style style:name="T35" style:family="text">
      <style:text-properties style:font-size-complex="5.69999980926514pt"/>
    </style:style>
    <style:style style:name="T36" style:family="text">
      <style:text-properties fo:font-weight="bold" style:font-weight-asian="bold" style:font-size-complex="5.69999980926514pt" style:font-weight-complex="bold"/>
    </style:style>
    <style:style style:name="T37" style:family="text">
      <style:text-properties fo:font-size="10pt" style:font-size-asian="10pt" style:font-size-complex="5.69999980926514pt"/>
    </style:style>
    <style:style style:name="T38" style:family="text">
      <style:text-properties fo:font-size="12pt"/>
    </style:style>
    <style:style style:name="T39" style:family="text">
      <style:text-properties fo:font-size="10pt" style:font-size-asian="10pt" style:font-size-complex="5.69999980926514pt"/>
    </style:style>
    <style:style style:name="T40" style:family="text">
      <style:text-properties style:font-size-complex="5.69999980926514pt"/>
    </style:style>
    <style:style style:name="T41" style:family="text">
      <style:text-properties fo:font-weight="bold" style:font-weight-asian="bold" style:font-size-complex="5.69999980926514pt" style:font-weight-complex="bold"/>
    </style:style>
    <style:style style:name="T42" style:family="text">
      <style:text-properties style:font-weight-asian="bold" style:font-size-complex="5.69999980926514pt" style:font-weight-complex="bold"/>
    </style:style>
    <style:style style:name="T43" style:family="text">
      <style:text-properties fo:font-size="11pt" fo:font-weight="bold" style:font-size-asian="11pt" style:font-weight-asian="bold" style:font-size-complex="11pt" style:font-weight-complex="bold"/>
    </style:style>
    <style:style style:name="T44"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5" style:family="text">
      <style:text-properties fo:font-size="10pt" fo:font-weight="bold" style:font-size-asian="10pt" style:font-weight-asian="bold" style:font-size-complex="5.69999980926514pt" style:font-weight-complex="bold"/>
    </style:style>
    <style:style style:name="T46" style:family="text">
      <style:text-properties fo:font-size="10pt" fo:font-weight="bold" style:font-size-asian="10pt" style:font-weight-asian="bold" style:font-size-complex="5.69999980926514pt" style:font-weight-complex="bold"/>
    </style:style>
    <style:style style:name="T47" style:family="text">
      <style:text-properties fo:font-weight="normal" style:font-weight-asian="normal" style:font-size-complex="5.69999980926514pt" style:font-weight-complex="normal"/>
    </style:style>
    <style:style style:name="T48" style:family="text">
      <style:text-properties fo:font-size="10pt" style:font-size-asian="10pt" style:font-weight-asian="bold" style:font-size-complex="5.69999980926514pt" style:font-weight-complex="bold"/>
    </style:style>
    <style:style style:name="T49" style:family="text">
      <style:text-properties fo:font-size="6.5pt" style:font-size-asian="6.5pt" style:font-size-complex="3.70000004768372pt"/>
    </style:style>
    <style:style style:name="T50" style:family="text">
      <style:text-properties style:text-position="super 58%" fo:font-size="6.5pt" style:font-size-asian="6.5pt" style:font-size-complex="3.70000004768372pt"/>
    </style:style>
    <style:style style:name="T51" style:family="text">
      <style:text-properties style:text-position="super 58%" fo:font-size="10pt" style:font-size-asian="10pt" style:font-size-complex="5.69999980926514pt"/>
    </style:style>
    <style:style style:name="T52" style:family="text">
      <style:text-properties style:text-position="super 58%" fo:font-weight="bold" style:font-weight-asian="bold" style:font-size-complex="5.69999980926514pt" style:font-weight-complex="bold"/>
    </style:style>
  </office:automatic-styles>
  <office:body>
    <office:spreadsheet>
      <table:table table:name="War before pg. 277"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2"/>
        <table:table-column table:style-name="co6" table:default-cell-style-name="ce2"/>
        <table:table-column table:style-name="co7" table:number-columns-repeated="1018" table:default-cell-style-name="Default"/>
        <table:table-row table:style-name="ro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6" office:value-type="string">
            <text:p><text:span text:style-name="T1">Calvin Gordon was a Captain in the US Army in Spain (Spanish-American war). <text:s/></text:span><text:span text:style-name="T2"><text:s/>Robert’s </text:span><text:span text:style-name="T1">own father went </text:span><text:span text:style-name="T1">with Colonel Roosevelt and became a Captain in the Spanish-American War in 1898. <text:s/>Ralph born in 1898, </text:span><text:span text:style-name="T1">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7"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9"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9" office:value-type="string">
            <text:p><text:span text:style-name="T1"><text:s/></text:span><text:span text:style-name="T1">His brother </text:span><text:span text:style-name="T3">Ralph had just returned from France, where he had met with many obstacles in the war</text:span><text:span text:style-name="T1"> </text:span><text:span text:style-name="T1">but had received no serious injury. Robert went home for a rest after the accident. He had many </text:span><text:span text:style-name="T1">disagreements and fights with his older brother, and it seemed to be impossible to get along. All of the </text:span><text:span text:style-name="T1">trouble occurred over the fact that 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9"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text:span><text:span text:style-name="T3">coming wars</text:span><text:span text:style-name="T1">. Through my study of the Bible, I have determined the major and minor time factors which </text:span><text:span text:style-name="T1">repeat in the history of nations, men and 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9"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8">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 office:value-type="string">
            <text:p><text:span text:style-name="T1"><text:s/></text:span><text:span text:style-name="T1">Robert said, “I have made a great study of wars in the past and how conditions changed; how at one time </text:span><text:span text:style-name="T1">Spain was the mistress of the seas and later Rome was the controlling nation; then England ruled the waves </text:span><text:span text:style-name="T1">and London was the banking center of the world. Then came the great</text:span></text:p>
            <text:p><text:span text:style-name="T1">war in 1914 which changed everything. England lost control of the seas. She lost her power as the great </text:span><text:span text:style-name="T1">banking nation of the world. The gold supply of the world flowed rapidly to the United States and in the dark </text:span><text:span text:style-name="T1">days of 1917, when England and France, after being deserted</text:span><text:span text:style-name="T2"> by Russia, were fighting with their backs to </text:span><text:span text:style-name="T2">the wall, </text:span><text:span text:style-name="T1">the United States, the land of love and liberty, came to the rescue, helped to defeat the Germans </text:span><text:span text:style-name="T1">and saved England and France. At that time they were seemingly very grateful, but after the war conditions </text:span><text:span text:style-name="T1">changed. The United States was no longer in debt to foreign countries but was now the banking nation of the </text:span><text:span text:style-name="T1">world and the foreign countries owed large sums of money to the United States. This country has continued </text:span><text:span text:style-name="T1">to prosper since the war, the gold supply of the world now rests here. Our former friends have become </text:span><text:span text:style-name="T1">jealous of the prosperity we enjoy and the power that we now hold in financial affairs which once belonged to</text:span></text:p>
            <text:p><text:span text:style-name="T1">England. Some of the foreign countries do not want to pay their obligations and this jealousy can lead to </text:span><text:span text:style-name="T1">nothing else but war, as it always has in the past. I hope to be ready when that war comes with my great </text:span><text:span text:style-name="T1">airplane, and other inventions to help defend my country and later promote a lasting peace based on love </text:span><text:span text:style-name="T1">and goodwill. The United States began as a land of liberty and has always set an example for the balance of </text:span><text:span text:style-name="T1">the world and I hope to see the day when our country will take the lead in establishing universal peace and </text:span><text:span text:style-name="T1">the brotherhood of man. Captain Lindberg’s flight confirms my studies and forecasts of the future. Aviation </text:span><text:span text:style-name="T1">will be developed rapidly and nations will want to try these new discoveries and inventions to conquer other </text:span><text:span text:style-name="T1">nations, and war is inevitable. The Bible prophets foretold it, and my studies of the cycle theory also indicate </text:span><text:span text:style-name="T1">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10"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2"/>
          <table:table-cell table:style-name="ce14"/>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10" office:value-type="string">
            <text:p><text:s/>Robert and Walter were making money rapidly in the cotton market. The <text:span text:style-name="T5">war clouds were gathering and </text:span><text:span text:style-name="T5">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10">
          <table:table-cell table:style-name="ce4" office:value-type="string">
            <text:p>20</text:p>
          </table:table-cell>
          <table:table-cell table:style-name="ce4" office:value-type="string">
            <text:p>243</text:p>
          </table:table-cell>
          <table:table-cell table:style-name="ce5" office:value-type="string">
            <text:p>Latter part of Feburary 1929</text:p>
          </table:table-cell>
          <table:table-cell/>
          <table:table-cell table:style-name="ce11" office:value-type="string">
            <text:p><text:span text:style-name="T1">RG at the Aviators' Costume Ball to take place in the Hotel Lafayette: </text:span><text:span text:style-name="T2"><text:s/>Aviators were there from all over the </text:span><text:span text:style-name="T1">world. They had come for the great convention. </text:span><text:span text:style-name="T3">Each country was competing for the grand prize for the </text:span><text:span text:style-name="T3">most efficient airplane and the best one suited for war purposes. </text:span><text:span text:style-name="T1">They asked Robert if he did not have </text:span><text:span text:style-name="T1">a plane to enter or if he could not demonstrate something with "The St. Marie." He told them that his health </text:span><text:span text:style-name="T1">was not good and that he was not interested in entering a plane at this time. The ballroom was decorated </text:span><text:span text:style-name="T1">with everything connected with airplanes. Miniature planes were flying around the room, circling up and </text:span><text:span text:style-name="T1">down from the ceilings. It was a gorgeous display and while it was dazzling to others, Robert paid very little </text:span><text:span text:style-name="T1">attention to it. His friends, in order to please him and get him interested, had the radio tuned into New York </text:span><text:span text:style-name="T1">and were getting music from the Biltmore. The dance started.</text:span></text:p>
          </table:table-cell>
          <table:table-cell table:style-name="ce4" table:number-columns-repeated="1019"/>
        </table:table-row>
        <table:table-row table:style-name="ro10" table:number-rows-repeated="23">
          <table:table-cell table:style-name="ce4" table:number-columns-repeated="3"/>
          <table:table-cell/>
          <table:table-cell table:style-name="ce12"/>
          <table:table-cell table:style-name="ce4" table:number-columns-repeated="1019"/>
        </table:table-row>
        <table:table-row table:style-name="ro10" table:number-rows-repeated="4">
          <table:table-cell table:number-columns-repeated="4"/>
          <table:table-cell table:style-name="ce13"/>
          <table:table-cell table:number-columns-repeated="1019"/>
        </table:table-row>
        <table:table-row table:style-name="ro10" table:number-rows-repeated="1048534">
          <table:table-cell table:number-columns-repeated="1024"/>
        </table:table-row>
        <table:table-row table:style-name="ro10">
          <table:table-cell table:number-columns-repeated="1024"/>
        </table:table-row>
      </table:table>
      <table:table table:name="War events" table:style-name="ta1" table:print="false">
        <table:table-column table:style-name="co8" table:default-cell-style-name="ce17"/>
        <table:table-column table:style-name="co9" table:default-cell-style-name="ce17"/>
        <table:table-column table:style-name="co10" table:default-cell-style-name="ce3"/>
        <table:table-column table:style-name="co11" table:default-cell-style-name="ce21"/>
        <table:table-column table:style-name="co12" table:default-cell-style-name="ce4"/>
        <table:table-column table:style-name="co13"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5"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22"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5"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5" table:number-columns-repeated="1018"/>
        </table:table-row>
        <table:table-row table:style-name="ro11">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and days referred to in </text:span><text:span text:style-name="T1">Daniel’s prophecies. Calculated that from </text:span><text:span text:style-name="T3">March, 1931</text:span><text:span text:style-name="T1">, until the end of </text:span><text:span text:style-name="T3">June, 1932</text:span><text:span text:style-name="T1">, would be troublesome </text:span><text:span text:style-name="T1">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5" table:number-columns-repeated="1018"/>
        </table:table-row>
        <table:table-row table:style-name="ro12">
          <table:table-cell table:style-name="ce16" office:value-type="string">
            <text:p>19</text:p>
          </table:table-cell>
          <table:table-cell table:style-name="ce16" office:value-type="string">
            <text:p>223</text:p>
          </table:table-cell>
          <table:table-cell table:style-name="ce18" office:value-type="string">
            <text:p>A few days before Christmas, 1927</text:p>
          </table:table-cell>
          <table:table-cell table:style-name="ce16"/>
          <table:table-cell table:style-name="ce23" office:value-type="string">
            <text:p><text:span text:style-name="T1"><text:s/></text:span><text:span text:style-name="T1">A few days before Christmas there was a big decline in the stock market. All kinds of unfavorable rumors </text:span><text:span text:style-name="T1">were afloat. Business conditions were bad. </text:span><text:span text:style-name="T3">War clouds were gathering thick in Europe.</text:span><text:span text:style-name="T1"> Newspapers </text:span><text:span text:style-name="T1">talked of the uncertainties in the new year due to the coming presidential election. The public had lost </text:span><text:span text:style-name="T1">confidence and were selling stocks. Robert decided that this was the time to cash in so he covered a big line </text:span><text:span text:style-name="T1">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5" table:number-columns-repeated="1018"/>
        </table:table-row>
        <table:table-row table:style-name="ro13">
          <table:table-cell table:style-name="ce4" office:value-type="string">
            <text:p>19</text:p>
          </table:table-cell>
          <table:table-cell table:style-name="ce4" office:value-type="string">
            <text:p>224</text:p>
          </table:table-cell>
          <table:table-cell table:style-name="ce19" office:value-type="string">
            <text:p>The <text:span text:style-name="T6">early part of 1928 </text:span></text:p>
          </table:table-cell>
          <table:table-cell table:style-name="ce4"/>
          <table:table-cell table:style-name="ce23" office:value-type="string">
            <text:p><text:span text:style-name="T1"><text:s/></text:span><text:span text:style-name="T1">In the early part of 1928 Robert calculated that </text:span><text:span text:style-name="T3">war was inevitable between England and Russia</text:span><text:span text:style-name="T1">. He </text:span><text:span text:style-name="T1">figured that the </text:span><text:span text:style-name="T3">war would start not later than the summer </text:span><text:span text:style-name="T1">and that many nations would be involved and </text:span><text:span text:style-name="T1">that later an attack on the United States would come. His first airplane was now completed, -- a small one </text:span><text:span text:style-name="T1">according to the plan laid down by Ezekiel in the Bible.</text:span></text:p>
          </table:table-cell>
          <table:table-cell table:style-name="ce4"/>
          <table:table-cell table:style-name="ce14" table:number-columns-repeated="1018"/>
        </table:table-row>
        <table:table-row table:style-name="ro14">
          <table:table-cell table:style-name="ce4" office:value-type="string">
            <text:p>20</text:p>
          </table:table-cell>
          <table:table-cell table:style-name="ce4" office:value-type="string">
            <text:p>237</text:p>
          </table:table-cell>
          <table:table-cell table:style-name="ce19" office:value-type="string">
            <text:p>Approaching the end of 1928</text:p>
          </table:table-cell>
          <table:table-cell table:style-name="ce4"/>
          <table:table-cell table:style-name="ce24" office:value-type="string">
            <text:p><text:span text:style-name="T1">As the end of 1928 neared, war was already raging in Europe. </text:span><text:span text:style-name="T3">England and Russia had already</text:span></text:p>
            <text:p><text:span text:style-name="T3">gone to war</text:span><text:span text:style-name="T1"> as Robert had predicted. </text:span><text:span text:style-name="T3">Complications were developing quick and fast and war clouds </text:span><text:span text:style-name="T3">were gathering</text:span><text:span text:style-name="T1">. Robert knew that it was only a question of a short time when the United States with all of its </text:span><text:span text:style-name="T1">gold supply, would be attacked and there would be a great battle in the air. Great progress had been made </text:span><text:span text:style-name="T1">in aviation. </text:span><text:span text:style-name="T3">Airplanes were carrying mail at the rate of 300 miles per hour. </text:span><text:span text:style-name="T1">Passenger lines were now </text:span><text:span text:style-name="T1">starting all over the United States. "Marie the Angel of Mercy," Robert's great ship, was rapidly nearing </text:span><text:span text:style-name="T1">completion.</text:span></text:p>
          </table:table-cell>
          <table:table-cell table:style-name="ce4"/>
          <table:table-cell table:style-name="ce14"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10">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ext:span><text:span text:style-name="T2">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10" table:number-rows-repeated="1048565">
          <table:table-cell table:number-columns-repeated="1024"/>
        </table:table-row>
        <table:table-row table:style-name="ro10">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26" office:value-type="string">
            <text:p>Chapter</text:p>
          </table:table-cell>
          <table:table-cell table:style-name="ce26"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5"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7"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5"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4"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5" table:number-columns-repeated="1018"/>
        </table:table-row>
        <table:table-row table:style-name="ro15">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4"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5" table:number-columns-repeated="1018"/>
        </table:table-row>
        <table:table-row table:style-name="ro4">
          <table:table-cell office:value-type="string">
            <text:p>19</text:p>
          </table:table-cell>
          <table:table-cell office:value-type="string">
            <text:p>233</text:p>
          </table:table-cell>
          <table:table-cell office:value-type="string">
            <text:p>Fall of 1928</text:p>
          </table:table-cell>
          <table:table-cell/>
          <table:table-cell office:value-type="string">
            <text:p>RG and Walter completed an invention of Sun-mirrors (Demon of Death).</text:p>
          </table:table-cell>
          <table:table-cell table:number-columns-repeated="1019"/>
        </table:table-row>
        <table:table-row table:style-name="ro4" table:number-rows-repeated="1048570">
          <table:table-cell table:number-columns-repeated="1024"/>
        </table:table-row>
        <table:table-row table:style-name="ro4">
          <table:table-cell table:number-columns-repeated="1024"/>
        </table:table-row>
      </table:table>
      <table:table table:name="RG health, personalities, events" table:style-name="ta1" table:print="false">
        <table:table-column table:style-name="co14" table:default-cell-style-name="ce17"/>
        <table:table-column table:style-name="co15" table:default-cell-style-name="ce17"/>
        <table:table-column table:style-name="co16" table:default-cell-style-name="ce3"/>
        <table:table-column table:style-name="co17" table:default-cell-style-name="ce3"/>
        <table:table-column table:style-name="co18" table:default-cell-style-name="ce12"/>
        <table:table-column table:style-name="co19" table:default-cell-style-name="ce4"/>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26" office:value-type="string">
            <text:p>Timestamp given</text:p>
          </table:table-cell>
          <table:table-cell table:style-name="ce1" office:value-type="string">
            <text:p>Actual timestamp</text:p>
          </table:table-cell>
          <table:table-cell table:style-name="ce34" office:value-type="string">
            <text:p>Event</text:p>
          </table:table-cell>
          <table:table-cell table:style-name="ce1" office:value-type="string">
            <text:p>Notes/Comments</text:p>
          </table:table-cell>
          <table:table-cell table:style-name="ce25" table:number-columns-repeated="1018"/>
        </table:table-row>
        <table:table-row table:style-name="ro5">
          <table:table-cell table:style-name="ce27" office:value-type="string">
            <text:p>2</text:p>
          </table:table-cell>
          <table:table-cell table:style-name="ce27" office:value-type="string">
            <text:p>6</text:p>
          </table:table-cell>
          <table:table-cell table:style-name="ce28" office:value-type="string">
            <text:p>Spring 1913</text:p>
          </table:table-cell>
          <table:table-cell table:style-name="ce33"/>
          <table:table-cell table:style-name="ce35" office:value-type="string">
            <text:p><text:span text:style-name="T1">Robert suffers from </text:span><text:span text:style-name="T3">severe illness</text:span><text:span text:style-name="T1">.</text:span><text:span text:style-name="T2"> For a few months his life was despaired </text:span><text:span text:style-name="T1">of, but he quickly recovered.</text:span></text:p>
          </table:table-cell>
          <table:table-cell table:style-name="ce33"/>
          <table:table-cell table:style-name="ce51" table:number-columns-repeated="1018"/>
        </table:table-row>
        <table:table-row table:style-name="ro5">
          <table:table-cell table:style-name="ce27" office:value-type="string">
            <text:p>2</text:p>
          </table:table-cell>
          <table:table-cell table:style-name="ce27" office:value-type="string">
            <text:p>6-7</text:p>
          </table:table-cell>
          <table:table-cell table:style-name="ce28" office:value-type="string">
            <text:p>A few months after Spring 1913</text:p>
          </table:table-cell>
          <table:table-cell table:style-name="ce33"/>
          <table:table-cell table:style-name="ce36" office:value-type="string">
            <text:p><text:span text:style-name="T1">Fishing trip to Spirit Lake. <text:s/>Story of Spirit Lake which </text:span><text:span text:style-name="T2">old Moses told him </text:span><text:span text:style-name="T1">about the spirit walking on the </text:span><text:span text:style-name="T1">water.</text:span></text:p>
          </table:table-cell>
          <table:table-cell table:style-name="ce33" office:value-type="string">
            <text:p>Full moon Pisces/Virgo on Sept 15. 1913.</text:p>
          </table:table-cell>
          <table:table-cell table:style-name="ce51" table:number-columns-repeated="1018"/>
        </table:table-row>
        <table:table-row table:style-name="ro4">
          <table:table-cell table:style-name="ce27" office:value-type="string">
            <text:p>2</text:p>
          </table:table-cell>
          <table:table-cell table:style-name="ce27" office:value-type="string">
            <text:p>7</text:p>
          </table:table-cell>
          <table:table-cell table:style-name="ce28" office:value-type="string">
            <text:p>1914</text:p>
          </table:table-cell>
          <table:table-cell table:style-name="ce33"/>
          <table:table-cell table:style-name="ce36" office:value-type="string">
            <text:p>RG takes great interest in the war.</text:p>
          </table:table-cell>
          <table:table-cell table:style-name="ce33" office:value-type="string">
            <text:p>Referring to WWI?</text:p>
          </table:table-cell>
          <table:table-cell table:style-name="ce51" table:number-columns-repeated="1018"/>
        </table:table-row>
        <table:table-row table:style-name="ro6">
          <table:table-cell table:style-name="ce27" office:value-type="string">
            <text:p>2</text:p>
          </table:table-cell>
          <table:table-cell table:style-name="ce27" office:value-type="string">
            <text:p>9</text:p>
          </table:table-cell>
          <table:table-cell table:style-name="ce28" office:value-type="string">
            <text:p>No date given, but between 1914 and 1917</text:p>
          </table:table-cell>
          <table:table-cell table:style-name="ce33"/>
          <table:table-cell table:style-name="ce36"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3"/>
          <table:table-cell table:style-name="ce51" table:number-columns-repeated="1018"/>
        </table:table-row>
        <table:table-row table:style-name="ro9">
          <table:table-cell table:style-name="ce27" office:value-type="string">
            <text:p>2</text:p>
          </table:table-cell>
          <table:table-cell table:style-name="ce27" office:value-type="string">
            <text:p>9</text:p>
          </table:table-cell>
          <table:table-cell table:style-name="ce28" office:value-type="string">
            <text:p>No date given, but between 1914 and 1917</text:p>
          </table:table-cell>
          <table:table-cell table:style-name="ce33"/>
          <table:table-cell table:style-name="ce36"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9"> rebelled.</text:span></text:p>
          </table:table-cell>
          <table:table-cell table:style-name="ce33"/>
          <table:table-cell table:style-name="ce51"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Army and go to war</text:span><text:span text:style-name="T10">.</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1"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0">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16">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office:value-type="string">
            <text:p><text:s/></text:p>
          </table:table-cell>
          <table:table-cell table:number-columns-repeated="1018"/>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1">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10"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5">
          <table:table-cell office:value-type="string">
            <text:p>3</text:p>
          </table:table-cell>
          <table:table-cell office:value-type="string">
            <text:p>23</text:p>
          </table:table-cell>
          <table:table-cell office:value-type="string">
            <text:p>June 1921</text:p>
          </table:table-cell>
          <table:table-cell/>
          <table:table-cell table:style-name="ce10"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10"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10"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10"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10"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10"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0"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11" office:value-type="string">
            <text:p><text:span text:style-name="T1">RG's father dies suddenly. <text:s/>RG leaves his position [with Mr. Kennelworth], </text:span><text:span text:style-name="T2">and returns to the farm. <text:s text:c="2"/>He </text:span><text:span text:style-name="T2">encountered the usual obstacles and </text:span><text:span text:style-name="T9">opposition from his brother</text:span><text:span text:style-name="T2">, because he knew nothing about farming </text:span><text:span text:style-name="T2">and of course did not like it. The result was that he put all of his savings into helping to make the crop. While </text:span><text:span text:style-name="T2">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0" office:value-type="string">
            <text:p><text:span text:style-name="T1"><text:s/></text:span><text:span text:style-name="T1">Robert became very jealous and after the party had a quarrel with Marie. Then followed long</text:span><text:span text:style-name="T2"> </text:span><text:span text:style-name="T9">weeks of </text:span><text:span text:style-name="T9">agony</text:span><text:span text:style-name="T2">. Many letters passed between Robert </text:span><text:span text:style-name="T1">and Marie. When the end of August [1926] drew near and </text:span><text:span text:style-name="T1">Robert knew that Marie was to return to school soon, he was anxious to make up before she went away, and </text:span><text:span text:style-name="T1">wrote a letter to her saying he was </text:span><text:span text:style-name="T3">sad</text:span><text:span text:style-name="T1">.</text:span></text:p>
          </table:table-cell>
          <table:table-cell table:number-columns-repeated="1019"/>
        </table:table-row>
        <table:table-row table:style-name="ro3">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9"><text:s/></text:span><text:span text:style-name="T11">Following her return to school, </text:span><text:span text:style-name="T11">Robert spent </text:span><text:span text:style-name="T9">many long weeks of anxiety, becoming very blue and dejected. <text:s/></text:span><text:span text:style-name="T11">Many letters passed </text:span><text:span text:style-name="T11">between them. <text:s/>Finally RG sends Marie a farewell letter. <text:s/>Robert becomes very despondent and no longer </text:span><text:span text:style-name="T11">takes an interest in his work.</text:span></text:p>
          </table:table-cell>
          <table:table-cell table:number-columns-repeated="1019"/>
        </table:table-row>
        <table:table-row table:style-name="ro17">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0" office:value-type="string">
            <text:p><text:span text:style-name="T1"><text:s/></text:span><text:span text:style-name="T1">Meeting with Marie to make up with her: On a beautiful </text:span><text:span text:style-name="T3">sunshiny</text:span><text:span text:style-name="T1"> Saturday afternoon on the</text:span></text:p>
            <text:p><text:span text:style-name="T1">23rd of October, 1926, as the </text:span><text:span text:style-name="T3">train</text:span><text:span text:style-name="T1"> wended its way across the prairies for Sherman, Texas, Robert kept </text:span><text:span text:style-name="T1">watching out of the car window, his face beaming with smiles as he thought of his meeting with Marie. </text:span><text:span text:style-name="T3">He </text:span><text:span text:style-name="T3">counted every turn of the wheels because he knew they were bringing him closer to her. </text:span><text:span text:style-name="T4"><text:s/>After he </text:span><text:span text:style-name="T4">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29" office:value-type="string">
            <text:p><text:s/>Christmas, 1926</text:p>
          </table:table-cell>
          <table:table-cell/>
          <table:table-cell table:style-name="ce10" office:value-type="string">
            <text:p><text:span text:style-name="T1">RG was the</text:span><text:span text:style-name="T3"> happiest that he had ever known</text:span><text:span text:style-name="T1"> and wanting Marie to share it with him he</text:span></text:p>
            <text:p><text:span text:style-name="T3">sent her a beautiful ring</text:span><text:span text:style-name="T1">, wrote her that he had saved his money and was now in position to buy it. The </text:span><text:span text:style-name="T3">diamond</text:span><text:span text:style-name="T1">, he said, represented purity, firmness and faith and symbolized all those things in her and his great </text:span><text:span text:style-name="T1">trust in her. He told her that he was</text:span><text:span text:style-name="T3"> anxious to get in shape to go to New York</text:span><text:span text:style-name="T1"> to continue his studies, and </text:span><text:span text:style-name="T1">work and make money and be near his old chum, Walter, who had always been a </text:span><text:span text:style-name="T4">great comfort to him and </text:span><text:span text:style-name="T4">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16">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7">th</text:span> [1927] was the greatest week in RG's life up to that time. <text:s/></text:p>
          </table:table-cell>
          <table:table-cell office:value-type="string">
            <text:p>May 7, 1927 is a Saturday.</text:p>
          </table:table-cell>
          <table:table-cell table:number-columns-repeated="1018"/>
        </table:table-row>
        <table:table-row table:style-name="ro17">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he contemplated </text:span><text:span text:style-name="T1">flights of the airplanes from New York across the Atlantic, and he wanted to be in New York by his birthday in </text:span><text:span text:style-name="T1">June, 1927, because he figured by that time the airplanes would have crossed the Atlantic and there </text:span><text:span text:style-name="T2"><text:s/>would </text:span><text:span text:style-name="T2">be great excitement in New York. He wished to </text:span><text:span text:style-name="T1">be there and get all the information he could about airplanes, </text:span><text:span text:style-name="T1">because he wanted to start building his own just as soon as he had money enough and felt that he could do </text:span><text:span text:style-name="T1">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decided to go to New </text:span><text:span text:style-name="T1">York within a few weeks, they would make arrangements to elope and be married in St. Louis on their arrival </text:span><text:span text:style-name="T1">there.</text:span></text:p>
          </table:table-cell>
          <table:table-cell table:number-columns-repeated="1019"/>
        </table:table-row>
        <table:table-row table:style-name="ro18">
          <table:table-cell office:value-type="string">
            <text:p>10</text:p>
          </table:table-cell>
          <table:table-cell office:value-type="string">
            <text:p>105</text:p>
          </table:table-cell>
          <table:table-cell office:value-type="string">
            <text:p>May 21, 1927</text:p>
          </table:table-cell>
          <table:table-cell/>
          <table:table-cell table:style-name="ce37" office:value-type="string">
            <text:p><text:span text:style-name="T1">May 21</text:span><text:span text:style-name="T12">st</text:span><text:span text:style-name="T1"> was a red-letter day in the life of Robert Gordon. Wheat, corn and cotton all advanced to the </text:span><text:span text:style-name="T1">highest levels of the season. Robert had read reports in the paper that Charles A. Lindbergh had started on </text:span><text:span text:style-name="T1">his lone flight from New York to Paris. <text:s/></text:span><text:span text:style-name="T2"><text:s/>He </text:span><text:span text:style-name="T1">went down to the telegraph office in the afternoon to inquire if </text:span><text:span text:style-name="T1">there was any news about the success of Lindbergh's flight. The operator said that nothing had come over </text:span><text:span text:style-name="T1">the wire yet, but there had been a report that Lindbergh had passed over Ireland early that morning. Robert </text:span><text:span text:style-name="T1">waited in the telegraph office until about 5 P.M. when a flash came over the wire that Lindbergh had landed </text:span><text:span text:style-name="T1">in Paris. This fired Robert's enthusiasm, and he was very much excited. Right then and there decided that </text:span><text:span text:style-name="T1">he was going to New York in the very near future and start to build an airplane according to his own plans. </text:span><text:span text:style-name="T1">He went immediately to the home of Mr. Kennelworth and told him about his plans and desire to go to New </text:span><text:span text:style-name="T1">York just as soon as possible. Mr. Kennelworth was also very enthusiastic about Lindbergh's flight across the </text:span><text:span text:style-name="T1">Atlantic, and told Robert that he contemplated going to New York to be there for the reception when </text:span><text:span text:style-name="T1">Lindbergh returned, and that he wanted to visit Walter and 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1927, was the </text:span><text:span text:style-name="T1">greatest day in history. Lindbergh, the lone aviator, crossed the Atlantic and landed safely in Paris. Wheat, </text:span><text:span text:style-name="T1">corn and cotton went up and we made more money. Profits are piling up fast, and I will soon have plenty of </text:span><text:span text:style-name="T1">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10" office:value-type="string">
            <text:p><text:span text:style-name="T1"><text:s/></text:span><text:span text:style-name="T1">Robert said that on June 9th, he would be 21 years of age, and on that day he wanted to be married and </text:span><text:span text:style-name="T1">start on his career as a real man. <text:s/></text:span><text:span text:style-name="T2"><text:s/>He wanted to go </text:span><text:span text:style-name="T1">back to Texarkana after the holidays, wind up his affairs </text:span><text:span text:style-name="T1">and get ready to go to New York. Wanted her to go with him, starting Saturday, June 4th, so they would </text:span><text:span text:style-name="T1">arrive on Sunday, 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elope, that Marie would </text:span><text:span text:style-name="T1">leave from Dallas on the "Sunshine Special" in the afternoon of June 4th. She was to keep her plans </text:span><text:span text:style-name="T1">absolutely secret and Robert was to board the same train that night at Texarkana, and after the train was out </text:span><text:span text:style-name="T1">of Texarkana, he was to find her, go on to St. Louis together, be married there on Sunday morning, and </text:span><text:span text:style-name="T1">leave Sunday noon for New York. <text:s/></text:span><text:span text:style-name="T2"><text:s/>It was the most interesting and pleasant Sunday that </text:span><text:span text:style-name="T1">they had ever spent </text:span><text:span text:style-name="T1">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0">
          <table:table-cell office:value-type="string">
            <text:p>10</text:p>
          </table:table-cell>
          <table:table-cell office:value-type="string">
            <text:p>111</text:p>
          </table:table-cell>
          <table:table-cell table:style-name="ce30" office:value-type="string">
            <text:p>Monday “forenoon”, May 30, 1927</text:p>
          </table:table-cell>
          <table:table-cell/>
          <table:table-cell table:style-name="ce10" office:value-type="string">
            <text:p><text:span text:style-name="T1"><text:s/></text:span><text:span text:style-name="T1">Monday forenoon Robert spent with Marie. <text:s text:c="2"/>Robert talked of the great feat of Lindbergh and of</text:span></text:p>
            <text:p><text:span text:style-name="T1">the honors that he would receive from the foreign countries, and told Marie what a great time they would </text:span><text:span text:style-name="T1">have, as Mr. Kennelworth was going to New York and they would all be there at the great reception when </text:span><text:span text:style-name="T1">Lindbergh returned. He said good-bye to her on Monday afternoon and started back for Texarkana, knowing </text:span><text:span text:style-name="T1">that the next time he would meet her, would be on board the train for St. Louis, where she would become his </text:span><text:span text:style-name="T1">wife. </text:span><text:span text:style-name="T2"><text:s/>From that time on, Robert counted the minutes, in </text:span><text:span text:style-name="T1">anticipation of the great happiness of the following </text:span><text:span text:style-name="T1">Sunday when they would be married in St. Louis. He was strongly attracted to St. Louis because Lindbergh </text:span><text:span text:style-name="T1">had left from there in the "Spirit of St. Louis," on his 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arrange </text:span><text:span text:style-name="T1">to go to New </text:span><text:span text:style-name="T1">York about the 11th of June and was sorry that he couldn't make the trip with Marie and Robert and see </text:span><text:span text:style-name="T1">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7">th</text:span>, 1927</text:p>
          </table:table-cell>
          <table:table-cell/>
          <table:table-cell office:value-type="string">
            <text:p>RG would have everything in cash and ready to make a new start after the honey moon. <text:s/>“<text:span text:style-name="T2"> He handed </text:span><text:span text:style-name="T2">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7">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7">th</text:span>, 1927</text:p>
          </table:table-cell>
          <table:table-cell/>
          <table:table-cell table:style-name="ce10" office:value-type="string">
            <text:p><text:span text:style-name="T3">Marie goes to Dallas that afternoon on the "Sunshine Special,"</text:span><text:span text:style-name="T1"> and after the train pulled out of </text:span><text:span text:style-name="T1">Texarkana, he would find her on board. <text:s/></text:span><text:span text:style-name="T2"><text:s/>RG was to keep everything quiet and not let anybody </text:span><text:span text:style-name="T1">know </text:span><text:span text:style-name="T1">anything about the elopement, as her father might try to stop her. No one in Texarkana but Robert's mother </text:span><text:span text:style-name="T1">and Mr. Kennelworth knew about the secret elopement. Robert kept everything quiet about his resigning </text:span><text:span text:style-name="T1">from Mr. Kennelworth's and going to New York, because he thought that</text:span><text:span text:style-name="T3"> there might be some leak </text:span><text:span text:style-name="T3">somewhere </text:span><text:span text:style-name="T1">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10" office:value-type="string">
            <text:p><text:span text:style-name="T1"><text:s/></text:span><text:span text:style-name="T1">Robert walked into the Railroad Station at Texarkana and bought a ticket for St. Louis, with a reservation on </text:span><text:span text:style-name="T1">the "Sunshine Special." This was the greatest and happiest moment of his life.</text:span><text:span text:style-name="T2"> <text:s/>He knew that Marie was </text:span><text:span text:style-name="T2">already on her way </text:span><text:span text:style-name="T1">and that in a couple of 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because he believed that Walter would be </text:span><text:span text:style-name="T1">able to make some great discoveries and they could work together to good advantage.</text:span></text:p>
          </table:table-cell>
          <table:table-cell table:number-columns-repeated="1019"/>
        </table:table-row>
        <table:table-row table:style-name="ro19">
          <table:table-cell office:value-type="string">
            <text:p>11</text:p>
          </table:table-cell>
          <table:table-cell office:value-type="string">
            <text:p>116</text:p>
          </table:table-cell>
          <table:table-cell office:value-type="string">
            <text:p>June 4, 1927</text:p>
          </table:table-cell>
          <table:table-cell/>
          <table:table-cell table:style-name="ce10" office:value-type="string">
            <text:p><text:span text:style-name="T1"><text:s/></text:span><text:span text:style-name="T1">The "Sunshine Special" was a little late on Saturday night, June 4th, and Robert's heart was in his throat. </text:span><text:span text:style-name="T1">He was anxious for that train to roll in. Finally, when the whistle blew and the signal light in the yard of the </text:span><text:span text:style-name="T1">Texas Pacific showed the "Sunshine Special" was rolling in, the glare of the headlights on the train was the </text:span><text:span text:style-name="T1">most welcome sight that Robert had ever witnessed thru all the days of his life. He boarded the train as </text:span><text:span text:style-name="T1">quickly as possible and sat down nervous and anxious awaiting the moment when the train would get about </text:span><text:span text:style-name="T1">20 miles out of Texarkana, so that he might go back and look for Marie. The minutes passed slowly away </text:span><text:span text:style-name="T1">and it seemed like years before the train crossed the Red River and Robert decided that it was safe to go </text:span><text:span text:style-name="T1">back to the car where Marie was and see her. He found Marie all anxious and nervously awaiting his arrival. </text:span><text:span text:style-name="T1">She flew into his</text:span></text:p>
            <text:p><text:span text:style-name="T1">arms and seemed the happiest woman in the world and Robert was too happy for words. They sat there and </text:span><text:span text:style-name="T1">talked of their future plans until after midnight.</text:span></text:p>
          </table:table-cell>
          <table:table-cell table:number-columns-repeated="1019"/>
        </table:table-row>
        <table:table-row table:style-name="ro10">
          <table:table-cell office:value-type="string">
            <text:p>11</text:p>
          </table:table-cell>
          <table:table-cell office:value-type="string">
            <text:p>117</text:p>
          </table:table-cell>
          <table:table-cell office:value-type="string">
            <text:p>June 4, 1927</text:p>
          </table:table-cell>
          <table:table-cell/>
          <table:table-cell table:style-name="ce10" office:value-type="string">
            <text:p><text:span text:style-name="T1"><text:s/></text:span><text:span text:style-name="T1">Robert knew that he couldn't sleep either, but he would</text:span><text:span text:style-name="T3"> go up to his car,</text:span><text:span text:style-name="T1"> lie down and try</text:span></text:p>
            <text:p><text:span text:style-name="T1">to get some rest before they arrived in St. Louis the next morning. They agreed to meet early in the morning </text:span><text:span text:style-name="T2"><text:s/></text:span><text:span text:style-name="T2">and go back into the dining car for breakfast before </text:span><text:span text:style-name="T1">they arrived in St. Louis. <text:s/></text:span><text:span text:style-name="T2"><text:s/>Robert returned to his </text:span><text:span text:style-name="T9">berth</text:span><text:span text:style-name="T2"> </text:span><text:span text:style-name="T2">and tried to rest, but </text:span><text:span text:style-name="T1">found that he couldn't sleep. <text:s/></text:span><text:span text:style-name="T2"><text:s/>He felt lonesome being </text:span><text:span text:style-name="T9">separated from Marie</text:span><text:span text:style-name="T2">. </text:span><text:span text:style-name="T3">She was </text:span><text:span text:style-name="T3">two cars back</text:span><text:span text:style-name="T1">, but he felt that the good God who had endowed him with faith would protect Marie, and that </text:span><text:span text:style-name="T1">no harm would come to her; that there was no danger of a wreck on the "Sunshine Special" and that there </text:span><text:span text:style-name="T1">was sunshine waiting for Marie and himself. In the wee small hours of the morning, Robert dozed off and </text:span><text:span text:style-name="T1">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text:span><text:span text:style-name="T2">Pullman porter told him </text:span><text:span text:style-name="T1">that he hadn't seen her that morning and the last he saw of her was when Robert </text:span><text:span text:style-name="T1">was talking to her in the berth late that night. <text:s/></text:span><text:span text:style-name="T3">Marie's baggage is gone. <text:s/>All of RG's future happiness </text:span><text:span text:style-name="T3">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20">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7">th</text:span> word, “Time” is the 19<text:span text:style-name="T7">th</text:span> word, “things” is the 22<text:span text:style-name="T7">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21">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1" office:value-type="string">
            <text:p><text:span text:style-name="T1">Train rolls into Union Station at St. Louis. RG realized he must have faith in Marie, must understand and </text:span><text:span text:style-name="T1">wait. <text:s/>He decided to stay in the station and wait. </text:span><text:span text:style-name="T2">He waited a short time in the station, hoping Marie </text:span><text:span text:style-name="T1">would </text:span><text:span text:style-name="T1">join him. The </text:span><text:span text:style-name="T3">seconds drifted away like weeks, the minutes seemed like months, and when an hour </text:span><text:span text:style-name="T3">had gone by, to Robert it seemed like years.</text:span></text:p>
          </table:table-cell>
          <table:table-cell office:value-type="string">
            <text:p>Gann says to RG was going to <text:span text:style-name="T30">lay the circumstances of </text:span><text:span text:style-name="T31">Marie's disappearance before Mr. Kennelworth... so organize </text:span><text:span text:style-name="T31">information surounding Marie's disappearance around Mr. Kennelworth [what planet?]. <text:s/>Faith = 8, understand = 3, wait = 8.</text:span></text:p>
          </table:table-cell>
          <table:table-cell table:number-columns-repeated="1018"/>
        </table:table-row>
        <table:table-row table:style-name="ro19">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0" office:value-type="string">
            <text:p><text:span text:style-name="T1"><text:s/></text:span><text:span text:style-name="T1">Slowly the hands on the </text:span><text:span text:style-name="T3">great clock in the Union Station showed it was nearly 12 o'clock noon</text:span><text:span text:style-name="T1">. Robert </text:span><text:span text:style-name="T1">listened attentively as the old clock tolled</text:span><text:span text:style-name="T3"> twelve times</text:span><text:span text:style-name="T1"> for 12 o'clock and each time it seemed that the blood </text:span><text:span text:style-name="T1">from his heart was slowly trickling away. Hope was fast giving away to despair. Robert found his patience </text:span><text:span text:style-name="T1">waning, but that was not to be. He must trust to the word of God which said: "O, ye of little faith, saith the </text:span><text:span text:style-name="T1">Lord," and must try to find Marie who meant everything to him. As the last stroke of the clock died slowly </text:span><text:span text:style-name="T1">away, Robert started to think again. He finally decided that </text:span><text:span text:style-name="T3">he would stay in the Union Station </text:span><text:span text:style-name="T1">and have </text:span><text:span text:style-name="T1">patience to </text:span><text:span text:style-name="T3">wait one more hour for Marie</text:span><text:span text:style-name="T1">. He thought that she was really playing a joke on him and would </text:span><text:span text:style-name="T1">surely come by </text:span><text:span text:style-name="T3">1 o'clock</text:span><text:span text:style-name="T1">. <text:s/></text:span><text:span text:style-name="T2"><text:s/>Robert thought how happy he would have been, as he </text:span><text:span text:style-name="T1">expected by this time to </text:span><text:span text:style-name="T1">be married to Marie and happily on their way to New York to celebrate their honeymoon. </text:span><text:span text:style-name="T3">The hour had </text:span><text:span text:style-name="T3">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19">
          <table:table-cell office:value-type="string">
            <text:p>11</text:p>
          </table:table-cell>
          <table:table-cell office:value-type="string">
            <text:p>125</text:p>
          </table:table-cell>
          <table:table-cell office:value-type="string">
            <text:p>June 5, 1927. <text:s/>1 o'clock.</text:p>
          </table:table-cell>
          <table:table-cell/>
          <table:table-cell table:style-name="ce10" office:value-type="string">
            <text:p><text:span text:style-name="T1"><text:s/></text:span><text:span text:style-name="T1">Robert </text:span><text:span text:style-name="T3">watched the movement of every woman who passed thru the gates of the Union Station for </text:span><text:span text:style-name="T3">Marie</text:span><text:span text:style-name="T1">, but each minute brought bitter disappointment. His heart, which but a few hours ago was filled with </text:span><text:span text:style-name="T1">love and happiness, was sad. Robert looked up as</text:span><text:span text:style-name="T3"> the hands</text:span></text:p>
            <text:p><text:span text:style-name="T3">on the clock in the Union Station pointed to 1 o'clock, -- the time that he had appointed unto himself </text:span><text:span text:style-name="T3">to wait without taking some action to try to find Marie. </text:span><text:span text:style-name="T1">No Marie was in sight. He walked over to the </text:span><text:span text:style-name="T1">news stand and bought a paper and decided to sit down for a few</text:span></text:p>
            <text:p><text:span text:style-name="T1">minutes and try to read. As he slowly turned the pages of the paper looking for something he knew not what, </text:span><text:span text:style-name="T1">suddenly his eyes fell upon the heading; "The Best Thing on Earth" by R. L. Cole. The first thought that </text:span><text:span text:style-name="T1">entered Robert's mind was that </text:span><text:span text:style-name="T3">the best thing on earth was Marie and that the greatest thing in the </text:span><text:span text:style-name="T3">world was love.</text:span><text:span text:style-name="T1"> He read the entire article.</text:span></text:p>
          </table:table-cell>
          <table:table-cell office:value-type="string">
            <text:p>“woman” == planet?</text:p>
          </table:table-cell>
          <table:table-cell table:number-columns-repeated="1018"/>
        </table:table-row>
        <table:table-row table:style-name="ro17">
          <table:table-cell office:value-type="string">
            <text:p>12</text:p>
          </table:table-cell>
          <table:table-cell office:value-type="string">
            <text:p>130, 131</text:p>
          </table:table-cell>
          <table:table-cell office:value-type="string">
            <text:p>June 5, 1927. <text:s/>After 1:30pm</text:p>
          </table:table-cell>
          <table:table-cell/>
          <table:table-cell table:style-name="ce10" office:value-type="string">
            <text:p><text:span text:style-name="T1"><text:s/></text:span><text:span text:style-name="T1">These statements [by R. L. Cole] agreed exactly with Robert’s views. He had found his greatest help in the </text:span><text:span text:style-name="T1">Bible and knew John Wanamaker was right when he said that the greatest purchase he ever made in his life </text:span><text:span text:style-name="T1">was when he was </text:span><text:span text:style-name="T3">11 years old</text:span><text:span text:style-name="T1"> and bought the Bible for</text:span><text:span text:style-name="T3"> $2.75. <text:s/></text:span><text:span text:style-name="T9"><text:s/>By the time Robert had finished reading </text:span><text:span text:style-name="T9">this article, </text:span><text:span text:style-name="T3">it was after 1:30 P.M</text:span><text:span text:style-name="T4">. and he decided that it was hopeless to wait longer for Marie, that </text:span><text:span text:style-name="T4">something radically wrong had happened and she had either gone away</text:span><text:span text:style-name="T11"> or an accident had befallen her. He </text:span><text:span text:style-name="T11">must </text:span><text:span text:style-name="T9">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2">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inquire</text:span></text:p>
            <text:p><text:span text:style-name="T3">at all of the stations where the train stopped that night on the way from Texarkana to St. Louis, in </text:span><text:span text:style-name="T3">order to get a clue to Marie’s disappearance.</text:span><text:span text:style-name="T1"> <text:s/></text:span><text:span text:style-name="T2"><text:s/>After talking with Mr. Kennelworth, Robert got </text:span><text:span text:style-name="T1">in touch over </text:span><text:span text:style-name="T1">the 'phone with the railroad officials in St. Louis and notified them of Marie’s disappearance from the train. </text:span><text:span text:style-name="T1">They promised to send telegrams to all the station agents, to </text:span><text:span text:style-name="T3">have all the trains watched and try to </text:span><text:span text:style-name="T3">secure some information</text:span><text:span text:style-name="T1"> for him. They were to com</text:span><text:span text:style-name="T2">municate with him just as soon as they had anything </text:span><text:span text:style-name="T1">definite one way or the other.</text:span><text:span text:style-name="T2"> </text:span><text:span text:style-name="T9">Robert now realized that he must go thru the greatest </text:span><text:span text:style-name="T3">ordeal yet -- that of </text:span><text:span text:style-name="T3">waiting hourly for some news of Marie. He knew the hours would pass slowly </text:span><text:span text:style-name="T1">and decided to formulate </text:span><text:span text:style-name="T1">a plan in case Marie did not return to school or to her home, and if no news came from her the next day what </text:span><text:span text:style-name="T1">would be his next move and what he should do to try to locate her. </text:span><text:span text:style-name="T3">The next time Robert noticed the time </text:span><text:span text:style-name="T3">of day, it was after 6 P.M.</text:span><text:span text:style-name="T1"> and he realized that he had had no breakfast, lunch or dinner, but his heart was </text:span><text:span text:style-name="T1">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0" office:value-type="string">
            <text:p><text:span text:style-name="T1">RG came across the present, the surprise that he had for Marie, that he had told her about before and </text:span><text:span text:style-name="T1">refused to give to her or tell her more about it until </text:span><text:span text:style-name="T2"><text:s/>they arrived in St. Louis. The present was a </text:span><text:span text:style-name="T9">wedding </text:span><text:span text:style-name="T3">ring set with diamonds and a beautiful brooch made of two hearts woven together and tied with a </text:span><text:span text:style-name="T3">cluster of diamonds and pearls. </text:span><text:span text:style-name="T1">This was to be the great surprise for Marie and he was going to present it </text:span><text:span text:style-name="T1">to Marie after they were married, as a token of the</text:span><text:span text:style-name="T3"> two hearts</text:span><text:span text:style-name="T1"> that now beat as one. Robert looked at this </text:span><text:span text:style-name="T1">and thought of how the </text:span><text:span text:style-name="T3">diamonds</text:span><text:span text:style-name="T1"> represented Marie in all of her beauty and that </text:span><text:span text:style-name="T3">she was a pearl of great </text:span><text:span text:style-name="T3">price.</text:span></text:p>
          </table:table-cell>
          <table:table-cell table:number-columns-repeated="1019"/>
        </table:table-row>
        <table:table-row table:style-name="ro15">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38" office:value-type="string">
            <text:p><text:span text:style-name="T1"><text:s/></text:span><text:span text:style-name="T1">Robert had always been a great admirer of the poet, S. E. Kiser; always read his poems in the daily </text:span><text:span text:style-name="T1">newspapers and </text:span><text:span text:style-name="T3">a few months previous to this time</text:span><text:span text:style-name="T1">, had bought a little book entitled, “Poems That Have </text:span><text:span text:style-name="T1">Helped Me,” collected by S. E. Kiser. <text:s/>Poems mentioned in that collection of poems: "Faith" by Tennyson [pg. </text:span><text:span text:style-name="T1">134]. <text:s/>Poem by Aubrey de Vere (no title of poem given) [pg. 135]. <text:s text:c="2"/>"Courage" by Thos. F. Porter [pg. 135, </text:span><text:span text:style-name="T1">136]. <text:s/>"Not in Vain" by Emily Dickinson [pg. 136, 137]. <text:s/></text:span><text:span text:style-name="T13">Regarding <text:s/>"Courage" by Thos. F. Porter, <text:s/>It surely </text:span><text:span text:style-name="T13">had been written for him </text:span><text:span text:style-name="T14">in this very hour of trouble</text:span><text:span text:style-name="T13"> and realized with Job he must find his strength within </text:span><text:span text:style-name="T13">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10" office:value-type="string">
            <text:p><text:span text:style-name="T1"><text:s/></text:span><text:span text:style-name="T1">The next time that he remembered anything, he awoke on Monday morning with the </text:span><text:span text:style-name="T3">sun streaming in thru </text:span><text:span text:style-name="T3">the window </text:span><text:span text:style-name="T1">of his hotel and realized that he had fallen asleep.</text:span><text:span text:style-name="T2"> The little book, “Poems That Have Helped </text:span><text:span text:style-name="T1">Me,” lay on the bed beside him. Because the </text:span><text:span text:style-name="T3">sun was coming in the east window</text:span><text:span text:style-name="T1"> he knew that he must </text:span><text:span text:style-name="T1">have slept thru some part of the night, and it was now morning.</text:span><text:span text:style-name="T2"> <text:s/>His first thought was of Marie, and of any </text:span><text:span text:style-name="T2">news </text:span><text:span text:style-name="T1">that might have come. Picking up the little book, the first thing that struck his eye was the poem, </text:span><text:span text:style-name="T3">“Press On” by Park Benjamin. <text:s/></text:span><text:span text:style-name="T4">RG </text:span><text:span text:style-name="T3">hastily read this poem</text:span><text:span text:style-name="T4"> and found 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39" office:value-type="string">
            <text:p><text:span text:style-name="T1"><text:s/></text:span><text:span text:style-name="T1">Mr. Kennelworth told Robert that he would </text:span><text:span text:style-name="T3">call him on the 'phone about 8 o’clock that night</text:span><text:span text:style-name="T1"> and let him </text:span><text:span text:style-name="T1">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5">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had made money on </text:span><text:span text:style-name="T3">a </text:span><text:span text:style-name="T3">thousand dollars</text:span><text:span text:style-name="T1"> in the market and now how he would </text:span><text:span text:style-name="T3">give 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0">
          <table:table-cell office:value-type="string">
            <text:p>12</text:p>
          </table:table-cell>
          <table:table-cell office:value-type="string">
            <text:p>144</text:p>
          </table:table-cell>
          <table:table-cell table:style-name="ce31" office:value-type="string">
            <text:p>No timestamp given, but it is still Monday, June 6, 1927</text:p>
          </table:table-cell>
          <table:table-cell/>
          <table:table-cell table:style-name="ce10" office:value-type="string">
            <text:p><text:span text:style-name="T2"><text:s/></text:span><text:span text:style-name="T2">He had a scrap book where he had collected poems and he took this book out and began to look</text:span></text:p>
            <text:p><text:span text:style-name="T2">thru it. He noticed a clipping that he had pasted in </text:span><text:span text:style-name="T9">only a short time before </text:span><text:span text:style-name="T2">headed: “Tomorrow’s Chance,” </text:span><text:span text:style-name="T2">by his favorite modern poet, S. E. Kiser. <text:s text:c="2"/></text:span><text:span text:style-name="T9">This poem seemed to fit his case</text:span><text:span text:style-name="T2"> and he read it over carefully. </text:span><text:span text:style-name="T2">He resolved that regardless of discouragement or disappointment, blasted hopes, lost ideals or shattered </text:span><text:span text:style-name="T2">dreams, he would still have the courage to</text:span></text:p>
            <text:p><text:span text:style-name="T2">exert himself for “Tomorrow’s Chance.” After reading this poem he began to think about the future and his </text:span><text:span text:style-name="T2">plans. He knew that he had intended to go into the market again on Monday or Tuesday, but the thought </text:span><text:span text:style-name="T2">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23">
          <table:table-cell office:value-type="string">
            <text:p>12</text:p>
          </table:table-cell>
          <table:table-cell office:value-type="string">
            <text:p>147</text:p>
          </table:table-cell>
          <table:table-cell table:style-name="ce31" office:value-type="string">
            <text:p>8:15pm</text:p>
          </table:table-cell>
          <table:table-cell office:value-type="string">
            <text:p>It should still be June 6, 1927.</text:p>
          </table:table-cell>
          <table:table-cell table:style-name="ce11" office:value-type="string">
            <text:p><text:span text:style-name="T1">Expected phone call received from Mr. Kennelworth: At about 8:15 the telephone rang and Mr. Kennelworth </text:span><text:span text:style-name="T1">was on the wire. Robert knew from Mr. Kennelworth’s voice that he had no good news. Mr. Kennelworth </text:span><text:span text:style-name="T1">informed him that no word had been received from Marie by her parents, and that they had called up the </text:span><text:span text:style-name="T1">school in Sherman, Texas, and not a word had been heard from her there. The school informed them that </text:span><text:span text:style-name="T1">she had left school on Saturday afternoon and had not been seen since. Of course, Robert knew she had </text:span><text:span text:style-name="T1">left Sherman to meet him and was now more anxious and worried than ever and freely expressed his great </text:span><text:span text:style-name="T1">anxiety to Mr. Kennelworth. Mr. Kennelworth was still hopeful and tried to cheer and encourage Robert. </text:span><text:span text:style-name="T1">Advised him to go on to New York and wait him there. </text:span><text:span text:style-name="T2"><text:s/>Mr. Kennelworth said that he planned to leave for </text:span><text:span text:style-name="T2">New </text:span><text:span text:style-name="T1">York at the end 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24">
          <table:table-cell office:value-type="string">
            <text:p>12</text:p>
          </table:table-cell>
          <table:table-cell office:value-type="string">
            <text:p>151</text:p>
          </table:table-cell>
          <table:table-cell office:value-type="string">
            <text:p>Tuesday, June 7, 1927</text:p>
          </table:table-cell>
          <table:table-cell/>
          <table:table-cell table:style-name="ce40" office:value-type="string">
            <text:p>RG was looking forward to Tuesday, the 7<text:span text:style-name="T7">th</text:span> day of the month. <text:s/><text:span text:style-name="T15"><text:s/>He had </text:span><text:span text:style-name="T1">learned that the "7th" was a sacred </text:span><text:span text:style-name="T1">day, and had often talked to Marie about the number 7, and the number of times it is spoken of in the Bible. </text:span><text:span text:style-name="T1">How God had blessed the 7th day and made it the Sabbath; how many things had come to pass on the 7th </text:span><text:span text:style-name="T1">day of the 7</text:span><text:span text:style-name="T12">th</text:span><text:span text:style-name="T1"> month, or the 7th year referred to in the Bible. In some way he felt that on this day news would </text:span><text:span text:style-name="T1">come from Marie and he hoped that it would be good. Robert awoke on Tuesday morning feeling much </text:span><text:span text:style-name="T1">better, had his breakfast early, bought the newspaper and read all about the receptions being planned for </text:span><text:span text:style-name="T1">Colonel Lindbergh and again the wish stole into his heart and the hope was revived that in some way Marie </text:span><text:span text:style-name="T1">might be with him when Lindbergh arrived in New York.</text:span></text:p>
          </table:table-cell>
          <table:table-cell table:number-columns-repeated="1019"/>
        </table:table-row>
        <table:table-row table:style-name="ro19">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24" office:value-type="string">
            <text:p><text:span text:style-name="T1"><text:s/></text:span><text:span text:style-name="T1">When he returned to his hotel, for the first time since Sunday he thought of his birthday, June 9th, when he </text:span><text:span text:style-name="T1">would be </text:span><text:span text:style-name="T3">21 years of age</text:span><text:span text:style-name="T1">. When he thought of this a great hope came into his mind. He decided that Marie, </text:span><text:span text:style-name="T1">for some unknown reason, was hiding until his birthday and intended that they should be married on that day </text:span><text:span text:style-name="T1">and she was going to be his birthday present. Robert's imagination went wild. He was elated over the hope. </text:span><text:span text:style-name="T1">It seemed like a sudden inspiration to him. <text:s/></text:span><text:span text:style-name="T2"><text:s/>Robert was sure that his advertisements in the papers </text:span><text:span text:style-name="T1">the </text:span><text:span text:style-name="T1">following day were going to bring results and that probably Marie, just as soon as she saw it, would come to </text:span><text:span text:style-name="T1">him. So he really began to plan and hope and get ready for a marriage to take place on his birthday. </text:span><text:span text:style-name="T2"><text:s/>He was </text:span><text:span text:style-name="T2">so happy over this sudden thought, so elated </text:span><text:span text:style-name="T1">that he 'phoned Mr. Kennelworth again that night and told him </text:span><text:span text:style-name="T1">all about it. Mr. Kennelworth, </text:span><text:span text:style-name="T3">half-hearted</text:span><text:span text:style-name="T1"> but hopeful, agreed with Robert that </text:span><text:span text:style-name="T3">there might be </text:span><text:span text:style-name="T9">something </text:span><text:span text:style-name="T9">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1"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25">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2" office:value-type="string">
            <text:p><text:span text:style-name="T16">After Robert had talked with Walter, the bellboy came and brought a </text:span><text:span text:style-name="T17">special-delivery letter and a </text:span><text:span text:style-name="T17">telegram</text:span><text:span text:style-name="T16">. Robert opened the telegram hurriedly, hoping that it was something from Marie, but found it was a</text:span></text:p>
            <text:p><text:span text:style-name="T16">telegram from his mother in which she congratulated him on his birthday the following day, and encouraged </text:span><text:span text:style-name="T16">him to hope for the best and not give way to despair in case Marie did not show up. The special-delivery </text:span><text:span text:style-name="T16">letter was also from Robert's mother. <text:s/>RG is looking forward to his birthday with great hopes and </text:span><text:span text:style-name="T16">expectations. </text:span><text:span text:style-name="T17">His 21st birthday meant a great deal to him, meant more than any other birthday </text:span><text:span text:style-name="T17">because he hoped that it would bring Marie.</text:span><text:span text:style-name="T16"> <text:s/>Robert prayed his usual night prayer for the protection of </text:span><text:span text:style-name="T16">Marie and went to sleep, to dream of his birthday.</text:span></text:p>
          </table:table-cell>
          <table:table-cell table:number-columns-repeated="1019"/>
        </table:table-row>
        <table:table-row table:style-name="ro17">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24" office:value-type="string">
            <text:p><text:span text:style-name="T1"><text:s/></text:span><text:span text:style-name="T1">Cotton and wheat had advanced the day before and cotton opened higher and was strong this morning, and </text:span><text:span text:style-name="T1">wheat was also holding up well. </text:span><text:span text:style-name="T4"><text:s/></text:span><text:span text:style-name="T11">"This is going to be a real happy </text:span><text:span text:style-name="T4">birthday. I am making money fast now in </text:span><text:span text:style-name="T4">wheat and cotton and will soon be making money in stocks." <text:s/></text:span><text:span text:style-name="T11"><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9">everything </text:span><text:span text:style-name="T3">was moving along his way</text:span><text:span text:style-name="T1"> and returned to the hotel to wait for news of 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3" office:value-type="string">
            <text:p><text:span text:style-name="T18">When 11 o'clock came Robert's mind reverted back to Sunday when he was watching the clock in </text:span><text:span text:style-name="T18">the Union Station, hoping and waiting for Marie to appear. </text:span><text:span text:style-name="T8">Robert became a little restless and more than </text:span><text:span text:style-name="T8">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4" office:value-type="string">
            <text:p><text:span text:style-name="T19">The clock struck twelve on his birthday and no Marie and no news from her.</text:span><text:span text:style-name="T20"> A few minutes after 12 his </text:span><text:span text:style-name="T20">bell rang and a messenger boy appeared with a telegram. "Ah," Robert thought, "this is from Marie or some </text:span><text:span text:style-name="T20">news from her." But it was a telegram of congratulations from his old pal, Walter, who asked that he convey </text:span><text:span text:style-name="T20">the first news which he received in regard to Marie and stated that he hoped be <text:s/></text:span><text:span text:style-name="T6">fore the day was over he </text:span><text:span text:style-name="T6">could congratulate Robert on </text:span><text:span text:style-name="T20">his marriage to Marie. </text:span></text:p>
          </table:table-cell>
          <table:table-cell table:number-columns-repeated="1019"/>
        </table:table-row>
        <table:table-row table:style-name="ro17">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5" office:value-type="string">
            <text:p><text:span text:style-name="T6"><text:s/></text:span><text:span text:style-name="T21">A little later in the day Robert received a long telegram from Mr. Kennelworth, congratulating him on his </text:span><text:span text:style-name="T21">birthday and offering words of encouragement, also telling Robert that he expected to leave Texarkana on </text:span><text:span text:style-name="T21">Friday night, June 10th, and </text:span><text:span text:style-name="T8">arrive in St. Louis some time in the morning and that Robert should be ready to </text:span><text:span text:style-name="T8">start with him to New York, as he wanted to be there when Lindbergh arrived. Robert received another </text:span><text:span text:style-name="T8">telegram from his mother congratulating him on his birthday and wishing him every success and happiness. <text:s text:c="2"/></text:span></text:p>
          </table:table-cell>
          <table:table-cell table:number-columns-repeated="1019"/>
        </table:table-row>
        <table:table-row table:style-name="ro10">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1" office:value-type="string">
            <text:p><text:span text:style-name="T8">These messages were very encouraging but it was now 2 o'clock and Robert began to be keenly </text:span><text:span text:style-name="T8">disappointed – he had raised his hopes so high that Marie would appear or some news would come. He </text:span><text:span text:style-name="T8">paced the floor in anxiety, his heart beating rapidly and was forced to admit to himself that he had been over </text:span><text:span text:style-name="T8">hopeful. He started to send a telegram to Mr. Kennelworth asking him to wire or 'phone just as soon as </text:span><text:span text:style-name="T8">possible if any news had been received of Marie and asked him to call up Marie's parents and find out if they </text:span><text:span text:style-name="T8">had heard anything. </text:span><text:span text:style-name="T22">Minutes now began to drag slowly, as they had on Sunday when Robert had </text:span><text:span text:style-name="T22">watched the clock and saw his hopes slowly waning. They were now waning again and Robert grew </text:span><text:span text:style-name="T22">heartsick</text:span><text:span text:style-name="T8">, but cheered himself with the thought that the day was not over yet. There was plenty of time for </text:span><text:span text:style-name="T8">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11" office:value-type="string">
            <text:p><text:span text:style-name="T1"><text:s/></text:span><text:span text:style-name="T1">It [the poem] made him realize that on the "</text:span><text:span text:style-name="T3">river of time</text:span><text:span text:style-name="T1">" there are many trials, tribulations and </text:span><text:span text:style-name="T1">disappointments. While he was young in years he had experienced many of them, and it seemed to him that</text:span><text:span text:style-name="T3"> </text:span><text:span text:style-name="T3">the last five days had been five years. <text:s/></text:span><text:span text:style-name="T4">L</text:span><text:span text:style-name="T11">ike </text:span><text:span text:style-name="T4">a voice coming across the stillness of the night, he seemed to </text:span><text:span text:style-name="T4">hear Marie calling as she used to call: "Robert, dear," "Robert dear." He jumped from his chair, startled, </text:span><text:span text:style-name="T4">because for a moment he thought it was her voice, for he had been hoping and expecting each moment to </text:span><text:span text:style-name="T4">hear her voice, but alas it was only a ghost of imagination and no Marie was 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26">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23">Robert eagerly read the advertisement because </text:span><text:span text:style-name="T24">t</text:span><text:span text:style-name="T25">he name attracted him</text:span><text:span text:style-name="T23">. <text:s/></text:span><text:span text:style-name="T26">RG goes to Professor O. B. </text:span><text:span text:style-name="T26">Joyful's office for an astrology reading. <text:s/></text:span><text:span text:style-name="T2"><text:s/>RG reads some poems [about love] that </text:span><text:span text:style-name="T9">attracted</text:span><text:span text:style-name="T2"> his </text:span><text:span text:style-name="T2">attention. <text:s text:c="3"/>Robert knew that </text:span><text:span text:style-name="T9">he was using love every day</text:span><text:span text:style-name="T2"> and it seemed that</text:span><text:span text:style-name="T9"> the Professor had </text:span><text:span text:style-name="T9">prepared his office to receive</text:span></text:p>
            <text:p><text:span text:style-name="T9">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1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10">
          <table:table-cell office:value-type="string">
            <text:p>15</text:p>
          </table:table-cell>
          <table:table-cell office:value-type="string">
            <text:p>187</text:p>
          </table:table-cell>
          <table:table-cell office:value-type="string">
            <text:p>Monday June 13, 1927</text:p>
          </table:table-cell>
          <table:table-cell/>
          <table:table-cell table:style-name="ce10" office:value-type="string">
            <text:p><text:span text:style-name="T1"><text:s/></text:span><text:span text:style-name="T1">Mr. Kennelworth, Robert and Walter arose early to be ready for </text:span><text:span text:style-name="T3">Colonel Lindbergh’s triumphant march </text:span><text:span text:style-name="T3">up Broadway. </text:span><text:span text:style-name="T1">Robert was very enthusiastic about it and talked about what a great achievement it was and </text:span><text:span text:style-name="T3">what it meant to the world, especially to the United States</text:span><text:span text:style-name="T1">. Walter told him that they must get busy and </text:span><text:span text:style-name="T3">start to lay out the plans to build Robert’s great airplane. </text:span><text:span text:style-name="T9"><text:s/></text:span><text:span text:style-name="T2">When they started out on the street, Robert </text:span><text:span text:style-name="T2">began to </text:span><text:span text:style-name="T1">talk of Marie and said that he hoped that he would find her that day. Thru all the surging crowds, he </text:span><text:span text:style-name="T1">stared in the face of every woman, hoping that Marie, if she was alive, might have decided to come to New </text:span><text:span text:style-name="T1">York for the </text:span><text:span text:style-name="T3">Lindbergh reception</text:span><text:span text:style-name="T1">. It was a great day for Colonel Lindbergh, and a great day for Robert, </text:span><text:span text:style-name="T1">because it encouraged his hope for the day, and believed it would come to pass when airplanes would </text:span><text:span text:style-name="T1">conquer the world and bring universal peace.</text:span></text:p>
          </table:table-cell>
          <table:table-cell table:number-columns-repeated="1019"/>
        </table:table-row>
        <table:table-row table:style-name="ro25">
          <table:table-cell office:value-type="string">
            <text:p>16</text:p>
          </table:table-cell>
          <table:table-cell office:value-type="string">
            <text:p>197</text:p>
          </table:table-cell>
          <table:table-cell office:value-type="string">
            <text:p>Sunday, June 19, 1927</text:p>
          </table:table-cell>
          <table:table-cell/>
          <table:table-cell table:style-name="ce11" office:value-type="string">
            <text:p><text:span text:style-name="T1"><text:s/></text:span><text:span text:style-name="T1">On Sunday, June 19, 1927, Robert Gordon spent the day studying his charts and working out his cycles for </text:span><text:span text:style-name="T1">stocks, cotton and grain. He was short of Major Motors and was watching it very closely. </text:span><text:span text:style-name="T3">On this day he </text:span><text:span text:style-name="T3">made a new and great discovery of a time factor</text:span><text:span text:style-name="T1"> from which he figured that Major Motors would decline </text:span><text:span text:style-name="T1">until about June 30th and then start an advance which would last until about September 16th, 1927, when </text:span><text:span text:style-name="T1">the Company would be 19 years old and at that time the stock would reach final high and would then go </text:span><text:span text:style-name="T1">down to February to April, 1929. <text:s/></text:span><text:span text:style-name="T2"><text:s/>[pg. 197] <text:s/>His </text:span><text:span text:style-name="T1">great discovery of what stocks would do at a certain age </text:span><text:span text:style-name="T1">enabled him to make enormous profits when stocks reached the age where they would have fast moves up </text:span><text:span text:style-name="T1">or down in a very short time. [pg. 199]</text:span></text:p>
          </table:table-cell>
          <table:table-cell table:number-columns-repeated="1019"/>
        </table:table-row>
        <table:table-row table:style-name="ro17">
          <table:table-cell office:value-type="string">
            <text:p>16</text:p>
          </table:table-cell>
          <table:table-cell office:value-type="string">
            <text:p>199</text:p>
          </table:table-cell>
          <table:table-cell office:value-type="string">
            <text:p>October, 1927</text:p>
          </table:table-cell>
          <table:table-cell/>
          <table:table-cell table:style-name="ce10"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37" office:value-type="string">
            <text:p><text:span text:style-name="T1"><text:s/></text:span><text:span text:style-name="T1">He worked upon his invention, and Walter was his sole companion. Walter had met an old man by the name </text:span><text:span text:style-name="T1">of </text:span><text:span text:style-name="T3">Henry Watson</text:span><text:span text:style-name="T1"> who was a veteran of Wall Street, now over 70 years of age, had made and lost many </text:span><text:span text:style-name="T1">fortunes and had seen the biggest and best plungers go on the rocks in Wall Street. </text:span><text:span text:style-name="T3">Walter introduced Mr. </text:span><text:span text:style-name="T3">Watson to Robert </text:span><text:span text:style-name="T1">and 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10" office:value-type="string">
            <text:p><text:s/>Mr. Kennelworth left New York and returned to Texarkana in the latter part of June, 1927.</text:p>
          </table:table-cell>
          <table:table-cell table:number-columns-repeated="1019"/>
        </table:table-row>
        <table:table-row table:style-name="ro15">
          <table:table-cell office:value-type="string">
            <text:p>19</text:p>
          </table:table-cell>
          <table:table-cell office:value-type="string">
            <text:p>223</text:p>
          </table:table-cell>
          <table:table-cell office:value-type="string">
            <text:p>Christmas 1927</text:p>
          </table:table-cell>
          <table:table-cell/>
          <table:table-cell table:style-name="ce39" office:value-type="string">
            <text:p><text:span text:style-name="T1"><text:s/></text:span><text:span text:style-name="T3">His mind turned back to Christmas, 1926 [pg. 42]</text:span><text:span text:style-name="T1">, when he had bought Marie a beautiful ring with the </text:span><text:span text:style-name="T1">money he had saved. At that time he little realized that so much</text:span></text:p>
            <text:p><text:span text:style-name="T1">could happen in one short year. He thought of all he could do for Marie this year if he only knew where she </text:span><text:span text:style-name="T1">was. Decided that he would buy some beautiful presents for her anyway and keep them until she returned to </text:span><text:span text:style-name="T1">show her that he was thinking of her on Christmas. </text:span><text:span text:style-name="T3">He bought a beautiful diamond ring</text:span><text:span text:style-name="T1"> and a bracelet set </text:span><text:span text:style-name="T1">with sapphires and diamonds. When the jeweler delivered them Robert looked them over and thought of all </text:span><text:span text:style-name="T1">Marie's beauty and purity. His faith in her was still supreme. He was very sad and wept bitterly because he </text:span><text:span text:style-name="T1">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37" office:value-type="string">
            <text:p><text:span text:style-name="T1"><text:s/></text:span><text:span text:style-name="T3">His heart turned to his next dearest friend – his mother.</text:span><text:span text:style-name="T1"> He decided to try to make it the happiest </text:span><text:span text:style-name="T1">Christmas of her life and bought her every kind of a present that he thought would make her happy and </text:span><text:span text:style-name="T1">comfortable and sent her a check for $5,000.00 to do with just as she pleased and buy anything she wanted. </text:span><text:span text:style-name="T1">Begged her to come to New York to see him soon after the new year, as he wanted her to see the sights of </text:span><text:span text:style-name="T1">the city, and 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29" office:value-type="string">
            <text:p><text:s/>In the early part of 1928</text:p>
          </table:table-cell>
          <table:table-cell/>
          <table:table-cell table:style-name="ce10" office:value-type="string">
            <text:p><text:span text:style-name="T1"><text:s/></text:span><text:span text:style-name="T1">His first airplane was now completed, -- a small one according to the plan laid down by Ezekiel in the Bible.</text:span><text:span text:style-name="T2"> </text:span><text:span text:style-name="T2">Robert </text:span><text:span text:style-name="T1">then sailed away in his new plane which he had named "The 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29" office:value-type="string">
            <text:p><text:s/>In the early part of 1928</text:p>
          </table:table-cell>
          <table:table-cell/>
          <table:table-cell table:style-name="ce46" office:value-type="string">
            <text:p><text:span text:style-name="T6">Robert's next invention was to build a silent motor, </text:span><text:span text:style-name="T21">or a muffler, which would prevent any sound. He knew </text:span><text:span text:style-name="T21">that this would be very useful in war. <text:s/></text:span><text:span text:style-name="T6"><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29"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successful flight to </text:span><text:span text:style-name="T3">Japan, where he was received with great honor.</text:span><text:span text:style-name="T1"> Japan was very much interested in his new plane [St. </text:span><text:span text:style-name="T1">Marie] and in his muffler. The Japanese Government quickly closed a deal and bought his invention for a </text:span><text:span text:style-name="T1">large sum of money.</text:span></text:p>
          </table:table-cell>
          <table:table-cell table:number-columns-repeated="1019"/>
        </table:table-row>
        <table:table-row table:style-name="ro17">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25">
          <table:table-cell table:style-name="ce12" office:value-type="string">
            <text:p>19</text:p>
          </table:table-cell>
          <table:table-cell table:style-name="ce12" office:value-type="string">
            <text:p>226</text:p>
          </table:table-cell>
          <table:table-cell table:style-name="ce12" office:value-type="string">
            <text:p>May 1928</text:p>
          </table:table-cell>
          <table:table-cell table:style-name="ce12"/>
          <table:table-cell table:style-name="ce10" office:value-type="string">
            <text:p><text:s/>In May, 1928, Walter received a radiogram from Robert saying that <text:span text:style-name="T5">he was leaving Japan the latter part </text:span><text:span text:style-name="T5">of the month and was going to sail "The St. Marie" back to New York. </text:span>Walter and Miss Edna Quinton, the secretary, had followed the newspaper reports of the <text:span text:style-name="T5">great reception</text:span> <text:span text:style-name="T5">tendered Robert by the officials </text:span><text:span text:style-name="T5">of the Japanese Government </text:span>and the report of the large amount of money they had paid for his <text:span text:style-name="T5">noiseless </text:span><text:span text:style-name="T5">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40" office:value-type="string">
            <text:p>What is a <text:span text:style-name="T5">radio</text:span>gram? <text:s/><text:span text:style-name="T32">Note also, that they greet Robert on his </text:span><text:span text:style-name="T33">return</text:span><text:span text:style-name="T32">.</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24" office:value-type="string">
            <text:p><text:span text:style-name="T1"><text:s/></text:span><text:span text:style-name="T1">On June 9th Robert Gordon's 22nd birthday, </text:span><text:span text:style-name="T3">the great reception took place. </text:span><text:span text:style-name="T1"><text:s/>The special train bearing the </text:span><text:span text:style-name="T1">leading citizens of Texarkana arrived, Robert had landed at the new airport on </text:span><text:span text:style-name="T3">Governor's Island [New </text:span><text:span text:style-name="T3">York] </text:span><text:span text:style-name="T1">without any mishap to his plane ("The St. Marie").</text:span></text:p>
          </table:table-cell>
          <table:table-cell table:style-name="Default"/>
          <table:table-cell table:number-columns-repeated="1018"/>
        </table:table-row>
        <table:table-row table:style-name="ro27">
          <table:table-cell table:style-name="ce12" office:value-type="string">
            <text:p>19</text:p>
          </table:table-cell>
          <table:table-cell table:style-name="ce12" office:value-type="string">
            <text:p>229</text:p>
          </table:table-cell>
          <table:table-cell table:style-name="ce12" office:value-type="string">
            <text:p>Current timestamp is June 1928</text:p>
          </table:table-cell>
          <table:table-cell/>
          <table:table-cell table:style-name="ce47" office:value-type="string">
            <text:p><text:span text:style-name="T8">Walter Kennelworth was graduated from Columbia College in June and prepared to work with </text:span><text:span text:style-name="T8">Robert in the </text:span><text:span text:style-name="T22">office</text:span><text:span text:style-name="T8">. Edna Quinton had proved to be a faithful employee and a valuable aid to </text:span><text:span text:style-name="T8">Robert. </text:span><text:span text:style-name="T6">Edna Quinton had been in [RG's] </text:span><text:span text:style-name="T18">office</text:span><text:span text:style-name="T6"> ever since </text:span><text:span text:style-name="T8">he was in New York.</text:span></text:p>
          </table:table-cell>
          <table:table-cell table:number-columns-repeated="1019"/>
        </table:table-row>
        <table:table-row table:style-name="ro2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0" office:value-type="string">
            <text:p><text:span text:style-name="T1"><text:s/></text:span><text:span text:style-name="T1">There is an old saying that intimacy breeds contempt, but it did not prove so with Walter Kennelworth and </text:span><text:span text:style-name="T1">Edna Quinton. One beautiful morning in early September, 1928, </text:span><text:span text:style-name="T3">Robert Gordon stepped into the </text:span><text:span text:style-name="T3">laboratory and found Edna in the arms of Walter.</text:span><text:span text:style-name="T1"> He made a hasty exit, but Walter and Edna knew that </text:span><text:span text:style-name="T1">they had been caught. Robert was very happy at this discovery because he knew that it was just the thing </text:span><text:span text:style-name="T1">Walter needed to stimulate his ambitions and give him something to work for. He realized what a wonderful </text:span><text:span text:style-name="T1">woman Miss Quinton was, and that she, too, needed inspiration that love alone could give. That evening he </text:span><text:span text:style-name="T1">invited Walter to dinner with him and when they were alone said, "Well, Walter, the love bug has got you at </text:span><text:span text:style-name="T1">last." Walter was bashful at first and didn't want to talk much about it; then he admitted that it had come on </text:span><text:span text:style-name="T1">very suddenly when he and Edna had realized that they were both in love with each other. Robert told him </text:span><text:span text:style-name="T1">that</text:span><text:span text:style-name="T3"> it was inevitable</text:span><text:span text:style-name="T1"> and </text:span><text:span text:style-name="T2"><text:s/>that </text:span><text:span text:style-name="T9">now was the time it should start</text:span><text:span text:style-name="T2"> and that it would </text:span><text:span text:style-name="T1">be better for both of </text:span><text:span text:style-name="T1">them. They were business partners and it would make them more happy and successful in their work. Walter </text:span><text:span text:style-name="T1">asked him if he still had hopes of finding Marie. Robert told him that he did – that he would never give up the </text:span><text:span text:style-name="T1">search. </text:span><text:span text:style-name="T3">Everything moved along smoothly after this.</text:span><text:span text:style-name="T1"> Walter and Edna were happy in their work and the </text:span><text:span text:style-name="T1">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0" office:value-type="string">
            <text:p><text:span text:style-name="T1"><text:s/></text:span><text:span text:style-name="T1">The completion of the great machine, "The Demon of Death," which Robert had worked on untiringly day </text:span><text:span text:style-name="T1">and night, was a great triumph for him, but his wonderful energy had been exhausted. Walter had noticed </text:span><text:span text:style-name="T2"><text:s/></text:span><text:span text:style-name="T2">before the machine was completed that Robert looked </text:span><text:span text:style-name="T1">tired and worn. His mind lacked its old-time quickness </text:span><text:span text:style-name="T1">and he feared for his health. Robert began to reach the office late and ceased to take an interest in his work. </text:span><text:span text:style-name="T1">He was moody and despondent. </text:span></text:p>
          </table:table-cell>
          <table:table-cell table:number-columns-repeated="1019"/>
        </table:table-row>
        <table:table-row table:style-name="ro23">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48" office:value-type="string">
            <text:p><text:span text:style-name="T21">Thanksgiving Day, Walter and Edna arranged a big dinner and invited </text:span><text:span text:style-name="T8">Robert. He appeared very much </text:span><text:span text:style-name="T8">worn and ate very little dinner. Both Walter and Edna noticed that he was less talkative than ever </text:span><text:span text:style-name="T8">before. About an hour after dinner was over </text:span><text:span text:style-name="T22">Robert fell in a faint</text:span><text:span text:style-name="T8">. A doctor was called immediately and </text:span><text:span text:style-name="T8">after making a careful examination pronounced it </text:span><text:span text:style-name="T22">a case of nervous breakdown.</text:span><text:span text:style-name="T8"> Said there must be </text:span><text:span text:style-name="T22">something preying on his mind</text:span><text:span text:style-name="T8"> or that he had been under a long strain. Walter explained the </text:span><text:span text:style-name="T8">disappearance of Marie and how Robert had worried over the love affair; his long, strenuous </text:span><text:span text:style-name="T8">campaigns in the stock and commodity markets and his work upon his inventions; that up to a few </text:span><text:span text:style-name="T8">months previous Robert had been able to work almost day and night without showing any fatigue, but </text:span><text:span text:style-name="T8">that in recent weeks he had noticed a great change in him. After the doctor had heard the story of the </text:span><text:span text:style-name="T8">love affair and Marie's disappearance, he was sure that a long and needed rest was necessary to </text:span><text:span text:style-name="T8">restore Robert to his normal health. He ordered him to remain absolutely quiet and not attempt to look </text:span><text:span text:style-name="T8">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46"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49" office:value-type="string">
            <text:p><text:span text:style-name="T27">"Marie the Angel of Mercy," Robert's great ship, was rapidly nearing completion.</text:span></text:p>
            <text:p><text:span text:style-name="T27">The new 12-cylinder motor had been tested and the engineers had estimated that they would attain a speed </text:span><text:span text:style-name="T27">of 1000 miles per hour. </text:span><text:span text:style-name="T3">Robert was elated over the success </text:span><text:span text:style-name="T27">and knew that he would now be prepared to </text:span><text:span text:style-name="T27">help his country in time of its greatest need.</text:span></text:p>
          </table:table-cell>
          <table:table-cell table:number-columns-repeated="1019"/>
        </table:table-row>
        <table:table-row table:style-name="ro29">
          <table:table-cell office:value-type="string">
            <text:p>20</text:p>
          </table:table-cell>
          <table:table-cell office:value-type="string">
            <text:p>239</text:p>
          </table:table-cell>
          <table:table-cell table:style-name="ce32" office:value-type="string">
            <text:p><text:span text:style-name="T8">middle of</text:span></text:p>
            <text:p><text:span text:style-name="T8">January, 1929</text:span></text:p>
          </table:table-cell>
          <table:table-cell/>
          <table:table-cell table:style-name="ce10" office:value-type="string">
            <text:p><text:span text:style-name="T1"><text:s/></text:span><text:span text:style-name="T1">After preparing his campaign for the market and buying stocks and cotton for the big advance, Walter </text:span><text:span text:style-name="T1">noticed a great change in Robert. His </text:span><text:span text:style-name="T3">health began to fail again</text:span><text:span text:style-name="T1">, and now that he had achieved great </text:span><text:span text:style-name="T1">success and completed such wonderful inventions, </text:span><text:span text:style-name="T3">without Marie to comfort him he would probably </text:span><text:span text:style-name="T3">break down in health and give up</text:span><text:span text:style-name="T1">. Robert had ceased to talk much about Marie. His interest in the future </text:span><text:span text:style-name="T1">was waning. Walter and Edna, who were still as much in love as ever, often discussed Robert's physical </text:span><text:span text:style-name="T1">condition. They decided to encourage him to go away for a long-needed rest. Walter had a talk with Robert </text:span><text:span text:style-name="T1">in the middle of January, 1929, but Robert didn't show much interest or any desire to travel. A short time </text:span><text:span text:style-name="T1">after this, Robert appeared at the office one morning looking more haggard </text:span><text:span text:style-name="T2"><text:s/>and worn than ever. He called </text:span><text:span text:style-name="T2">Walter and Edna into </text:span><text:span text:style-name="T1">the office, told them that he had had a very peculiar dream the night before, that he </text:span><text:span text:style-name="T1">had dreamed that he had gone to Paris and suddenly met Marie. He was so strongly impressed with the </text:span><text:span text:style-name="T1">dream that he decided to leave at once. Told Walter to give the mechanics instructions to put his old ship </text:span><text:span text:style-name="T1">"The St. Marie" in shape to sail at once.</text:span></text:p>
          </table:table-cell>
          <table:table-cell table:number-columns-repeated="1019"/>
        </table:table-row>
        <table:table-row table:style-name="ro17">
          <table:table-cell table:style-name="ce12" office:value-type="string">
            <text:p>20</text:p>
          </table:table-cell>
          <table:table-cell table:style-name="ce12" office:value-type="string">
            <text:p>240</text:p>
          </table:table-cell>
          <table:table-cell table:style-name="ce12" office:value-type="string">
            <text:p>A short time after the middle of January, 1929</text:p>
          </table:table-cell>
          <table:table-cell table:style-name="ce12"/>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50" office:value-type="string">
            <text:p><text:span text:style-name="T21">On the</text:span><text:span text:style-name="T28"> </text:span><text:span text:style-name="T29">morning of February 2nd, 1929, </text:span><text:span text:style-name="T28">Robert started his flight to Paris and arrived there promptly </text:span><text:span text:style-name="T28">in the evening</text:span><text:span text:style-name="T21"> and went to visit some friends and acquaintances. After talking over the war situation </text:span><text:span text:style-name="T21">and his forecasts of the great war yet to come, </text:span><text:span text:style-name="T28">he decided to visit friends in London.</text:span><text:span text:style-name="T21"> England and </text:span><text:span text:style-name="T21">Russia were waging their battles in the air and doing very little land fighting. Despite the good start that </text:span><text:span text:style-name="T21">England had made, Russia and her allies were getting the best of the victory. </text:span><text:span text:style-name="T28">Robert found London </text:span><text:span text:style-name="T28">very uninteresting.</text:span><text:span text:style-name="T21"> Up to this time he had heard nothing of Marie and </text:span><text:span text:style-name="T28">decided to return to Paris.</text:span></text:p>
          </table:table-cell>
          <table:table-cell table:number-columns-repeated="1019"/>
        </table:table-row>
        <table:table-row table:style-name="ro10">
          <table:table-cell office:value-type="string">
            <text:p>20</text:p>
          </table:table-cell>
          <table:table-cell office:value-type="string">
            <text:p>241</text:p>
          </table:table-cell>
          <table:table-cell office:value-type="string">
            <text:p>Latter part of Feburary 1929</text:p>
          </table:table-cell>
          <table:table-cell/>
          <table:table-cell table:style-name="ce10" office:value-type="string">
            <text:p><text:span text:style-name="T1"><text:s/></text:span><text:span text:style-name="T1">On a beautiful sunhiny morning in the latter part of Feburary, 1929, Robert was walking down a prominent </text:span><text:span text:style-name="T1">business street in Paris with no special objective in mind. </text:span><text:span text:style-name="T3">He was feeling sick and gloomy and was </text:span><text:span text:style-name="T3">walking with his head down, looking at the street. </text:span><text:span text:style-name="T1">Suddenly he saw a form approaching very closely, and </text:span><text:span text:style-name="T1">like a flash, a woman quickly passed him. He was sure it was Marie. His heart was in his throat. He turned </text:span><text:span text:style-name="T1">around quickly to follow her but she had disappeared. </text:span><text:span text:style-name="T3">Just as she passed him she dropped a letter on </text:span><text:span text:style-name="T3">the street and he picked it up, put it in his pocket</text:span><text:span text:style-name="T1"> and rushed on down the street, hoping to find her, but </text:span><text:span text:style-name="T1">after exhausting himself running around, fighting his way thru the crowds, without a glimpse of her, he </text:span><text:span text:style-name="T1">decided to open the letter. When he opened it it was written in a foreign language which he did not </text:span><text:span text:style-name="T1">understand.</text:span></text:p>
          </table:table-cell>
          <table:table-cell office:value-type="string">
            <text:p>Is there a reason for 'Feburary' being misspelled?</text:p>
          </table:table-cell>
          <table:table-cell table:number-columns-repeated="1018"/>
        </table:table-row>
        <table:table-row table:style-name="ro30">
          <table:table-cell office:value-type="string">
            <text:p>20</text:p>
          </table:table-cell>
          <table:table-cell office:value-type="string">
            <text:p>243, 244</text:p>
          </table:table-cell>
          <table:table-cell office:value-type="string">
            <text:p>Latter part of Feburary 1929</text:p>
          </table:table-cell>
          <table:table-cell/>
          <table:table-cell table:style-name="ce39" office:value-type="string">
            <text:p><text:span text:style-name="T1"><text:s/></text:span><text:span text:style-name="T3">RG attends the Aviators' Costume Ball to take place in the Hotel Lafayette.</text:span><text:span text:style-name="T1"> </text:span><text:span text:style-name="T2"><text:s/>They asked Robert if he </text:span><text:span text:style-name="T2">did not have a plane to </text:span><text:span text:style-name="T1">enter or if he could not demonstrate something with "The St. Marie." He told them </text:span><text:span text:style-name="T1">that his health was not good and that he was not interested in entering a plane at this time. <text:s/>RG </text:span><text:span text:style-name="T2">looked </text:span><text:span text:style-name="T2">across the hall and again he saw </text:span><text:span text:style-name="T9">Marie dressed</text:span></text:p>
            <text:p><text:span text:style-name="T3">like an eagle, queen of the air.</text:span><text:span text:style-name="T1"> He made a mad rush thru the crowd to the other side of the hall and when </text:span><text:span text:style-name="T1">he got there, he could see no Marie. The ordeal was too much for him. He fell unconscious on the floor. <text:s/></text:span><text:span text:style-name="T2"><text:s/></text:span><text:span text:style-name="T2">Robert </text:span><text:span text:style-name="T1">was not only sick at heart but sick physically, and his</text:span></text:p>
            <text:p><text:span text:style-name="T1">friends realized it and called a nerve specialist, </text:span><text:span text:style-name="T3">Dr. Descartes</text:span><text:span text:style-name="T1">. Robert explained what had happened, about </text:span><text:span text:style-name="T1">meeting Marie on the street and about seeing her at the ball, altho he said nothing about the mysterious </text:span><text:span text:style-name="T1">letter to the Doctor. The Doctor, after examining him, told</text:span></text:p>
            <text:p><text:span text:style-name="T1">his friends he thought that he was suffering from </text:span><text:span text:style-name="T3">mental delusions</text:span><text:span text:style-name="T1"> -- that he had probably had this woman </text:span><text:span text:style-name="T1">on his mind so long and after </text:span><text:span text:style-name="T3">dreaming</text:span><text:span text:style-name="T1"> he had met her on a street in Paris, had hoped so strongly that he </text:span><text:span text:style-name="T1">would meet her, he had brought himself to believe that she was there and </text:span><text:span text:style-name="T3">had really thought that he had </text:span><text:span text:style-name="T3">seen her, both on the street and in the ballroom, but it was probably an optical delusion </text:span><text:span text:style-name="T1">and after he </text:span><text:span text:style-name="T1">got better he would realize that he hadn't seen Marie. </text:span><text:span text:style-name="T3">Several days passed before Robert fully </text:span><text:span text:style-name="T3">recovered. </text:span></text:p>
          </table:table-cell>
          <table:table-cell table:number-columns-repeated="1019"/>
        </table:table-row>
        <table:table-row table:style-name="ro6">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1" office:value-type="string">
            <text:p><text:span text:style-name="T1"><text:s/></text:span><text:span text:style-name="T1">Robert was very much </text:span><text:span text:style-name="T3">worried</text:span><text:span text:style-name="T1">. His</text:span><text:span text:style-name="T3"> hope was fast giving way to despair. </text:span><text:span text:style-name="T1">He again realized that hope </text:span><text:span text:style-name="T1">deferred maketh the heart grow sick. </text:span><text:span text:style-name="T3">He thought of Henry Watson's story</text:span><text:span text:style-name="T1"> and wondered if he would have </text:span><text:span text:style-name="T1">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0">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0" office:value-type="string">
            <text:p><text:span text:style-name="T1"><text:s/></text:span><text:span text:style-name="T1">In the early part of March a lot of the aviators were </text:span><text:span text:style-name="T3">returning from Paris to New York </text:span><text:span text:style-name="T1">after the convention </text:span><text:span text:style-name="T1">and Robert decided to go home with them. </text:span><text:span text:style-name="T3">They insisted that he was not physically able to sail "The St. </text:span><text:span text:style-name="T3">Marie" alone and sent a pilot along with him. </text:span><text:span text:style-name="T1">The trip was uneventful and on</text:span><text:span text:style-name="T3"> March 5th Robert arrived </text:span><text:span text:style-name="T3">in New York. On his arrival he went immediately to his office and laboratories where he found Walter </text:span><text:span text:style-name="T3">and Edna </text:span><text:span text:style-name="T9"><text:s/>glad to see him. </text:span><text:span text:style-name="T2">They told him that </text:span><text:span text:style-name="T9">he looked much </text:span><text:span text:style-name="T3">improved in health</text:span><text:span text:style-name="T1">. He related all his </text:span><text:span text:style-name="T1">experiences in Paris and the mysterious letter. Walter was very much amazed and at a loss to understand it </text:span><text:span text:style-name="T1">all. He could not understand, if </text:span><text:span text:style-name="T3">Marie had dropped the letter</text:span><text:span text:style-name="T1"> and had really seen Robert on the street and </text:span><text:span text:style-name="T1">at the ball, why she would not answer his personal notices in the papers and at least clear up the mystery of </text:span><text:span text:style-name="T1">her disappearance.</text:span></text:p>
          </table:table-cell>
          <table:table-cell table:number-columns-repeated="1019"/>
        </table:table-row>
        <table:table-row table:style-name="ro9">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1" office:value-type="string">
            <text:p><text:s/>After consulting with his friends, he decided to go immediately to Silver Springs to see her. On Sunday morning about 10 o'clock he <text:span text:style-name="T5">boarded a local airplane for Silver Springs and arrived in 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9">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1">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 office:value-type="string">
            <text:p><text:span text:style-name="T1"><text:s/></text:span><text:span text:style-name="T1">Robert arose early the next morning and decided that he would go to Silver Springs and see this beautiful </text:span><text:span text:style-name="T1">spot just as the sun was rising. It was a beautiful morning and he rode out upon the waters, listened to the</text:span><text:span text:style-name="T2"> </text:span><text:span text:style-name="T2">songs of the birds, </text:span><text:span text:style-name="T9">watched the beautiful fish running </text:span><text:span text:style-name="T3">to and fro in the clear waters</text:span><text:span text:style-name="T1">. He again </text:span><text:span text:style-name="T3">thought </text:span><text:span text:style-name="T3">of the story of the spirit bride whom the legend said appeared upon the waters on moonlight nights. </text:span><text:span text:style-name="T3">His mind went back to the fishing trip at Spirit Lake, Arkansas. </text:span><text:span text:style-name="T1">He thought of the story of Spirit Lake </text:span><text:span text:style-name="T1">and how he was impressed as a child with that story. Now it seemed more vivid and real. </text:span><text:span text:style-name="T3">His mind reverted </text:span><text:span text:style-name="T3">back to the death of Henry Watson</text:span><text:span text:style-name="T1"> and he thought "Is it my fate to visit places and to hear stories of </text:span><text:span text:style-name="T1">tragedy and disappointment of lovers, and in the end, will my fate be like theirs? Must I sink into the waters </text:span><text:span text:style-name="T1">of forgetfulness without ever again seeing the best beloved face in all the world, Marie's? After all, </text:span><text:span text:style-name="T3">is it line </text:span><text:span text:style-name="T3">Henry Watson said: 'Hope is but an anchor to the soul, but facts are stubborn things and we must </text:span><text:span text:style-name="T3">face them?' </text:span><text:span text:style-name="T1">" For a moment, Robert felt that he had been clinging to hope all these years and he was </text:span><text:span text:style-name="T1">almost ready to bid hope depart and leave him alone to facts, but even then he knew that if hope should </text:span><text:span text:style-name="T1">depart and not hold aloft a light of Marie's love, he at that moment would follow the course of the lover of the </text:span><text:span text:style-name="T1">spirit bride and go overboard, to be swallowed up in the beautiful waters, to release his spirit, that it might </text:span><text:span text:style-name="T1">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3">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 office:value-type="string">
            <text:p><text:span text:style-name="T1">RG drove back to the hotel, found Lady Bersford awaiting him. He ate his breakfast hurriedly</text:span></text:p>
            <text:p><text:span text:style-name="T1">and retired to a </text:span><text:span text:style-name="T3">secret corner in the hotel </text:span><text:span text:style-name="T1">where they would be alone and he could hear what Lady </text:span><text:span text:style-name="T1">Bersford had gathered from the spirit world the night before. </text:span></text:p>
          </table:table-cell>
          <table:table-cell table:number-columns-repeated="1019"/>
        </table:table-row>
        <table:table-row table:style-name="ro15">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1" office:value-type="string">
            <text:p><text:span text:style-name="T1">After Laughing Waters had told RG about Marie and after she removed the impression of Marie from RG's </text:span><text:span text:style-name="T1">mind, </text:span><text:span text:style-name="T3">RG was much more cheerful and hopeful.</text:span><text:span text:style-name="T1"> <text:s/>RG's own mind told him that </text:span><text:span text:style-name="T3">he was at last on the </text:span><text:span text:style-name="T3">right track.</text:span><text:span text:style-name="T1"> <text:s/></text:span><text:span text:style-name="T2"><text:s/>He thought of the laws laid down in the </text:span><text:span text:style-name="T1">Bible; remembered what Jesus said when they asked </text:span><text:span text:style-name="T1">him for a sign that the Son of man would remain three days and three nights in the heart of the earth, then </text:span><text:span text:style-name="T1">rise and ascend to heaven. Robert knew the meaning of this. He knew that sorrows, sufferings and </text:span><text:span text:style-name="T1">disappointment had to come before joy and happiness; for every day of sunshine comes a night of darkness, </text:span><text:span text:style-name="T1">for every aching in the heart there is a returning flow.</text:span></text:p>
          </table:table-cell>
          <table:table-cell table:number-columns-repeated="1019"/>
        </table:table-row>
        <table:table-row table:style-name="ro7">
          <table:table-cell office:value-type="string">
            <text:p>23</text:p>
          </table:table-cell>
          <table:table-cell office:value-type="string">
            <text:p>266</text:p>
          </table:table-cell>
          <table:table-cell table:style-name="ce31" office:value-type="string">
            <text:p>“A few days later”, after the previous timestamp of Monday.</text:p>
          </table:table-cell>
          <table:table-cell table:style-name="ce31" office:value-type="string">
            <text:p>If the previous timestamp Sunday is March 10, 1929, then Monday would be March 11, 1929, and the timestamp is a few days after that date.</text:p>
          </table:table-cell>
          <table:table-cell table:style-name="ce10" office:value-type="string">
            <text:p><text:span text:style-name="T1">RG says "I am going </text:span><text:span text:style-name="T3">direct to New York </text:span><text:span text:style-name="T1">as I have important business matters to look after</text:span></text:p>
            <text:p><text:span text:style-name="T1">there," he replied. Lady Bersford says: </text:span><text:span text:style-name="T3">"Mr. Gordon, you don't look strong," she said. "It seems to me </text:span><text:span text:style-name="T3">you need to take more care of your health and have more rest. <text:s/></text:span><text:span text:style-name="T4">Then Lady Bersford tells RG about </text:span><text:span text:style-name="T4">Sebring, Florida, where there is a sunshine sanitarium. <text:s/>It was the place Ponce de Leon was looking for </text:span><text:span text:style-name="T4">when we was searching for the fountain of youth. <text:s/>Sebring has more sunshine than any other place in </text:span><text:span text:style-name="T4">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2">
          <table:table-cell table:style-name="ce12" office:value-type="string">
            <text:p>23</text:p>
          </table:table-cell>
          <table:table-cell table:style-name="ce12" office:value-type="string">
            <text:p>267</text:p>
          </table:table-cell>
          <table:table-cell table:style-name="ce12" office:value-type="string">
            <text:p>March 27, 1929</text:p>
          </table:table-cell>
          <table:table-cell table:style-name="ce12"/>
          <table:table-cell office:value-type="string">
            <text:p><text:span text:style-name="T5">Lady Bersford and RG arrived in Sebring, Florida. <text:s/></text:span>RG's health began to improve a few days after he arrived. <text:span text:style-name="T5"><text:s/>Time went by rapidly and a month was gone before RG knew it. <text:s/></text:span></text:p>
          </table:table-cell>
          <table:table-cell table:style-name="ce12" office:value-type="string">
            <text:p>Time distortion.</text:p>
          </table:table-cell>
          <table:table-cell table:number-columns-repeated="1018"/>
        </table:table-row>
        <table:table-row table:style-name="ro9">
          <table:table-cell table:style-name="ce12" office:value-type="string">
            <text:p>24</text:p>
          </table:table-cell>
          <table:table-cell table:style-name="ce12" office:value-type="string">
            <text:p>269</text:p>
          </table:table-cell>
          <table:table-cell table:style-name="ce12" office:value-type="string">
            <text:p>Latter part of April, 1929</text:p>
          </table:table-cell>
          <table:table-cell table:style-name="ce12"/>
          <table:table-cell table:style-name="ce10" office:value-type="string">
            <text:p>In the latter part of April, Robert decided that he must return to New York and take up his duties. <text:span text:style-name="T1">As Robert </text:span><text:span text:style-name="T1">started toward New York, his heart was light, his hopes were revived and he had greater faith than ever that </text:span><text:span text:style-name="T1">Marie was alive and would in the not distant future return to him. When he arrived in New York he went direct </text:span><text:span text:style-name="T1">to his office and laboratory. Walter and Edna greeted him with enthusiasm. Were happy to see him looking </text:span><text:span text:style-name="T1">so well.</text:span></text:p>
          </table:table-cell>
          <table:table-cell table:style-name="ce12"/>
          <table:table-cell table:number-columns-repeated="1018"/>
        </table:table-row>
        <table:table-row table:style-name="ro3">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2" office:value-type="string">
            <text:p>Second day after RG was in Sebring, Florida is the second day after March 27, 1929.</text:p>
          </table:table-cell>
          <table:table-cell table:number-columns-repeated="1018"/>
        </table:table-row>
        <table:table-row table:style-name="ro6">
          <table:table-cell table:style-name="ce12" office:value-type="string">
            <text:p>24</text:p>
          </table:table-cell>
          <table:table-cell table:style-name="ce12" office:value-type="string">
            <text:p>270</text:p>
          </table:table-cell>
          <table:table-cell table:style-name="ce12" office:value-type="string">
            <text:p>Latter part of April, 1929</text:p>
          </table:table-cell>
          <table:table-cell table:style-name="ce1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2" office:value-type="string">
            <text:p>The next March or early April referred to is in 1930. </text:p>
          </table:table-cell>
          <table:table-cell table:number-columns-repeated="1018"/>
        </table:table-row>
        <table:table-row table:style-name="ro6" table:number-rows-repeated="52">
          <table:table-cell table:style-name="ce12" table:number-columns-repeated="4"/>
          <table:table-cell/>
          <table:table-cell table:style-name="ce12"/>
          <table:table-cell table:number-columns-repeated="1018"/>
        </table:table-row>
        <table:table-row table:style-name="ro6" table:number-rows-repeated="1048410">
          <table:table-cell table:number-columns-repeated="1024"/>
        </table:table-row>
        <table:table-row table:style-name="ro6">
          <table:table-cell table:number-columns-repeated="1024"/>
        </table:table-row>
      </table:table>
      <table:table table:name="Ranks and Promotions" table:style-name="ta1" table:print="false">
        <table:table-column table:style-name="co57" table:default-cell-style-name="ce17"/>
        <table:table-column table:style-name="co58" table:default-cell-style-name="ce17"/>
        <table:table-column table:style-name="co16" table:default-cell-style-name="ce3"/>
        <table:table-column table:style-name="co59" table:default-cell-style-name="ce3"/>
        <table:table-column table:style-name="co16" table:default-cell-style-name="ce3"/>
        <table:table-column table:style-name="co60" table:default-cell-style-name="ce12"/>
        <table:table-column table:style-name="co61" table:default-cell-style-name="ce25"/>
        <table:table-column table:style-name="co62" table:default-cell-style-name="ce12"/>
        <table:table-column table:style-name="co63" table:default-cell-style-name="ce4"/>
        <table:table-column table:style-name="co7" table:number-columns-repeated="1014" table:default-cell-style-name="Default"/>
        <table:table-row table:style-name="ro5">
          <table:table-cell table:style-name="ce80" office:value-type="string">
            <text:p>Chapter</text:p>
          </table:table-cell>
          <table:table-cell table:style-name="ce80"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4"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5" table:number-columns-repeated="1014"/>
        </table:table-row>
        <table:table-row table:style-name="ro7">
          <table:table-cell table:number-columns-repeated="2" table:style-name="ce27" office:value-type="string">
            <text:p>1</text:p>
          </table:table-cell>
          <table:table-cell table:style-name="Default"/>
          <table:table-cell table:style-name="ce4"/>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36" office:value-type="string">
            <text:p><text:span text:style-name="T1"><text:s/></text:span><text:span text:style-name="T1">Calvin Gordon, the baby’s </text:span><text:span text:style-name="T1">father, had been a </text:span><text:span text:style-name="T3">Captain</text:span></text:p>
            <text:p><text:span text:style-name="T1">in the U.S. Army in Spain. </text:span><text:span text:style-name="T1">He had won distinction</text:span></text:p>
            <text:p><text:span text:style-name="T1">for his cool courage and </text:span><text:span text:style-name="T1">daring nerve, and after the </text:span><text:span text:style-name="T1">close</text:span></text:p>
            <text:p><text:span text:style-name="T1">of the Spanish-American </text:span><text:span text:style-name="T1">war, moved from </text:span><text:span text:style-name="T1">Tennessee</text:span></text:p>
            <text:p><text:span text:style-name="T1">to Texas. </text:span><text:span text:style-name="T3">Capt. Gordon.</text:span></text:p>
          </table:table-cell>
          <table:table-cell table:style-name="ce33"/>
          <table:table-cell table:style-name="ce51"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3" office:value-type="string">
            <text:p>Calvin Gordon</text:p>
          </table:table-cell>
          <table:table-cell table:style-name="ce53" office:value-type="string">
            <text:p>Capt. Gordon</text:p>
          </table:table-cell>
          <table:table-cell office:value-type="float" office:value="4">
            <text:p>4</text:p>
          </table:table-cell>
          <table:table-cell/>
          <table:table-cell table:style-name="ce5"/>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office:value-type="string">
            <text:p><text:span text:style-name="T1"><text:s/></text:span><text:span text:style-name="T1">In 1914, when war broke </text:span><text:span text:style-name="T1">out, </text:span><text:span text:style-name="T3">Capt. Gordon</text:span><text:span text:style-name="T1">, who</text:span></text:p>
            <text:p><text:span text:style-name="T1">had once served in the </text:span><text:span text:style-name="T1">Spanish-American War, </text:span><text:span text:style-name="T1">became</text:span></text:p>
            <text:p><text:span text:style-name="T1">very much interested in </text:span><text:span text:style-name="T1">the conflict and followed it </text:span><text:span text:style-name="T1">very</text:span></text:p>
            <text:p><text:span text:style-name="T1">closely, reading the papers </text:span><text:span text:style-name="T1">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54" office:value-type="string">
            <text:p>Colonel Robert Gordon</text:p>
          </table:table-cell>
          <table:table-cell office:value-type="float" office:value="1">
            <text:p>1</text:p>
          </table:table-cell>
          <table:table-cell table:style-name="ce37" office:value-type="string">
            <text:p><text:span text:style-name="T1"><text:s/></text:span><text:span text:style-name="T1">She talked of his </text:span><text:span text:style-name="T1">grandfather, </text:span><text:span text:style-name="T3">Colonel </text:span><text:span text:style-name="T3">Robert</text:span></text:p>
            <text:p><text:span text:style-name="T3">Gordon</text:span><text:span text:style-name="T1">, for whom he was </text:span><text:span text:style-name="T1">named, and how he </text:span><text:span text:style-name="T1">became famous during the </text:span><text:span text:style-name="T1">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54" office:value-type="string">
            <text:p>Colonel Roosevelt</text:p>
          </table:table-cell>
          <table:table-cell office:value-type="float" office:value="1">
            <text:p>1</text:p>
          </table:table-cell>
          <table:table-cell table:style-name="ce37" office:value-type="string">
            <text:p><text:span text:style-name="T1"><text:s/></text:span><text:span text:style-name="T1">She talked of his </text:span><text:span text:style-name="T1">grandfather, </text:span><text:span text:style-name="T4">Colonel </text:span><text:span text:style-name="T4">Robert Gordon</text:span><text:span text:style-name="T1">, for whom </text:span><text:span text:style-name="T1">he was named, and how </text:span><text:span text:style-name="T1">he became famous during </text:span><text:span text:style-name="T1">the Civil War, and how </text:span><text:span text:style-name="T1">later Robert’s own father </text:span><text:span text:style-name="T1">went with </text:span><text:span text:style-name="T3">Colonel </text:span><text:span text:style-name="T3">Roosevelt</text:span><text:span text:style-name="T1"> and became a </text:span><text:span text:style-name="T3">Captain</text:span><text:span text:style-name="T1"> in the Spanish-</text:span><text:span text:style-name="T1">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9" office:value-type="string">
            <text:p><text:span text:style-name="T1"><text:s/></text:span><text:span text:style-name="T1">His mother spent many </text:span><text:span text:style-name="T1">anxious months and </text:span><text:span text:style-name="T1">worried with the children </text:span><text:span text:style-name="T1">while </text:span><text:span text:style-name="T3">Capt. Gordon </text:span><text:span text:style-name="T1">was </text:span><text:span text:style-name="T1">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10"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3" office:value-type="string">
            <text:p>Calvin Gordon</text:p>
          </table:table-cell>
          <table:table-cell table:style-name="ce53" office:value-type="string">
            <text:p>Capt. Gordon</text:p>
          </table:table-cell>
          <table:table-cell office:value-type="float" office:value="1">
            <text:p>1</text:p>
          </table:table-cell>
          <table:table-cell table:style-name="ce10" office:value-type="string">
            <text:p><text:span text:style-name="T1"><text:s/></text:span><text:span text:style-name="T3">Capt. Gordon </text:span><text:span text:style-name="T1">had been </text:span><text:span text:style-name="T1">very successful during the</text:span></text:p>
            <text:p><text:span text:style-name="T1">war growing cotton. Prices </text:span><text:span text:style-name="T1">had gone very high and</text:span></text:p>
            <text:p><text:span text:style-name="T1">he had accumulated quite </text:span><text:span text:style-name="T1">a little money. But in 1920</text:span></text:p>
            <text:p><text:span text:style-name="T1">cotton prices declined </text:span><text:span text:style-name="T1">rapidly and his cotton </text:span><text:span text:style-name="T1">brought</text:span></text:p>
            <text:p><text:span text:style-name="T1">very little, which again </text:span><text:span text:style-name="T1">reduced them to poor </text:span><text:span text:style-name="T1">circumstances.</text:span></text:p>
          </table:table-cell>
          <table:table-cell table:number-columns-repeated="1015"/>
        </table:table-row>
        <table:table-row table:style-name="ro15">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pan text:style-name="T1"><text:s/></text:span><text:span text:style-name="T1">He secured a morning </text:span><text:span text:style-name="T1">newspaper and found the </text:span><text:span text:style-name="T1">headlines filled with </text:span><text:span text:style-name="T1">Lindbergh. </text:span><text:span text:style-name="T3">Read about </text:span><text:span text:style-name="T3">the preparations for </text:span><text:span text:style-name="T3">Captain Lindbergh’s </text:span><text:span text:style-name="T3">return to Washington </text:span><text:span text:style-name="T3">and New York and the </text:span><text:span text:style-name="T3">plans for his reception. </text:span><text:span text:style-name="T1">Of course, Robert had </text:span><text:span text:style-name="T1">looked forward to being </text:span><text:span text:style-name="T1">there at that time and have </text:span><text:span text:style-name="T1">Marie with him as his wife. </text:span><text:span text:style-name="T1">He had been looking </text:span><text:span text:style-name="T1">forward to the day when </text:span><text:span text:style-name="T1">his own dream would be </text:span><text:span text:style-name="T1">realized and he would </text:span><text:span text:style-name="T1">build one of the greatest </text:span><text:span text:style-name="T1">airships of the age.</text:span></text:p>
          </table:table-cell>
          <table:table-cell table:number-columns-repeated="1015"/>
        </table:table-row>
        <table:table-row table:style-name="ro23">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text:span><text:span text:style-name="T1">his Right Aeroplane stock,</text:span></text:p>
            <text:p><text:span text:style-name="T1">which </text:span><text:span text:style-name="T3">he had bought at </text:span><text:span text:style-name="T3">31 on May 21st, the day </text:span><text:span text:style-name="T3">that</text:span></text:p>
            <text:p><text:span text:style-name="T3">Captain Lindbergh </text:span><text:span text:style-name="T3">completed his </text:span><text:span text:style-name="T3">successful flight to</text:span></text:p>
            <text:p><text:span text:style-name="T3">Paris. </text:span><text:span text:style-name="T1">He figured that he </text:span><text:span text:style-name="T1">could make a great fortune</text:span></text:p>
            <text:p><text:span text:style-name="T1">by buying Right Aeroplane </text:span><text:span text:style-name="T1">stock and holding it for</text:span></text:p>
            <text:p><text:span text:style-name="T1">years and at the same </text:span><text:span text:style-name="T1">time selling Major Motors </text:span><text:span text:style-name="T1">short.</text:span></text:p>
            <text:p><text:span text:style-name="T1">The markets in Wheat, </text:span><text:span text:style-name="T1">Cotton, Major Motors and</text:span></text:p>
            <text:p><text:span text:style-name="T1">Right Aeroplane were all </text:span><text:span text:style-name="T1">doing just exactly as he </text:span><text:span text:style-name="T1">had</text:span></text:p>
            <text:p><text:span text:style-name="T1">calculated they would. The </text:span><text:span text:style-name="T1">fact that he was making</text:span></text:p>
            <text:p><text:span text:style-name="T1">money on Right Aeroplane </text:span><text:span text:style-name="T1">stock encouraged him to </text:span><text:span text:style-name="T1">continue his work on his </text:span><text:span text:style-name="T1">own plane.</text:span></text:p>
          </table:table-cell>
          <table:table-cell table:number-columns-repeated="1015"/>
        </table:table-row>
        <table:table-row table:style-name="ro2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text:span><text:span text:style-name="T1">morning feeling much </text:span><text:span text:style-name="T1">better,</text:span></text:p>
            <text:p><text:span text:style-name="T1">had his breakfast early, </text:span><text:span text:style-name="T1">bought the newspaper and</text:span></text:p>
            <text:p><text:span text:style-name="T1">read all about the </text:span><text:span text:style-name="T1">receptions being planned </text:span><text:span text:style-name="T1">for </text:span><text:span text:style-name="T3">Colonel</text:span></text:p>
            <text:p><text:span text:style-name="T3">Lindbergh</text:span><text:span text:style-name="T1"> and again the </text:span><text:span text:style-name="T1">wish stole into his heart </text:span><text:span text:style-name="T1">and</text:span></text:p>
            <text:p><text:span text:style-name="T1">the hope was revived that </text:span><text:span text:style-name="T1">in some way Marie might </text:span><text:span text:style-name="T1">be</text:span></text:p>
            <text:p><text:span text:style-name="T1">with him </text:span><text:span text:style-name="T3">when Lindbergh </text:span><text:span text:style-name="T3">arrived in New York</text:span><text:span text:style-name="T1">.</text:span></text:p>
          </table:table-cell>
          <table:table-cell table:number-columns-repeated="1015"/>
        </table:table-row>
        <table:table-row table:style-name="ro34">
          <table:table-cell office:value-type="string">
            <text:p>14</text:p>
          </table:table-cell>
          <table:table-cell office:value-type="string">
            <text:p>180</text:p>
          </table:table-cell>
          <table:table-cell office:value-type="string">
            <text:p>Current date is June 10, 1927, big reception planned on <text:span text:style-name="T5">Monday June </text:span><text:span text:style-name="T5">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10" office:value-type="string">
            <text:p><text:span text:style-name="T1"><text:s/></text:span><text:span text:style-name="T1">RG was also anxious to </text:span><text:span text:style-name="T1">meet his old pal, Walter </text:span><text:span text:style-name="T1">Kennelworth, so he </text:span><text:span text:style-name="T1">decided to get ready to go </text:span><text:span text:style-name="T1">on to New York. </text:span><text:span text:style-name="T3">The big </text:span><text:span text:style-name="T3">reception for Colonel </text:span><text:span text:style-name="T3">Charles A. Lindbergh </text:span><text:span text:style-name="T3">was planned</text:span><text:span text:style-name="T1"> and would </text:span><text:span text:style-name="T1">take place in </text:span><text:span text:style-name="T3">New York on </text:span><text:span text:style-name="T3">Monday, June 13th</text:span><text:span text:style-name="T1">, and </text:span><text:span text:style-name="T1">he wanted to be there, but </text:span><text:span text:style-name="T1">every time he thought of </text:span><text:span text:style-name="T1">anything that would give </text:span><text:span text:style-name="T1">him happiness or </text:span><text:span text:style-name="T1">pleasure, he thought of </text:span><text:span text:style-name="T1">Marie and knew that </text:span><text:span text:style-name="T1">without her it would not </text:span><text:span text:style-name="T1">mean as much to him.</text:span><text:span text:style-name="T2"> <text:s/></text:span><text:span text:style-name="T2">Still he hoped</text:span></text:p>
            <text:p><text:span text:style-name="T1">Marie might appear or that </text:span><text:span text:style-name="T1">some news of her might </text:span><text:span text:style-name="T1">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text:span><text:span text:style-name="T5">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11" office:value-type="string">
            <text:p><text:s/>RG wanted to see<text:span text:style-name="T5"> </text:span><text:span text:style-name="T5">Captain Lindbergh</text:span> and his plane, <text:span text:style-name="T5">“The Spirit of </text:span><text:span text:style-name="T5">St. Louis,” </text:span>for Robert was dreaming of the day when he would complete his own great plane according to Ezekiel’s plan.</text:p>
          </table:table-cell>
          <table:table-cell table:number-columns-repeated="1015"/>
        </table:table-row>
        <table:table-row table:style-name="ro12">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text:span><text:span text:style-name="T1">as a land of liberty and</text:span></text:p>
            <text:p><text:span text:style-name="T1">has always set an </text:span><text:span text:style-name="T1">example for the </text:span><text:span text:style-name="T3">balance </text:span><text:span text:style-name="T3">of the world </text:span><text:span text:style-name="T1">and I hope to </text:span><text:span text:style-name="T1">see the day when our </text:span><text:span text:style-name="T1">country will take the lead </text:span><text:span text:style-name="T1">in establishing universal </text:span><text:span text:style-name="T1">peace and the </text:span><text:span text:style-name="T1">brotherhood of man. </text:span><text:span text:style-name="T3">Captain Lindberg’s flight </text:span><text:span text:style-name="T3">confirms my studies and </text:span><text:span text:style-name="T3">forecasts of the future.</text:span></text:p>
          </table:table-cell>
          <table:table-cell table:number-columns-repeated="1015"/>
        </table:table-row>
        <table:table-row table:style-name="ro48">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10" office:value-type="string">
            <text:p><text:span text:style-name="T1"><text:s/></text:span><text:span text:style-name="T1">Mr. Kennelworth, Robert </text:span><text:span text:style-name="T1">and Walter arose early to </text:span><text:span text:style-name="T1">be ready for </text:span><text:span text:style-name="T3">Colonel </text:span><text:span text:style-name="T3">Lindbergh</text:span><text:span text:style-name="T1">’s triumphant </text:span><text:span text:style-name="T1">march up Broadway. </text:span><text:span text:style-name="T1">Robert was very </text:span><text:span text:style-name="T1">enthusiastic about it and </text:span><text:span text:style-name="T1">talked about what a great </text:span><text:span text:style-name="T1">achievement it was and </text:span><text:span text:style-name="T1">what it meant to the world, </text:span><text:span text:style-name="T1">especially to the United </text:span><text:span text:style-name="T1">States. Walter told him </text:span><text:span text:style-name="T1">that </text:span><text:span text:style-name="T3">they must get busy </text:span><text:span text:style-name="T3">and start to lay out the </text:span><text:span text:style-name="T3">plans to build Robert’s </text:span><text:span text:style-name="T3">great airplane</text:span><text:span text:style-name="T1">. When they </text:span><text:span text:style-name="T1">started out on the street, </text:span><text:span text:style-name="T1">Robert began to talk of </text:span><text:span text:style-name="T1">Marie and said that he </text:span><text:span text:style-name="T1">hoped that he would find </text:span><text:span text:style-name="T1">her that day. Thru all the </text:span><text:span text:style-name="T1">surging crowds, he stared </text:span><text:span text:style-name="T1">in the face of every </text:span><text:span text:style-name="T1">woman, hoping that Marie, </text:span><text:span text:style-name="T1">if she was alive, might </text:span><text:span text:style-name="T1">have decided to come to </text:span><text:span text:style-name="T1">New York for the </text:span><text:span text:style-name="T1">Lindbergh reception. It </text:span><text:span text:style-name="T1">was a great day for </text:span><text:span text:style-name="T3">Colonel Lindbergh</text:span><text:span text:style-name="T1">, and a </text:span><text:span text:style-name="T1">great day for Robert, </text:span><text:span text:style-name="T1">because it encouraged his </text:span><text:span text:style-name="T1">hope for the day, and </text:span><text:span text:style-name="T1">believed it would come to </text:span><text:span text:style-name="T1">pass when airplanes </text:span><text:span text:style-name="T1">would conquer the world </text:span><text:span text:style-name="T1">and bring universal peace. </text:span><text:span text:style-name="T1">He felt that a state of </text:span><text:span text:style-name="T1">perfection could never be </text:span><text:span text:style-name="T1">reached until the </text:span><text:span text:style-name="T1">brotherhood of man, </text:span><text:span text:style-name="T1">founded on love, was </text:span><text:span text:style-name="T1">established.</text:span></text:p>
          </table:table-cell>
          <table:table-cell table:number-columns-repeated="1015"/>
        </table:table-row>
        <table:table-row table:style-name="ro49">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text:span><text:span text:style-name="T1">York’s reception to</text:span><text:span text:style-name="T3"> </text:span><text:span text:style-name="T3">Colonel</text:span></text:p>
            <text:p><text:span text:style-name="T3">Lindbergh</text:span><text:span text:style-name="T1">, Robert </text:span><text:span text:style-name="T1">decided to get down to </text:span><text:span text:style-name="T1">business.</text:span></text:p>
            <text:p><text:span text:style-name="T1">He visited his brokers in </text:span><text:span text:style-name="T1">Wall Street, talked over </text:span><text:span text:style-name="T1">the</text:span></text:p>
            <text:p><text:span text:style-name="T1">market situation and found </text:span><text:span text:style-name="T1">that they did not agree </text:span><text:span text:style-name="T1">with his ideas and views. </text:span><text:span text:style-name="T1">Decided to open an office </text:span><text:span text:style-name="T1">at 69 Wall Street, and </text:span><text:span text:style-name="T1">Walter was to work with </text:span><text:span text:style-name="T1">him when he had time </text:span><text:span text:style-name="T1">from his studies. They </text:span><text:span text:style-name="T1">consulted about a </text:span><text:span text:style-name="T1">stenographer or office </text:span><text:span text:style-name="T1">assistant. Walter had met </text:span><text:span text:style-name="T1">Miss Edna Quinton, a very </text:span><text:span text:style-name="T1">talented girl, whom he </text:span><text:span text:style-name="T1">thought was the most </text:span><text:span text:style-name="T1">competent he had ever </text:span><text:span text:style-name="T1">known, so Robert gave </text:span><text:span text:style-name="T1">her a position in his office.</text:span></text:p>
          </table:table-cell>
          <table:table-cell table:number-columns-repeated="1015"/>
        </table:table-row>
        <table:table-row table:style-name="ro50">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81" office:value-type="string">
            <text:p><text:span text:style-name="T1"><text:s/></text:span><text:span text:style-name="T1">Mr. Kennelworth </text:span><text:span text:style-name="T1">proposed that the </text:span><text:span text:style-name="T1">leading citizens of </text:span><text:span text:style-name="T1">Texarkana go to New </text:span><text:span text:style-name="T1">York to honor their </text:span><text:span text:style-name="T1">favorite</text:span><text:span text:style-name="T3"> son</text:span><text:span text:style-name="T1"> on his </text:span><text:span text:style-name="T1">return. When he had </text:span><text:span text:style-name="T1">finished talking there </text:span><text:span text:style-name="T1">was lasting applause </text:span><text:span text:style-name="T1">and hurrahs for Robert </text:span><text:span text:style-name="T1">Gordon. </text:span><text:span text:style-name="T3">Colonel </text:span><text:span text:style-name="T3">Stanton</text:span><text:span text:style-name="T1"> was in the </text:span><text:span text:style-name="T1">audience. He arose and </text:span><text:span text:style-name="T1">said that he heartily </text:span><text:span text:style-name="T1">endorsed the proposal </text:span><text:span text:style-name="T1">and would donate </text:span><text:span text:style-name="T1">$10,000.00 to the </text:span><text:span text:style-name="T1">expense fund, that they </text:span><text:span text:style-name="T1">should go to New York </text:span><text:span text:style-name="T1">in a special train to </text:span><text:span text:style-name="T1">greet the greatest </text:span><text:span text:style-name="T1">young </text:span><text:span text:style-name="T3">man of the age </text:span><text:span text:style-name="T1">who was born on a farm </text:span><text:span text:style-name="T1">near Texarkana.</text:span></text:p>
          </table:table-cell>
          <table:table-cell office:value-type="string">
            <text:p>'son' == Sun?</text:p>
          </table:table-cell>
          <table:table-cell table:number-columns-repeated="1014"/>
        </table:table-row>
        <table:table-row table:style-name="ro7">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10" office:value-type="string">
            <text:p><text:span text:style-name="T1">From the Legend of Silver </text:span><text:span text:style-name="T1">Springs: In the near </text:span><text:span text:style-name="T1">vicinity of Ocala, when first </text:span><text:span text:style-name="T1">it was settled, stood a </text:span><text:span text:style-name="T1">splendid old mansion </text:span><text:span text:style-name="T1">owned by </text:span><text:span text:style-name="T3">Capt. Harding </text:span><text:span text:style-name="T3">Douglass</text:span><text:span text:style-name="T1">, a South </text:span><text:span text:style-name="T1">Carolinian of considerable </text:span><text:span text:style-name="T1">wealth. His only child was </text:span><text:span text:style-name="T1">a son, who, with his </text:span><text:span text:style-name="T1">mother's beauty of </text:span><text:span text:style-name="T1">countenance, had </text:span><text:span text:style-name="T1">inherited her tender, </text:span><text:span text:style-name="T1">shrinking nature, and, like </text:span><text:span text:style-name="T1">herself, was a slave to the </text:span><text:span text:style-name="T1">old man's iron will.</text:span></text:p>
          </table:table-cell>
          <table:table-cell office:value-type="string">
            <text:p>Capt. Harding Douglass is the father of Claire Douglass [his son].</text:p>
          </table:table-cell>
          <table:table-cell table:number-columns-repeated="1014"/>
        </table:table-row>
        <table:table-row table:style-name="ro7" table:number-rows-repeated="1048555">
          <table:table-cell table:number-columns-repeated="1023"/>
        </table:table-row>
        <table:table-row table:style-name="ro7">
          <table:table-cell table:number-columns-repeated="1023"/>
        </table:table-row>
      </table:table>
      <table:table table:name="RG events at age given" table:style-name="ta1" table:print="false">
        <table:table-column table:style-name="co27" table:number-columns-repeated="2"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7" table:default-cell-style-name="ce61"/>
        <table:table-row table:style-name="ro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59" office:value-type="string">
            <text:p>Age</text:p>
          </table:table-cell>
        </table:table-row>
        <table:table-row table:style-name="ro2">
          <table:table-cell table:number-columns-repeated="2" table:style-name="ce33" office:value-type="string">
            <text:p>1</text:p>
          </table:table-cell>
          <table:table-cell table:style-name="ce33" office:value-type="string">
            <text:p>Late Saturday night, June 9, 1906, Texarkana, Texas</text:p>
          </table:table-cell>
          <table:table-cell table:style-name="ce33"/>
          <table:table-cell table:style-name="ce2" office:value-type="string">
            <text:p>Robert Gordon is born.</text:p>
          </table:table-cell>
          <table:table-cell table:style-name="ce33"/>
          <table:table-cell table:style-name="ce60"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4">
          <table:table-cell office:value-type="string">
            <text:p>1</text:p>
          </table:table-cell>
          <table:table-cell office:value-type="string">
            <text:p>2</text:p>
          </table:table-cell>
          <table:table-cell table:number-columns-repeated="2"/>
          <table:table-cell table:style-name="ce9"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5">
          <table:table-cell office:value-type="string">
            <text:p>1</text:p>
          </table:table-cell>
          <table:table-cell office:value-type="string">
            <text:p>2</text:p>
          </table:table-cell>
          <table:table-cell table:number-columns-repeated="2"/>
          <table:table-cell table:style-name="ce9"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5">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6">
          <table:table-cell office:value-type="string">
            <text:p>2</text:p>
          </table:table-cell>
          <table:table-cell office:value-type="string">
            <text:p>13</text:p>
          </table:table-cell>
          <table:table-cell table:number-columns-repeated="2"/>
          <table:table-cell table:style-name="ce23" office:value-type="string">
            <text:p><text:span text:style-name="T1"><text:s/></text:span><text:span text:style-name="T1">when Robert was about thirteen years of age, that there was no use trying to keep him on the farm, but that </text:span><text:span text:style-name="T1">he should be sent away to Texarkana to school, to learn something and to become interested in the things </text:span><text:span text:style-name="T1">along which his mind seemed to lead. <text:s/></text:span><text:span text:style-name="T2"><text:s/>While in this school he met his first real boy chum, </text:span><text:span text:style-name="T1">Walter </text:span><text:span text:style-name="T1">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56" office:value-type="string">
            <text:p><text:span text:style-name="T27">“</text:span><text:span text:style-name="T27">Bobbie,” said his mother, “you are little over</text:span></text:p>
            <text:p><text:span text:style-name="T27">fifteen years old, and this is only puppy love, or what</text:span></text:p>
            <text:p><text:span text:style-name="T27">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3" office:value-type="string">
            <text:p><text:span text:style-name="T1"><text:s/></text:span><text:span text:style-name="T1">In June, 1921, Robert Gordon and Walter Kennelworth were in the graduating class. Altho Walter</text:span></text:p>
            <text:p><text:span text:style-name="T1">was one year younger than Robert, his early advantages enabled him to graduate at fourteen, while Robert </text:span><text:span text:style-name="T1">was graduating at the age of fifteen, and would not have been able to pass all of his examinations except for </text:span><text:span text:style-name="T1">the help and assistance rendered him by Walter. Marie Stanton, who was then thirteen years of age, </text:span><text:span text:style-name="T1">graduated 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ce2"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34">
          <table:table-cell office:value-type="string">
            <text:p>13</text:p>
          </table:table-cell>
          <table:table-cell office:value-type="string">
            <text:p>157</text:p>
          </table:table-cell>
          <table:table-cell office:value-type="string">
            <text:p>Wednesday morning, June 8, 1927</text:p>
          </table:table-cell>
          <table:table-cell/>
          <table:table-cell table:style-name="ce24" office:value-type="string">
            <text:p><text:span text:style-name="T1"><text:s/></text:span><text:span text:style-name="T1">When he returned to his hotel, for the first time since Sunday he thought of his birthday, June 9th, when he </text:span><text:span text:style-name="T1">would be </text:span><text:span text:style-name="T3">21 years of age</text:span><text:span text:style-name="T1">. When he thought of this a great hope came into his mind. He decided that Marie, </text:span><text:span text:style-name="T1">for some unknown reason, was hiding until his birthday and intended that they should be married on that day </text:span><text:span text:style-name="T1">and she was going to be his birthday present. Robert's imagination went wild. He was elated over the hope. </text:span><text:span text:style-name="T1">It seemed like a sudden inspiration to him. <text:s/></text:span><text:span text:style-name="T2"><text:s/>Robert was sure that his advertisements in the papers </text:span><text:span text:style-name="T1">the </text:span><text:span text:style-name="T1">following day were going to bring results and that probably Marie, just as soon as she saw it, would come to </text:span><text:span text:style-name="T1">him. So he really began to plan and hope and get ready for a marriage to take place on his birthday. </text:span><text:span text:style-name="T2"><text:s/>He was </text:span><text:span text:style-name="T2">so happy over this sudden thought, so elated </text:span><text:span text:style-name="T1">that he 'phoned Mr. Kennelworth again that night and told him </text:span><text:span text:style-name="T1">all about it. Mr. Kennelworth, </text:span><text:span text:style-name="T3">half-hearted</text:span><text:span text:style-name="T1"> but hopeful, agreed with Robert that </text:span><text:span text:style-name="T3">there might be </text:span><text:span text:style-name="T9">something </text:span><text:span text:style-name="T9">in it</text:span><text:span text:style-name="T2">, that Marie might have had some plan of this kind in mind.</text:span></text:p>
          </table:table-cell>
          <table:table-cell/>
          <table:table-cell office:value-type="string">
            <text:p>About 21</text:p>
          </table:table-cell>
        </table:table-row>
        <table:table-row table:style-name="ro6">
          <table:table-cell office:value-type="string">
            <text:p>13</text:p>
          </table:table-cell>
          <table:table-cell office:value-type="string">
            <text:p>158</text:p>
          </table:table-cell>
          <table:table-cell office:value-type="string">
            <text:p>Wednesday, June 8, 1927</text:p>
          </table:table-cell>
          <table:table-cell/>
          <table:table-cell table:style-name="ce41"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5">
          <table:table-cell office:value-type="string">
            <text:p>13</text:p>
          </table:table-cell>
          <table:table-cell office:value-type="string">
            <text:p>160</text:p>
          </table:table-cell>
          <table:table-cell office:value-type="string">
            <text:p>Wednesday, June 8, 1927</text:p>
          </table:table-cell>
          <table:table-cell/>
          <table:table-cell table:style-name="ce42" office:value-type="string">
            <text:p><text:span text:style-name="T16">After Robert had talked with Walter, the bellboy came and brought a </text:span><text:span text:style-name="T17">special-delivery letter and a </text:span><text:span text:style-name="T17">telegram</text:span><text:span text:style-name="T16">. Robert opened the telegram hurriedly, hoping that it was something from Marie, but found it was a</text:span></text:p>
            <text:p><text:span text:style-name="T16">telegram from his mother in which she congratulated him on his birthday the following day, and encouraged </text:span><text:span text:style-name="T16">him to hope for the best and not give way to despair in case Marie did not show up. The special-delivery </text:span><text:span text:style-name="T16">letter was also from Robert's mother. <text:s/>RG is looking forward to his birthday with great hopes and </text:span><text:span text:style-name="T16">expectations. </text:span><text:span text:style-name="T17">His 21st birthday meant a great deal to him, meant more than any other birthday </text:span><text:span text:style-name="T17">because he hoped that it would bring Marie.</text:span><text:span text:style-name="T16"> <text:s/>Robert prayed his usual night prayer for the protection of </text:span><text:span text:style-name="T16">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24" office:value-type="string">
            <text:p><text:span text:style-name="T1"><text:s/></text:span><text:span text:style-name="T1">Cotton and wheat had advanced the day before and cotton opened higher and was strong this morning, and </text:span><text:span text:style-name="T1">wheat was also holding up well. </text:span><text:span text:style-name="T4"><text:s/></text:span><text:span text:style-name="T11">"This is going to be a real happy </text:span><text:span text:style-name="T4">birthday. I am making money fast now in </text:span><text:span text:style-name="T4">wheat and cotton and will soon be making money in stocks." <text:s/></text:span><text:span text:style-name="T11"><text:s/>He figured up his profits on Cotton, Wheat </text:span><text:span text:style-name="T1">and Stocks and</text:span><text:span text:style-name="T3"> on this birthday he was worth $30,000.</text:span><text:span text:style-name="T1"> <text:s/></text:span><text:span text:style-name="T2"><text:s/>He decided to forget about the market as </text:span><text:span text:style-name="T9">everything </text:span><text:span text:style-name="T3">was moving along his way</text:span><text:span text:style-name="T1"> and returned to the hotel to wait for news of Marie. <text:s/></text:span></text:p>
          </table:table-cell>
          <table:table-cell/>
          <table:table-cell office:value-type="float" office:value="21">
            <text:p>21</text:p>
          </table:table-cell>
        </table:table-row>
        <table:table-row table:style-name="ro2">
          <table:table-cell office:value-type="string">
            <text:p>13</text:p>
          </table:table-cell>
          <table:table-cell office:value-type="string">
            <text:p>162</text:p>
          </table:table-cell>
          <table:table-cell office:value-type="string">
            <text:p>11 o'clock, Thursday, June 9, 1927</text:p>
          </table:table-cell>
          <table:table-cell/>
          <table:table-cell table:style-name="ce43" office:value-type="string">
            <text:p><text:span text:style-name="T18">When 11 o'clock came Robert's mind reverted back to Sunday when he was watching the clock in </text:span><text:span text:style-name="T18">the Union Station, hoping and waiting for Marie to appear. </text:span><text:span text:style-name="T8">Robert became a little restless and more than </text:span><text:span text:style-name="T8">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44" office:value-type="string">
            <text:p><text:span text:style-name="T19">The clock struck twelve on his birthday and no Marie and no news from her.</text:span><text:span text:style-name="T20"> A few minutes after 12 his </text:span><text:span text:style-name="T20">bell rang and a messenger boy appeared with a telegram. "Ah," Robert thought, "this is from Marie or some </text:span><text:span text:style-name="T20">news from her." But it was a telegram of congratulations from his old pal, Walter, who asked that he convey </text:span><text:span text:style-name="T20">the first news which he received in regard to Marie and stated that he hoped be <text:s/></text:span><text:span text:style-name="T6">fore the day was over he </text:span><text:span text:style-name="T6">could congratulate Robert on </text:span><text:span text:style-name="T20">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5" office:value-type="string">
            <text:p><text:span text:style-name="T6"><text:s/></text:span><text:span text:style-name="T21">A little later in the day Robert received a long telegram from Mr. Kennelworth, congratulating him on his </text:span><text:span text:style-name="T21">birthday and offering words of encouragement, also telling Robert that he expected to leave Texarkana on </text:span><text:span text:style-name="T21">Friday night, June 10th, and </text:span><text:span text:style-name="T8">arrive in St. Louis some time in the morning and that Robert should be ready to </text:span><text:span text:style-name="T8">start with him to New York, as he wanted to be there when Lindbergh arrived. Robert received another </text:span><text:span text:style-name="T8">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25">
          <table:table-cell office:value-type="string">
            <text:p>13</text:p>
          </table:table-cell>
          <table:table-cell office:value-type="string">
            <text:p>163</text:p>
          </table:table-cell>
          <table:table-cell office:value-type="string">
            <text:p>2 o'clock, Thursday, June 9, 1927</text:p>
          </table:table-cell>
          <table:table-cell/>
          <table:table-cell table:style-name="ce57" office:value-type="string">
            <text:p><text:span text:style-name="T8">These messages were very encouraging but it was now 2 o'clock and Robert began to be keenly </text:span><text:span text:style-name="T8">disappointed – he had raised his hopes so high that Marie would appear or some news would come. He </text:span><text:span text:style-name="T8">paced the floor in anxiety, his heart beating rapidly and was forced to admit to himself that he had been over </text:span><text:span text:style-name="T8">hopeful. He started to send a telegram to Mr. Kennelworth asking him to wire or 'phone just as soon as </text:span><text:span text:style-name="T8">possible if any news had been received of Marie and asked him to call up Marie's parents and find out if they </text:span><text:span text:style-name="T8">had heard anything. </text:span><text:span text:style-name="T22">Minutes now began to drag slowly, as they had on Sunday when Robert had </text:span><text:span text:style-name="T22">watched the clock and saw his hopes slowly waning. They were now waning again and Robert grew </text:span><text:span text:style-name="T22">heartsick</text:span><text:span text:style-name="T8">, but cheered himself with the thought that the day was not over yet. There was plenty of time for </text:span><text:span text:style-name="T8">Marie to show up.</text:span></text:p>
          </table:table-cell>
          <table:table-cell/>
          <table:table-cell office:value-type="float" office:value="21">
            <text:p>21</text:p>
          </table:table-cell>
        </table:table-row>
        <table:table-row table:style-name="ro2">
          <table:table-cell table:style-name="ce17" office:value-type="string">
            <text:p>13</text:p>
          </table:table-cell>
          <table:table-cell table:style-name="ce17" office:value-type="string">
            <text:p>165</text:p>
          </table:table-cell>
          <table:table-cell table:style-name="ce3" office:value-type="string">
            <text:p>June 9, 1927</text:p>
          </table:table-cell>
          <table:table-cell table:style-name="ce3"/>
          <table:table-cell table:style-name="ce10"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ext:span><text:span text:style-name="T5">the last five days had been five years.</text:span></text:p>
          </table:table-cell>
          <table:table-cell/>
          <table:table-cell office:value-type="float" office:value="21">
            <text:p>21</text:p>
          </table:table-cell>
        </table:table-row>
        <table:table-row table:style-name="ro3">
          <table:table-cell office:value-type="string">
            <text:p>13</text:p>
          </table:table-cell>
          <table:table-cell office:value-type="string">
            <text:p>166</text:p>
          </table:table-cell>
          <table:table-cell office:value-type="string">
            <text:p>June 9, 1927</text:p>
          </table:table-cell>
          <table:table-cell/>
          <table:table-cell table:style-name="ce24"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5">
          <table:table-cell office:value-type="string">
            <text:p>13</text:p>
          </table:table-cell>
          <table:table-cell office:value-type="string">
            <text:p>169</text:p>
          </table:table-cell>
          <table:table-cell office:value-type="string">
            <text:p>June 9, 1927</text:p>
          </table:table-cell>
          <table:table-cell/>
          <table:table-cell table:style-name="ce23"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2">
          <table:table-cell office:value-type="string">
            <text:p>14</text:p>
          </table:table-cell>
          <table:table-cell office:value-type="string">
            <text:p>171</text:p>
          </table:table-cell>
          <table:table-cell office:value-type="string">
            <text:p>June 9, 1927</text:p>
          </table:table-cell>
          <table:table-cell/>
          <table:table-cell table:style-name="ce23" office:value-type="string">
            <text:p><text:span text:style-name="T1"><text:s/></text:span><text:span text:style-name="T1">His birthday had indeed been a success, financially, and his 21st birthday found him on top of the world, but </text:span><text:span text:style-name="T1">this was not what counted with Robert. </text:span><text:span text:style-name="T2"><text:s/>The great disappointment </text:span><text:span text:style-name="T1">was that his hopes for Marie on that day </text:span><text:span text:style-name="T1">were blasted, but he had not given up.</text:span></text:p>
          </table:table-cell>
          <table:table-cell/>
          <table:table-cell office:value-type="float" office:value="21">
            <text:p>21</text:p>
          </table:table-cell>
        </table:table-row>
        <table:table-row table:style-name="ro35">
          <table:table-cell office:value-type="string">
            <text:p>19</text:p>
          </table:table-cell>
          <table:table-cell office:value-type="string">
            <text:p>227</text:p>
          </table:table-cell>
          <table:table-cell office:value-type="string">
            <text:p>June 9, 1928</text:p>
          </table:table-cell>
          <table:table-cell/>
          <table:table-cell table:style-name="ce24" office:value-type="string">
            <text:p><text:span text:style-name="T1"><text:s/></text:span><text:span text:style-name="T1">On June 9th Robert Gordon's 22nd birthday, </text:span><text:span text:style-name="T3">the great reception took place. </text:span><text:span text:style-name="T1"><text:s/>The special train bearing the </text:span><text:span text:style-name="T1">leading citizens of Texarkana arrived, Robert had landed at the new airport on </text:span><text:span text:style-name="T3">Governor's Island [New </text:span><text:span text:style-name="T3">York] </text:span><text:span text:style-name="T1">without any mishap to his plane. "The St. Marie" had per</text:span><text:span text:style-name="T2">formed perfectly, making the trip from Japan </text:span><text:span text:style-name="T2">at an </text:span><text:span text:style-name="T1">average speed of over 300 miles per hour. Robert received the surprise of his life when he saw his </text:span><text:span text:style-name="T1">mother and rushed to her, and after greeting her affectionately turned to shake hands with Mr. Kennelworth </text:span><text:span text:style-name="T1">and Walter and seeing Mr. and Mrs. Stanton there was overjoyed and thought sure that Marie had been </text:span><text:span text:style-name="T1">found. He rushed to greet her parents and his first words were, "Where is Marie?" With tears in their eyes, </text:span><text:span text:style-name="T1">they informed him that not a word had been received in regard to her. They proceeded immediately to the </text:span><text:span text:style-name="T1">Commodore Hotel where the reception committee and the entire delegation from Texarkana and arranged </text:span><text:span text:style-name="T1">for a dinner and celebration. Robert was happy to see all the prominent business men from Texarkana there </text:span><text:span text:style-name="T1">to greet him. Mr. Kennelworth made the address. Told Robert how proud Texarkana was of him; said that </text:span><text:span text:style-name="T1">this was the age of the young man and that Robert had demonstrated that he was the greatest young man </text:span><text:span text:style-name="T1">of his day. Robert was overwhelmed at this great reception. He thanked his friends; thanked Mr. </text:span><text:span text:style-name="T1">Kennelworth, personally, and above all for bringing his dear old mother to see him; said it was the happiest </text:span><text:span text:style-name="T1">moment of his life and that his one regret was that Marie was not there, but that he still had hope of finding </text:span><text:span text:style-name="T1">her. When the reception was over and Robert had a few moments alone with his dear old mother, she said, </text:span><text:span text:style-name="T1">"My son, do you remember the dream you had when you were a little boy, which you told me about? That </text:span><text:span text:style-name="T1">you were riding a large bird with white wings across the ocean and how the foreign countries received you </text:span><text:span text:style-name="T1">with great honor. My</text:span><text:span text:style-name="T2"> boy, when you landed today I thought about that dream </text:span><text:span text:style-name="T1">and how it had been fulfilled. I </text:span><text:span text:style-name="T1">hope that all of your other dreams and ambitions will be realized and that you will be rewarded with Marie's </text:span><text:span text:style-name="T1">love, because you have been faithful and loyal to her." Robert said, "Mother, I do remember the dream quite </text:span><text:span text:style-name="T1">well, and when I was in Japan and they gave me such great receptions and honored me, I thought of the </text:span><text:span text:style-name="T1">dream and I thought of you and how you had taught me how to read the Bible and I thought of Marie and </text:span><text:span text:style-name="T1">how I loved her and felt that I would gladly give all of the honors just to be with you and Marie alone because </text:span><text:span text:style-name="T1">your love and Marie's love mean more to me than everything else that the world can give."</text:span></text:p>
          </table:table-cell>
          <table:table-cell/>
          <table:table-cell office:value-type="float" office:value="22">
            <text:p>22</text:p>
          </table:table-cell>
        </table:table-row>
        <table:table-row table:style-name="ro36">
          <table:table-cell office:value-type="string">
            <text:p>24</text:p>
          </table:table-cell>
          <table:table-cell office:value-type="string">
            <text:p>271-275</text:p>
          </table:table-cell>
          <table:table-cell office:value-type="string">
            <text:p>June 9, 1929</text:p>
          </table:table-cell>
          <table:table-cell/>
          <table:table-cell table:style-name="ce58" office:value-type="string">
            <text:p><text:span text:style-name="T1"><text:s/></text:span><text:span text:style-name="T1">Robert told Walter and Edna that on June 9th, his birthday, he was going to give them a big dinner and celebration before their </text:span><text:span text:style-name="T1">marriage. It was now time to declare a holiday and have a real jubilee celebration after their great discoveries were completed, that it </text:span><text:span text:style-name="T1">was but fitting to crown </text:span><text:span text:style-name="T15"><text:s/>the event with the marriage of Edna and Walter. They </text:span><text:span text:style-name="T1">were now in position to sit calmly by and wait for the </text:span><text:span text:style-name="T1">great war in the air knowing that, with their secret discoveries, they were prepared to save the United States in time of war and at the </text:span><text:span text:style-name="T1">same time without sacrificing too many human lives. The birthday party was a great success. Robert spared no expense in order to </text:span><text:span text:style-name="T1">have everything of the best. Before the dinner, which was served in a private dining room, Robert sprung a great surprise. He arose and </text:span><text:span text:style-name="T1">made the following speech: "Comrades and friends, we have traveled the path of life together. Some of us have run the gauntlet of </text:span><text:span text:style-name="T1">human emotions. We have gone down to the depths of despair; have reached the heights of financial glory; have seen our greatest </text:span><text:span text:style-name="T1">dreams realized. God has been good to us. Our great discoveries are now completed. Fame and fortune have </text:span><text:span text:style-name="T3">corwned</text:span><text:span text:style-name="T1"> our efforts. </text:span><text:span text:style-name="T1">You, Edna and Walter, are now to reach the heights of greatest bliss. You are to have the satisfaction of being united in marriage, to </text:span><text:span text:style-name="T1">continue your work together and do the greatest good for the greatest number. You have been unselfish in your devotion to me and in </text:span><text:span text:style-name="T1">your loyalty to your country. The Bible says that where two or three are gathered together, there God will be to own and to bless. Since </text:span><text:span text:style-name="T1">God created the world, the Holy Trinity has been the greatest power and it is referred to many times in the Bible as Father, Son and </text:span><text:span text:style-name="T1">Holy Ghost, and on this mundane sphere we know that happiness comes to husband, wife and child. The Bible says that one cannot do </text:span><text:span text:style-name="T1">much alone, that there is need of two together, and that a threefold </text:span><text:span text:style-name="T15"><text:s/>cord is not easily broken. Edna, your devotion to Walter </text:span><text:span text:style-name="T1">has been </text:span><text:span text:style-name="T1">his inspiration and has led him to the great discovery, which will relieve suffering in the world. Your confidence in him in placing your life </text:span><text:span text:style-name="T1">in his hands to test this great discovery, deserves great credit and no honor or reward is too great for you, but the honor that men can </text:span><text:span text:style-name="T1">give or the world or your Government, are but empty and mean nothing to the heart of a loyal woman. You are to have the greatest </text:span><text:span text:style-name="T1">reward in Walter's love and this means more to you than any honors the world can give. It will satisfy when the shouts of the hero-</text:span><text:span text:style-name="T1">worshippers have died away. When money, with all it can buy, has vanished and nothing remains but the lovelight in Walter's eyes, you </text:span><text:span text:style-name="T1">will find happiness." Robert then presented a beautiful brooch made with the seal of Solomon, constructed with a double triangle, and </text:span><text:span text:style-name="T1">set with three beautiful diamonds. In the center of the seal was a heart and in the center of the heart was a diamond. He said, "Edna, I </text:span><text:span text:style-name="T1">present this to you as your wedding gift. It will be a symbol to you of how the three of us have worked together in love, loyalty and faith, </text:span><text:span text:style-name="T1">to accomplish something for others thru unselfish devotion. With the love of the</text:span></text:p>
            <text:p><text:span text:style-name="T1">one must come the love of the many. One touch of Nature makes the whole world kin, and when once a woman's eyes have looked into </text:span><text:span text:style-name="T1">a man's with understanding love, he need seek no farther for the philosopher's stone, because after that everything he touches will turn </text:span><text:span text:style-name="T1">to gold. This brooch and the diamonds are emblematic of your purity. The diamonds are the most durable and beautiful of all precious </text:span><text:span text:style-name="T1">stones. They reflect all </text:span><text:span text:style-name="T15"><text:s/>the beautiful colors of the rainbow, which reveals God's </text:span><text:span text:style-name="T1">covenant with man. That is why the diamonds are used </text:span><text:span text:style-name="T1">as an engagement ring, but few there are who know and understand the real meaning and live in accordance with it. You will ever </text:span><text:span text:style-name="T1">reflect the beauty of the diamonds. Your love for Walter, which is the love I am sure never changes, will remain fixed as the mountain </text:span><text:span text:style-name="T1">ranges. Remember that the diamond has gone thru the greatest fire and heat and has emerged with all its strength and beauty. You </text:span><text:span text:style-name="T1">must learn to go thru trials and tribulations, to help Walter in time of trouble and to emerge unscathed, reflecting love and beauty. Walter, </text:span><text:span text:style-name="T1">I commend to your care and keeping, a jewel more precious than diamonds or rubies -- a good woman. May your loyalty and devotion </text:span><text:span text:style-name="T1">ever keep her as such." The dinner was then served and Edna proved that, as an after-dinner speaker, she had some ability. She arose, </text:span><text:span text:style-name="T1">drank a glass of pure water, pouring part of it on the floor and said, "Mr. Gordon, my vocabulary is now destitute of the poetic rhyme that </text:span><text:span text:style-name="T1">would be necessary</text:span></text:p>
            <text:p><text:span text:style-name="T1">to bring into existence words to express to you my heartfelt thanks for the favor already in hand. I have been so over-generous in loving </text:span><text:span text:style-name="T1">Walter that I feel that I've neglected to extend to you the friendship due to a man of such noble ideals. As I pour this pure water</text:span></text:p>
            <text:p><text:span text:style-name="T1">back to earth I am following an ancient custom. Before they entered upon any solemn obligation, they washed their hands in pure water, </text:span><text:span text:style-name="T1">touched their lips with pure water, to purify them and to seal the records of the past. They poured the pure water back to earth,</text:span></text:p>
            <text:p><text:span text:style-name="T1">in memory of the absent and dead. I pour this pure water back to earth that in the presence of the living we</text:span><text:span text:style-name="T15"> are not forgetting the absent </text:span><text:span text:style-name="T15">one, and the greatest wish </text:span><text:span text:style-name="T1">that I can have for you, Mr. Gordon, is that at a not distant date, Walter and I may have the great pleasure</text:span></text:p>
            <text:p><text:span text:style-name="T1">of joining Marie and yourself in an occasion like this. Words are idle now, they mean but little when the heart is touched. I accept your </text:span><text:span text:style-name="T1">beautiful gift with all gratitude. It is my prayer that the day may come when you may have another brooch made with two hearts</text:span></text:p>
            <text:p><text:span text:style-name="T1">entwined, set with a single solitaire, emblematic of your faith and pure love for Marie. I pray for you the gifts of all the Gods, and may </text:span><text:span text:style-name="T1">your prayers be answered as the prayers of Pygmalion were whose faith and love were so strong that the Grecian Gods turned a piece </text:span><text:span text:style-name="T1">of</text:span></text:p>
            <text:p><text:span text:style-name="T1">cold marble into the living form of a beautiful woman. But, Robert, when Marie returns to you in all her beauty, I am sure that you will not </text:span><text:span text:style-name="T1">act in the way that Pygmalion did, when he caused Galatea to pray to the Grecian Gods to turn her back to cold marble again.</text:span></text:p>
            <text:p><text:span text:style-name="T1">I am sure, yes, I know, that such devotion as yours will keep Marie always when she returns to you." When Edna had finished, Walter </text:span><text:span text:style-name="T1">arose and said, "Robert, there is nothing left for me to say, I thank You."</text:span></text:p>
          </table:table-cell>
          <table:table-cell/>
          <table:table-cell office:value-type="float" office:value="23">
            <text:p>23</text:p>
          </table:table-cell>
        </table:table-row>
        <table:table-row table:style-name="ro36" table:number-rows-repeated="1048551">
          <table:table-cell table:number-columns-repeated="7"/>
        </table:table-row>
        <table:table-row table:style-name="ro36">
          <table:table-cell table:number-columns-repeated="7"/>
        </table:table-row>
      </table:table>
      <table:table table:name="Major Motors and Right Aeroplane" table:style-name="ta1" table:print="false">
        <table:table-column table:style-name="co32" table:default-cell-style-name="ce17"/>
        <table:table-column table:style-name="co33" table:default-cell-style-name="ce17"/>
        <table:table-column table:style-name="co10" table:default-cell-style-name="ce3"/>
        <table:table-column table:style-name="co29" table:default-cell-style-name="ce21"/>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5" office:value-type="string">
            <text:p>Chapter</text:p>
          </table:table-cell>
          <table:table-cell table:style-name="ce15" office:value-type="string">
            <text:p>Page</text:p>
          </table:table-cell>
          <table:table-cell table:style-name="ce1" office:value-type="string">
            <text:p>Timestamp given</text:p>
          </table:table-cell>
          <table:table-cell table:style-name="ce20" office:value-type="string">
            <text:p>Actual timestamp</text:p>
          </table:table-cell>
          <table:table-cell table:style-name="ce1" office:value-type="string">
            <text:p>Event</text:p>
          </table:table-cell>
          <table:table-cell table:style-name="ce20" office:value-type="string">
            <text:p>Notes/Comments</text:p>
          </table:table-cell>
          <table:table-cell table:style-name="ce25" table:number-columns-repeated="1018"/>
        </table:table-row>
        <table:table-row table:style-name="ro25">
          <table:table-cell table:style-name="Default" office:value-type="float" office:value="9">
            <text:p>9</text:p>
          </table:table-cell>
          <table:table-cell table:style-name="Default" office:value-type="float" office:value="90">
            <text:p>90</text:p>
          </table:table-cell>
          <table:table-cell table:style-name="ce16"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advance that I figure is </text:span><text:span text:style-name="T1">coming this Spring and Summer. Then</text:span><text:span text:style-name="T3"> I want to be in position to buy some Right Aeroplane and Sell </text:span><text:span text:style-name="T3">Major Motors and other stocks short, because I believe that in the next few years I can make a </text:span><text:span text:style-name="T3">fortune buying Right Aeroplane stock and selling short Major Motors. </text:span><text:span text:style-name="T1">Just as the railroad locomotive </text:span><text:span text:style-name="T1">attained great speed from 1834 to 1839, and the big steamers cut down the time between New York and </text:span><text:span text:style-name="T1">Europe, so will airplanes 100 years later cut the time around the world and to all points of the world. Just as </text:span><text:span text:style-name="T1">the automobile has supplanted the railway passenger trains in carrying passengers across the country, so </text:span><text:span text:style-name="T1">will the airplane take the place of railroads and automobiles in transportation through the air, because it will </text:span><text:span text:style-name="T1">be much faster and safer. I believe that the airplane described by Ezekiel is going to be the model of a great </text:span><text:span text:style-name="T1">plane in the future and I would like to make money enough to be the man to build the first plane according to </text:span><text:span text:style-name="T1">the plans laid down in the Bible.</text:span></text:p>
          </table:table-cell>
          <table:table-cell/>
          <table:table-cell table:style-name="ce25" table:number-columns-repeated="1018"/>
        </table:table-row>
        <table:table-row table:style-name="ro15">
          <table:table-cell office:value-type="string">
            <text:p>12</text:p>
          </table:table-cell>
          <table:table-cell office:value-type="string">
            <text:p>146</text:p>
          </table:table-cell>
          <table:table-cell table:style-name="ce31" office:value-type="string">
            <text:p>No timestamp given, but it is still Monday, June 6, 1927</text:p>
          </table:table-cell>
          <table:table-cell table:style-name="Default"/>
          <table:table-cell table:style-name="ce62" office:value-type="string">
            <text:p><text:span text:style-name="T15">Robert looked</text:span><text:span text:style-name="T1"> over the stock page and noticed the heading; “</text:span><text:span text:style-name="T3">Major Motors</text:span><text:span text:style-name="T1"> advances above 200, a new </text:span><text:span text:style-name="T1">high level.” Robert had figured out that </text:span><text:span text:style-name="T3">Major Motors</text:span><text:span text:style-name="T1"> would not advance much above 200 before it would </text:span><text:span text:style-name="T1">be a short sale for big profits. He figured out from the cycle of </text:span><text:span text:style-name="T3">Major Motors </text:span><text:span text:style-name="T1">that it would hold until along in </text:span><text:span text:style-name="T1">June and July and that it would decline to a very low level in 1928, so he decided he was going to go short </text:span><text:span text:style-name="T1">to hold for a long campaign and make a fortune. Robert was still holding his </text:span><text:span text:style-name="T3">Right Aeroplane</text:span><text:span text:style-name="T1"> stock, which </text:span><text:span text:style-name="T1">he had bought at 31 on May 21st, the day that Captain Lindbergh completed his successful flight to Paris. </text:span><text:span text:style-name="T1">He figured that he could make a great fortune by buying </text:span><text:span text:style-name="T3">Right Aeroplane </text:span><text:span text:style-name="T1">stock and holding it for years and </text:span><text:span text:style-name="T1">at the same time selling </text:span><text:span text:style-name="T3">Major Motors</text:span><text:span text:style-name="T1"> short.</text:span><text:span text:style-name="T15"> <text:s/>The markets in Wheat, Cotton, </text:span><text:span text:style-name="T34">Major Motors</text:span><text:span text:style-name="T15"> and </text:span><text:span text:style-name="T34">Right </text:span><text:span text:style-name="T34">Aeroplane </text:span><text:span text:style-name="T15">were all doing just exactly as he had calculated they would. The fact that he was making </text:span><text:span text:style-name="T1">money </text:span><text:span text:style-name="T1">on </text:span><text:span text:style-name="T3">Right Aeroplane</text:span><text:span text:style-name="T1"> stock encouraged him to continue his work on his own plane.</text:span></text:p>
          </table:table-cell>
          <table:table-cell/>
          <table:table-cell table:style-name="ce25" table:number-columns-repeated="1018"/>
        </table:table-row>
        <table:table-row table:style-name="ro6">
          <table:table-cell table:style-name="ce3" office:value-type="string">
            <text:p>12</text:p>
          </table:table-cell>
          <table:table-cell table:style-name="ce3" office:value-type="string">
            <text:p>147</text:p>
          </table:table-cell>
          <table:table-cell table:style-name="ce31" office:value-type="string">
            <text:p>June 7, 1927</text:p>
          </table:table-cell>
          <table:table-cell table:style-name="ce2"/>
          <table:table-cell table:style-name="ce62" office:value-type="string">
            <text:p><text:span text:style-name="T1"><text:s/></text:span><text:span text:style-name="T1">RG also ordered [the broker] to buy 100,000 bushels of July Wheat and gave an order to sell 500 shares of </text:span><text:span text:style-name="T1">Major Motors when it reached 203. After sending these telegrams he returned to the hotel feeling some </text:span><text:span text:style-name="T1">better and hoping that when he heard from Mr. Kennelworth on</text:span></text:p>
            <text:p><text:span text:style-name="T1">the long-distance 'phone he would have some good news.</text:span></text:p>
          </table:table-cell>
          <table:table-cell/>
          <table:table-cell table:style-name="ce25"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4" office:value-type="string">
            <text:p><text:span text:style-name="T1"><text:s/></text:span><text:span text:style-name="T1">Robert told Mr. Kennelworth that he had been making money in wheat and cotton and that Right</text:span></text:p>
            <text:p><text:span text:style-name="T1">Aeroplane was moving his way; that he was Short of Major Motors and expected to make a fortune selling it </text:span><text:span text:style-name="T1">all the way down.</text:span></text:p>
          </table:table-cell>
          <table:table-cell table:number-columns-repeated="1019"/>
        </table:table-row>
        <table:table-row table:style-name="ro37">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63" office:value-type="string">
            <text:p><text:span text:style-name="T1">Campaign in Major Motors starts. <text:s/></text:span><text:span text:style-name="T2"><text:s/>On Sunday, June 19, 1927, Robert Gordon spent the </text:span><text:span text:style-name="T1">day studying his </text:span><text:span text:style-name="T1">charts and working out his cycles for stocks, cotton and grain. He was short of Major Motors and was </text:span><text:span text:style-name="T1">watching it very closely. On this day he made a new and great discovery of a time factor from which he </text:span><text:span text:style-name="T1">figured that Major Motors would decline until about June 30th and then start an advance which would last </text:span><text:span text:style-name="T1">until about September 16th, 1927, when the Company would be 19 years old and at that time the stock </text:span><text:span text:style-name="T1">would reach final high and would then go down to February to April, 1929. He figured that the stock should </text:span><text:span text:style-name="T1">advance to around 270 by September 16th and made up his mind to watch it closely and cover his shorts if it </text:span><text:span text:style-name="T1">went down around June 30th, and then start buying the stock. On June 30th it declined and he bought in his </text:span><text:span text:style-name="T1">short contracts and bought for long account 500 shares of Major Motors at 192ó. He decided to pyramid it all </text:span><text:span text:style-name="T1">the way up. On July 15th he bought 500 shares at 204; on July 21st he bought 300 at 214 and on July 26th </text:span><text:span text:style-name="T1">bought 300 more at 224. On August 5th the stock advanced to 230 and he raised his stop on 1600 shares to </text:span><text:span text:style-name="T1">225. On August 8th his stock was sold out at 225. He still believed that the stock would go up to around 270 </text:span><text:span text:style-name="T1">by September 16th but he expected a reaction of about 12 to 15 points so he decided to wait </text:span><text:span text:style-name="T2"><text:s/>for a few days </text:span><text:span text:style-name="T2">and watch his charts to see how the stock </text:span><text:span text:style-name="T1">acted. On August 12th Major Motors declined to 218, being down </text:span><text:span text:style-name="T1">a little over 12 points as he figured, and he bought 1000 shares at 218. He placed a stop at 212, a point </text:span><text:span text:style-name="T1">which he figured it would not decline to. The advance started, and on August 20th he bought 300 shares at </text:span><text:span text:style-name="T1">228; on August 24th bought 300 shares more at 238 and on August 26th bought 300 shares more at 248. </text:span><text:span text:style-name="T1">When he started pyramiding, his plan was to buy or sell the largest amount first and then gradually decrease </text:span><text:span text:style-name="T1">buying and selling smaller amounts on the way up or down, and always using a stop loss order. On </text:span><text:span text:style-name="T1">September 7th the stock advanced to 253 and he raised his stop on his entire amount to 243. This stop was </text:span><text:span text:style-name="T1">never reached but on September 14th a rapid advance was on and he bought 300 shares more at 258, </text:span><text:span text:style-name="T1">giving him a line of 2200 shares of stock. He figured that it should advance on September 16th to around </text:span><text:span text:style-name="T1">270. When the market advanced to 272 at this time he sold out his 2200 shares at 272.</text:span><text:span text:style-name="T2"> He cleaned up a </text:span><text:span text:style-name="T2">profit on this deal of over $80,000.00, </text:span><text:span text:style-name="T1">and as he figured that the stock would make final top around this time </text:span><text:span text:style-name="T1">he decided to put out a line of short stock and pyramid all the way down, remaining short for the long pull. </text:span><text:span text:style-name="T1">On September 17th he sold 500 shares of the new Major Motors stock at 138 and 500 shares at 137 and </text:span><text:span text:style-name="T1">placed a stop on it at 147. <text:s/></text:span><text:span text:style-name="T2"><text:s/>He had made it a rule that after he had made a large </text:span><text:span text:style-name="T1">amount of profits that he </text:span><text:span text:style-name="T1">would never risk more than 10 per cent of his profits on the first new deal, and that if that deal went wrong </text:span><text:span text:style-name="T1">and he lost 10 per cent of the </text:span><text:span text:style-name="T2"><text:s/>capital, he would decrease his trading so that the next </text:span><text:span text:style-name="T1">loss would only be 10 </text:span><text:span text:style-name="T1">per cent of his remaining profits. In this way he figured that the market would have to beat him ten </text:span><text:span text:style-name="T1">consecutive times for him to lose all the profits he had made, and his studies of past records showed that </text:span><text:span text:style-name="T1">this could never happen. He placed orders to sell more Major Motors at 128, 118, 108 and 98 because he </text:span><text:span text:style-name="T1">expected the first decline to run until the latter part of December, 1927, and after that time he would put out </text:span><text:span text:style-name="T1">shorts again on a rally to hold and pyramid on the way down into the Spring of 1929. His great discovery of </text:span><text:span text:style-name="T1">what stocks would do at a certain age enabled him to make enormous profits when stocks reached the age </text:span><text:span text:style-name="T1">where they would have fast moves up or down in a very short time.</text:span><text:span text:style-name="T2"> October, 1927, was a beautiful month in </text:span><text:span text:style-name="T2">New York. </text:span><text:span text:style-name="T1">The weather was warm and the sun shone brightly every day. It reminded Robert of the Fall of </text:span><text:span text:style-name="T1">1926 when he had gone to Sherman, Texas to visit Marie. He thought of what a great change had taken </text:span><text:span text:style-name="T1">place in one year, of the fortune that he had made in the market, but money would not buy relief for his </text:span><text:span text:style-name="T1">aching heart. Days, weeks and months had drifted slowly by, but no word from Marie Stanton. She seemed </text:span><text:span text:style-name="T1">to be lost as though the earth had swallowed her up. The great decline in stocks which he forecast for the </text:span><text:span text:style-name="T1">Fall and Winter of 1927 took place and he made money rapidly on the short side of stocks. He was selling </text:span><text:span text:style-name="T1">short Central Steel and Major Motors and other stocks. </text:span><text:span text:style-name="T2"><text:s/>He </text:span><text:span text:style-name="T1">had bought Corn and Wheat in October and </text:span><text:span text:style-name="T1">made big profits later in the year. Money was piling up fast</text:span><text:span text:style-name="T2"> and in the latter part of October, 1927, he had </text:span><text:span text:style-name="T2">made </text:span><text:span text:style-name="T1">over $300,000.</text:span></text:p>
          </table:table-cell>
          <table:table-cell table:number-columns-repeated="1019"/>
        </table:table-row>
        <table:table-row table:style-name="ro19">
          <table:table-cell table:style-name="ce4" office:value-type="string">
            <text:p>16</text:p>
          </table:table-cell>
          <table:table-cell table:style-name="ce4" office:value-type="string">
            <text:p>201</text:p>
          </table:table-cell>
          <table:table-cell table:style-name="ce4" table:number-columns-repeated="2"/>
          <table:table-cell table:style-name="ce24" office:value-type="string">
            <text:p><text:span text:style-name="T1"><text:s/></text:span><text:span text:style-name="T1">Mr. Watson also told Robert how Durant had become the giant motor magnate and formed the General </text:span><text:span text:style-name="T1">Motors Corporation in 1908 and had made a great success, accumulating millions before the war days and </text:span><text:span text:style-name="T1">afterwards. He was in full control of General Motors and was reputed to be worth over a hundred million </text:span><text:span text:style-name="T1">dollars when the stock was selling at $410.00 in the Spring of 1920. Durant was very bullish and talked of </text:span><text:span text:style-name="T1">General Motors going very much higher. Deflation started in the Summer of 1920, and all stocks declined </text:span><text:span text:style-name="T1">rapidly. He remained bullish, continuing to buy General Motors all the way down. The stock had been split up </text:span><text:span text:style-name="T1">on a ten for one basis and the new stock which sold at $42.00</text:span></text:p>
            <text:p><text:span text:style-name="T1">in March, 1920, an equivalent of $420.00 per share, declined to $14.00 per share in December, 1920, and </text:span><text:span text:style-name="T1">finally in the Spring of 1922 sold at $8.25. He had refused to sell; in fact had bought all his brokers would let </text:span><text:span text:style-name="T1">him have all the way down. When the stock declined to $15.00 per share, Durant was ruined. His fortune of </text:span><text:span text:style-name="T1">over one hundred millions dollars was wiped out. The Morgans and Duponts took over his holdings </text:span><text:span text:style-name="T2"><text:s/>at a </text:span><text:span text:style-name="T2">figure reported to be around $5.00 per share, and he </text:span><text:span text:style-name="T1">lost control of the gigantic corporation which had made </text:span><text:span text:style-name="T1">him famous. Later Durant organized a new company and came back fast. He went back into the stock </text:span><text:span text:style-name="T1">market and in the great Coolidge Bull campaign from 1924 to</text:span></text:p>
            <text:p><text:span text:style-name="T1">1927 was again a dominant factor in General Motors and other stocks and was reputed to have made fifty </text:span><text:span text:style-name="T1">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64" office:value-type="string">
            <text:p><text:span text:style-name="T1">December, 1927, </text:span><text:span text:style-name="T2"><text:s/>stocks had been declining for </text:span><text:span text:style-name="T1">several weeks. This month stocks declined rapidly and </text:span><text:span text:style-name="T1">Robert was heavily short. Wheat and corn advanced. Robert had been on the right side for several months. </text:span><text:span text:style-name="T1">Just before Christmas he figured that he would cover his short stocks and wait for a rally which he expected </text:span><text:span text:style-name="T1">would come in January or 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unfavorable rumors </text:span><text:span text:style-name="T1">were afloat. Business conditions were bad. War clouds were gathering thick in Europe. Newspapers talked </text:span><text:span text:style-name="T1">of the uncertainties in the new year due to the coming</text:span></text:p>
            <text:p><text:span text:style-name="T1">presidential election. The public had lost confidence and were selling stocks. Robert decided that this was </text:span><text:span text:style-name="T1">the time to cash in so he covered a big line of Shorts in Major 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63" office:value-type="string">
            <text:p><text:span text:style-name="T1"><text:s/></text:span><text:span text:style-name="T1">He had also forecast the rapid advance of certain classes of stocks. During 1928 he had closed a </text:span><text:span text:style-name="T1">successful bear campaign in Major Motors and was still holding his Right Aeroplane stock, which had </text:span><text:span text:style-name="T1">continued to advance, and he figured that it would have a big rise during 1929. <text:s/></text:span><text:span text:style-name="T2"><text:s/>After preparing his </text:span><text:span text:style-name="T2">campaign for the market and </text:span><text:span text:style-name="T1">buying stocks and cotton for the big advance, Walter noticed a great change in </text:span><text:span text:style-name="T1">Robert. </text:span><text:span text:style-name="T2"><text:s/>His health began to </text:span><text:span text:style-name="T1">fail again, and now that he had achieved great success and completed such </text:span><text:span text:style-name="T1">wonderful inventions, without Marie to comfort him he would probably break down in health and give 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pirit and Spirit Lake" table:style-name="ta1" table:print="false">
        <table:table-column table:style-name="co35" table:default-cell-style-name="ce12"/>
        <table:table-column table:style-name="co36" table:default-cell-style-name="ce12"/>
        <table:table-column table:style-name="co37" table:default-cell-style-name="ce12"/>
        <table:table-column table:style-name="co7" table:default-cell-style-name="ce12"/>
        <table:table-column table:style-name="co38" table:default-cell-style-name="ce12"/>
        <table:table-column table:style-name="co39" table:default-cell-style-name="ce12"/>
        <table:table-column table:style-name="co7" table:number-columns-repeated="1018" table:default-cell-style-name="ce12"/>
        <table:table-row table:style-name="ro16">
          <table:table-cell table:style-name="ce34" office:value-type="string">
            <text:p>Chapter</text:p>
          </table:table-cell>
          <table:table-cell table:style-name="ce34" office:value-type="string">
            <text:p>Page</text:p>
          </table:table-cell>
          <table:table-cell table:style-name="ce34" office:value-type="string">
            <text:p>Timestamp given</text:p>
          </table:table-cell>
          <table:table-cell table:style-name="ce34" office:value-type="string">
            <text:p>Actual timestamp</text:p>
          </table:table-cell>
          <table:table-cell table:style-name="ce34" office:value-type="string">
            <text:p>Event</text:p>
          </table:table-cell>
          <table:table-cell table:style-name="ce34" office:value-type="string">
            <text:p>Notes/Comments</text:p>
          </table:table-cell>
          <table:table-cell table:number-columns-repeated="1018"/>
        </table:table-row>
        <table:table-row table:style-name="ro38">
          <table:table-cell table:style-name="ce65" table:number-columns-repeated="6"/>
          <table:table-cell table:number-columns-repeated="1018"/>
        </table:table-row>
        <table:table-row table:style-name="ro14">
          <table:table-cell table:style-name="ce66" office:value-type="string">
            <text:p>1</text:p>
          </table:table-cell>
          <table:table-cell table:style-name="ce66" office:value-type="string">
            <text:p>5</text:p>
          </table:table-cell>
          <table:table-cell table:style-name="ce66" office:value-type="string">
            <text:p>No timestamp given, but previous timestamp says that RG is about the age of 5.</text:p>
          </table:table-cell>
          <table:table-cell table:style-name="ce65"/>
          <table:table-cell table:style-name="ce67" office:value-type="string">
            <text:p><text:span text:style-name="T35"><text:s/></text:span><text:span text:style-name="T35">Robert often visited the colored mammies on the plantation and listened to the ghost stories they told, and the</text:span></text:p>
            <text:p><text:span text:style-name="T35">fear was created in his mind of the </text:span><text:span text:style-name="T36">spirits </text:span><text:span text:style-name="T35">that walked in the night. He was often afraid that the goblins would get him </text:span><text:span text:style-name="T35">if he didn't watch out. One Sunday at </text:span><text:span text:style-name="T37"><text:s/>church, the preacher took for his text Gen. 1: 7, “For </text:span><text:span text:style-name="T35">God has not given us the </text:span><text:span text:style-name="T35">spirit of fear, but of power and of love and of a sound mind.” When Robert heard this, he wanted to know how it was </text:span><text:span text:style-name="T35">that we should fear things, if God had not given us the spirit of fear nor created the spirit of fear in us, but gave us a </text:span><text:span text:style-name="T35">spirit of power and of love and of sound mind. His mother explained to him that the ghost and the fear of the dark </text:span><text:span text:style-name="T35">which the old darkies told him about, were nothing but superstition, and he should banish it from his mind.</text:span></text:p>
          </table:table-cell>
          <table:table-cell table:style-name="ce65"/>
          <table:table-cell table:number-columns-repeated="1018"/>
        </table:table-row>
        <table:table-row table:style-name="ro39">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68" office:value-type="string">
            <text:p><text:span text:style-name="T35">Story of Spirit Lake: In 1913, Robert suffered a severe illness in the Spring, and for a few months his life was despaired </text:span><text:span text:style-name="T35">of, but he quickly recovered. Soon after his recovery, his father took him on a fishing trip to Spirit Lake. The old darky </text:span><text:span text:style-name="T35">of slavery days went along, and while he was putting worms on Robert’s hook, told the story about this lake and why it </text:span><text:span text:style-name="T35">was named “Spirit Lake.” The old darky said that the spirit of a beautiful lady walked on the waters of the lake at night </text:span><text:span text:style-name="T35">and that was why they called it Spirit Lake. Long, long years ago, the daughter of a wealthy planter fell in love with a </text:span><text:span text:style-name="T35">poor but honest boy and after many years of courtship, in which they spent many moonlight nights rowing on the </text:span><text:span text:style-name="T35">beautiful lake, the time came when they felt that they could no longer be separated. The young man pleaded with her </text:span><text:span text:style-name="T35">father to consent to their marriage, but he stubbornly refused and threatened to kill the young man if he ever called at </text:span><text:span text:style-name="T35">his home again. They then planned to elope one night, and as her sweetheart was placing a ladder under the window </text:span><text:span text:style-name="T35">and helping her to get down, her father shot her lover and killed him. When she found that he was dead, she ran to the </text:span><text:span text:style-name="T35">lake and drowned herself. They searched for days for her body and one moonlight night they saw her walking on the </text:span><text:span text:style-name="T35">water. They rowed out </text:span><text:span text:style-name="T37"><text:s/>on the lake and found her body floating on the water. </text:span><text:span text:style-name="T35">He said that the fish would always bite </text:span><text:span text:style-name="T35">better at full moon, but the darkies were afraid to fish there because the spirit of this beautiful young lady walked on the </text:span><text:span text:style-name="T35">water. Bobbie came home very much interested and excited and told his mother all about the fish they caught at Spirit </text:span><text:span text:style-name="T35">Lake and about the story old Moses told him about the spirit walking on the water. He told his mother that the Sunday </text:span><text:span text:style-name="T35">School teacher had read in the Bible where Christ walked on the water, and he wanted her to explain how this could </text:span><text:span text:style-name="T35">happen. She told him that all of those things happened in the days of miracles which had passed and no longer </text:span><text:span text:style-name="T35">happened in these days. Bobbie had a great desire to walk or ride upon the water, and was enthusiastic about bicycles. </text:span><text:span text:style-name="T35">He told his mother that he intended to build a bicycle some day that he could ride on the water.</text:span></text:p>
          </table:table-cell>
          <table:table-cell table:number-columns-repeated="1019"/>
        </table:table-row>
        <table:table-row table:style-name="ro16">
          <table:table-cell office:value-type="string">
            <text:p>3</text:p>
          </table:table-cell>
          <table:table-cell office:value-type="string">
            <text:p>34</text:p>
          </table:table-cell>
          <table:table-cell office:value-type="string">
            <text:p>No timestamp given.</text:p>
          </table:table-cell>
          <table:table-cell/>
          <table:table-cell table:style-name="ce68" office:value-type="string">
            <text:p><text:span text:style-name="T1">From the poem on love: Love symbolizes the everlasting, for it is the </text:span><text:span text:style-name="T3">spirit</text:span><text:span text:style-name="T1"> of the beginning, and its wonderful </text:span><text:span text:style-name="T1">radiance of color decks each sunrise and sunset.</text:span></text:p>
          </table:table-cell>
          <table:table-cell table:number-columns-repeated="1019"/>
        </table:table-row>
        <table:table-row table:style-name="ro40">
          <table:table-cell office:value-type="string">
            <text:p>5</text:p>
          </table:table-cell>
          <table:table-cell office:value-type="string">
            <text:p>51</text:p>
          </table:table-cell>
          <table:table-cell office:value-type="string">
            <text:p>No timestamp given.</text:p>
          </table:table-cell>
          <table:table-cell/>
          <table:table-cell table:style-name="ce68" office:value-type="string">
            <text:p><text:span text:style-name="T38">From</text:span><text:span text:style-name="T39"> the plan for a great airplane in Ezekiel 1: 4-16: And they went every one straight forward; whither the</text:span></text:p>
            <text:p><text:span text:style-name="T1">spirit was to go; they went; and they turned not when they went.</text:span></text:p>
          </table:table-cell>
          <table:table-cell table:number-columns-repeated="1019"/>
        </table:table-row>
        <table:table-row table:style-name="ro41">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68" office:value-type="string">
            <text:p><text:span text:style-name="T1"><text:s/></text:span><text:span text:style-name="T1">From that time on, Robert counted the minutes, in anticipation of the great happiness of the following</text:span></text:p>
            <text:p><text:span text:style-name="T1">Sunday when they would be married in St. Louis. He was strongly attracted to St. Louis because Lindbergh had left </text:span><text:span text:style-name="T1">from there in the</text:span><text:span text:style-name="T3"> "Spirit of St. Louis,"</text:span><text:span text:style-name="T1">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13">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39"><text:s/></text:span></text:p>
            <text:p><text:span text:style-name="T39">Ah no, my dear Bible, revealer of light,</text:span></text:p>
            <text:p><text:span text:style-name="T40">Thou sword of the spirit, put error to flight;</text:span></text:p>
            <text:p><text:span text:style-name="T40">And still thru life’s journey, until the last sigh;</text:span></text:p>
            <text:p><text:span text:style-name="T40">We’ll travel together, my Bible and I.”</text:span></text:p>
          </table:table-cell>
          <table:table-cell table:number-columns-repeated="1019"/>
        </table:table-row>
        <table:table-row table:style-name="ro42">
          <table:table-cell table:style-name="ce18" office:value-type="string">
            <text:p>14</text:p>
          </table:table-cell>
          <table:table-cell table:style-name="ce18" office:value-type="float" office:value="180">
            <text:p>180</text:p>
          </table:table-cell>
          <table:table-cell table:style-name="ce18" office:value-type="string">
            <text:p>Monday, June 13, 1927, in New York.</text:p>
          </table:table-cell>
          <table:table-cell table:style-name="ce18"/>
          <table:table-cell table:style-name="ce18" office:value-type="string">
            <text:p><text:span text:style-name="T40"><text:s/></text:span><text:span text:style-name="T40">The big reception for Colonel Charles A. Lindbergh was planned and would take place in New York on Monday, June </text:span><text:span text:style-name="T40">13th, and he wanted to be there, but every time he thought of anything that would give him happiness or pleasure, he </text:span><text:span text:style-name="T40">thought of Marie and knew that without her it would not mean as much to him. Still he hoped Marie might appear or </text:span><text:span text:style-name="T40">that some news of her might be received before he left. He wanted to see Captain Lindbergh and his plane, </text:span><text:span text:style-name="T41">“The Spirit </text:span><text:span text:style-name="T41">of St. Louis,”</text:span><text:span text:style-name="T40"> for Robert was dreaming of the day when he would complete his own great plane according to Ezekiel’s </text:span><text:span text:style-name="T40">plan. Robert went to his room and spent the balance of the day reading the Bible and working out future cycles on wars.</text:span></text:p>
            <text:p><text:span text:style-name="T40">Figured that great opportunities would come for making money in the Stock and Commodity markets, and that he was </text:span><text:span text:style-name="T40">going to make a great financial success and carry out his plans.</text:span></text:p>
          </table:table-cell>
          <table:table-cell table:style-name="ce18" office:value-type="string">
            <text:p>This plane mentioned on page 111.</text:p>
          </table:table-cell>
          <table:table-cell table:style-name="ce18" table:number-columns-repeated="1018"/>
        </table:table-row>
        <table:table-row table:style-name="ro13">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0"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ho his spirit was broken.</text:span> </text:p>
          </table:table-cell>
          <table:table-cell table:style-name="Default"/>
          <table:table-cell table:number-columns-repeated="1018"/>
        </table:table-row>
        <table:table-row table:style-name="ro41">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68"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5">appearance of Marie may have been a spiritual apparition.</text:span></text:p>
          </table:table-cell>
          <table:table-cell table:number-columns-repeated="1019"/>
        </table:table-row>
        <table:table-row table:style-name="ro43">
          <table:table-cell office:value-type="string">
            <text:p>21</text:p>
          </table:table-cell>
          <table:table-cell office:value-type="string">
            <text:p>253</text:p>
          </table:table-cell>
          <table:table-cell office:value-type="string">
            <text:p>No timestamp given.</text:p>
          </table:table-cell>
          <table:table-cell/>
          <table:table-cell table:style-name="ce69" office:value-type="string">
            <text:p><text:span text:style-name="T42">From the legend of Silver Springs: "Aunt Silly," she gasped, "I am a dying woman; I am very near to God; I have talked </text:span><text:span text:style-name="T42">with Him, and He has answered me. My will has been crushed in life, I swear it shall not in death. Before twenty-four </text:span><text:span text:style-name="T42">hours Claire Douglass shall join me in the crystal cavern of Silver Springs. If you do not grant my request every </text:span><text:span text:style-name="T43">spirit</text:span><text:span text:style-name="T36"> </text:span><text:span text:style-name="T42">of evil shall surround you. Palsied and blind you shall grow, and deaf -- deaf to every sound but the ghosts of the dead, </text:span><text:span text:style-name="T42">which shall pursue you by day and haunt you by night. Do you swear to obey my dying request, or will you refuse me, </text:span><text:span text:style-name="T42">and reap the prophecy of a dying woman, which shall rest upon your cowardly head for refusing to obey God's will?"</text:span></text:p>
          </table:table-cell>
          <table:table-cell table:number-columns-repeated="1019"/>
        </table:table-row>
        <table:table-row table:style-name="ro43">
          <table:table-cell office:value-type="string">
            <text:p>21</text:p>
          </table:table-cell>
          <table:table-cell office:value-type="string">
            <text:p>255</text:p>
          </table:table-cell>
          <table:table-cell office:value-type="string">
            <text:p>No timestamp given.</text:p>
          </table:table-cell>
          <table:table-cell/>
          <table:table-cell table:style-name="ce70" office:value-type="string">
            <text:p><text:span text:style-name="T35"><text:s/></text:span><text:span text:style-name="T44">From the legend of Silver Springs: <text:s/></text:span><text:span text:style-name="T35">Suddenly the boiling of the water ceased, and out upon a rock in its transparent </text:span><text:span text:style-name="T35">depths, like a broken, beautiful lily, lay Bernice Mayo, her golden hair floating on the sand, her dead face smiling </text:span><text:span text:style-name="T35">placidly, as if at last a halo of peace had descended upon the tired </text:span><text:span text:style-name="T43">spirit</text:span><text:span text:style-name="T35">, and the broken heart had found rest. With a </text:span><text:span text:style-name="T35">wild cry that pierced even the heart of the mother, who for the last time in life gazed upon the dead face of her child, </text:span><text:span text:style-name="T35">Claire Douglass dashed overboard, diving deeper, ever deeper, until he caught in his arms the little figure of his dead </text:span><text:span text:style-name="T35">love.</text:span></text:p>
          </table:table-cell>
          <table:table-cell table:number-columns-repeated="1019"/>
        </table:table-row>
        <table:table-row table:style-name="ro12">
          <table:table-cell office:value-type="string">
            <text:p>22</text:p>
          </table:table-cell>
          <table:table-cell office:value-type="string">
            <text:p>258, 259</text:p>
          </table:table-cell>
          <table:table-cell table:style-name="ce54" office:value-type="string">
            <text:p>If the Sunday referenced is the first Sunday after March 5, 1929, then the date would be March 10, 1929 (afternoon).</text:p>
          </table:table-cell>
          <table:table-cell/>
          <table:table-cell table:style-name="ce71" office:value-type="string">
            <text:p><text:s/>Robert asked the man who was rowing the boat to row<text:span text:style-name="T39"> back to the place where the face of the </text:span><text:span text:style-name="T45">spirit bride</text:span></text:p>
            <text:p><text:span text:style-name="T1">showed in the water and as he looked down at the face again, he thought of Marie and this is what he said: "Most </text:span><text:span text:style-name="T1">beautiful face in all the world, best beloved eyes that inspired the best in me, the days pass by on leaden wings, when </text:span><text:span text:style-name="T1">only in memory your dear eyes shine for me." Somehow the beautiful waters and the scenery inspired a new hope in </text:span><text:span text:style-name="T1">Robert, for love must ever inspire hope in man when his faith in a woman keeps the lovelight burning on the altar of his </text:span><text:span text:style-name="T1">heart.</text:span></text:p>
          </table:table-cell>
          <table:table-cell table:number-columns-repeated="1019"/>
        </table:table-row>
        <table:table-row table:style-name="ro13">
          <table:table-cell office:value-type="string">
            <text:p>22</text:p>
          </table:table-cell>
          <table:table-cell office:value-type="string">
            <text:p>260</text:p>
          </table:table-cell>
          <table:table-cell table:style-name="ce54" office:value-type="string">
            <text:p>If the Sunday referenced is the first Sunday after March 5, 1929, then the date would be March 10, 1929 (afternoon).</text:p>
          </table:table-cell>
          <table:table-cell/>
          <table:table-cell table:style-name="ce68" office:value-type="string">
            <text:p><text:span text:style-name="T35"><text:s/></text:span><text:span text:style-name="T35">He telegraphed the hotel in Palm Beach and after making a search, they reported that they were unable to find the</text:span></text:p>
            <text:p><text:span text:style-name="T35">letter. Lady Bersford realized the keen disappointment that the loss of this mysterious letter had brought Robert, so she </text:span><text:span text:style-name="T35">told him that </text:span><text:span text:style-name="T36">she would use her spiritual powers every way possible to solve the mystery of the letter and try to </text:span><text:span text:style-name="T36">help him find Marie</text:span><text:span text:style-name="T35">, and that if he would leave her alone in silence that night, the following day she would report to </text:span><text:span text:style-name="T35">him the information she received.</text:span></text:p>
          </table:table-cell>
          <table:table-cell table:number-columns-repeated="1019"/>
        </table:table-row>
        <table:table-row table:style-name="ro44" table:number-rows-repeated="3">
          <table:table-cell table:number-columns-repeated="1024"/>
        </table:table-row>
        <table:table-row table:style-name="ro45">
          <table:table-cell office:value-type="string">
            <text:p>22</text:p>
          </table:table-cell>
          <table:table-cell office:value-type="string">
            <text:p>260, 261</text:p>
          </table:table-cell>
          <table:table-cell table:style-name="ce54" office:value-type="string">
            <text:p>If the previous timestamp Sunday is March 10, 1929, then this Monday would be March 11, 1929, at 6:48 am.</text:p>
          </table:table-cell>
          <table:table-cell/>
          <table:table-cell table:style-name="ce68" office:value-type="string">
            <text:p><text:span text:style-name="T35"><text:s/></text:span><text:span text:style-name="T35">Robert arose early the next morning and decided that he would go to Silver Springs and see this beautiful spot </text:span><text:span text:style-name="T36">just as </text:span><text:span text:style-name="T36">the sun was rising</text:span><text:span text:style-name="T35">. It was a beautiful morning and he rode out upon the waters, listened to the</text:span><text:span text:style-name="T37"> songs of the birds, </text:span><text:span text:style-name="T37">watched the beautiful fish running </text:span><text:span text:style-name="T35">to and fro in the clear waters. He again thought of the story of the spirit bride whom </text:span><text:span text:style-name="T35">the legend said appeared upon the waters on moonlight nights. His mind went back to the fishing trip at </text:span><text:span text:style-name="T36">Spirit Lake,</text:span><text:span text:style-name="T35"> </text:span><text:span text:style-name="T35">Arkansas. He thought of the story of Spirit Lake and how he was impressed as a child with that story. Now it seemed </text:span><text:span text:style-name="T35">more vivid and real. His mind reverted back to the death of Henry Watson and he thought "Is it my fate to visit places </text:span><text:span text:style-name="T35">and to hear stories of tragedy and disappointment of lovers, and in the end, will my fate be like theirs? Must I sink into </text:span><text:span text:style-name="T35">the waters of forgetfulness without ever again seeing the best beloved face in all the world, Marie's? After all, is it line </text:span><text:span text:style-name="T35">Henry Watson said: 'Hope is but an anchor to the soul, but facts are stubborn things and we must face them?' " For a</text:span></text:p>
            <text:p><text:span text:style-name="T35">moment, Robert felt that he had been clinging to hope all these years and he was almost ready to bid hope depart and </text:span><text:span text:style-name="T35">leave him alone to facts, but even then he knew that if hope should depart and not hold aloft a light of Marie's love, he </text:span><text:span text:style-name="T35">at that moment would follow the course of the lover of the spirit bride and go overboard, to be swallowed up in the </text:span><text:span text:style-name="T35">beautiful waters, to release his spirit, that it might soar away to find Marie. The man who was rowing the boat, noticed </text:span><text:span text:style-name="T35">that Robert had fallen into a death-like silence. He asked him if he was ready to return. Robert awakened as if by a</text:span></text:p>
            <text:p><text:span text:style-name="T35">shot and said "Yes."</text:span></text:p>
          </table:table-cell>
          <table:table-cell table:number-columns-repeated="1019"/>
        </table:table-row>
        <table:table-row table:style-name="ro46">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68" office:value-type="string">
            <text:p><text:span text:style-name="T35"><text:s/></text:span><text:span text:style-name="T35">Lady Bersford said that </text:span><text:span text:style-name="T36">Laughing Waters' spirit</text:span><text:span text:style-name="T35"> told her that after she drowned herself and </text:span><text:span text:style-name="T36">her spirit was released</text:span><text:span text:style-name="T35">, </text:span><text:span text:style-name="T35">she had been very happy in finding others who met disappointment in love and helping to relieve their sufferings and </text:span><text:span text:style-name="T35">bring about an understanding and reunite the separated. Laughing Waters said: "Marie is still alive and for mysterious </text:span><text:span text:style-name="T35">reasons is keeping in hiding from her parents and everyone else, but her love is as strong as the Rock of Gibraltar, and </text:span><text:span text:style-name="T35">she will keep her promise to return to Robert when he needs her most.</text:span><text:span text:style-name="T36"> It was the spirit of Marie that Robert saw on </text:span><text:span text:style-name="T36">the </text:span><text:span text:style-name="T46"><text:s/>streets in Paris. </text:span><text:span text:style-name="T37">Marie was not there and never had </text:span><text:span text:style-name="T35">been, but Robert loved her so much and longed for her until </text:span><text:span text:style-name="T35">Marie's spirit, which had always been closely in touch with Robert, was able to leave her body and appear to comfort </text:span><text:span text:style-name="T35">him. </text:span><text:span text:style-name="T36">It was Marie’s spirit he saw at the ballroom. She was not there at all. </text:span><text:span text:style-name="T35">It occurred because Robert needed some </text:span><text:span text:style-name="T35">hope and encouragement to go on and wait until the proper time when Marie would return to him. The mysterious letter </text:span><text:span text:style-name="T35">never existed. It was a delusion and a power of the subconscious mind. This power is known and understood by the </text:span><text:span text:style-name="T35">adepts of India. Some of my tribe knew how to project the subconscious mind, or spirit, as some called it, anywhere </text:span><text:span text:style-name="T35">they desired. Robert's subconscious mind had received impressions so long and he had hoped and desired so long for a </text:span><text:span text:style-name="T35">letter from Marie, that </text:span><text:span text:style-name="T36">when her spirit appeared he expected a message, a letter, or some communication, and he </text:span><text:span text:style-name="T36">really thought she dropped a letter. </text:span><text:span text:style-name="T35">This power so strongly impressed the subconscious mind that</text:span><text:span text:style-name="T47"> he was able to </text:span><text:span text:style-name="T47">make other people feel, believe and see the letter</text:span><text:span text:style-name="T35">, but of course they could not read or interpret it, because there was no </text:span><text:span text:style-name="T35">letter or written message and that is why they all acted so strangely about it. When Robert at last met you, a spiritualist </text:span><text:span text:style-name="T35">and an unselfish woman, and the interpreter, an honest, unselfish man refusing to accept any amount of money to read </text:span><text:span text:style-name="T35">the mysterious letter, I knew that no letter ever existed and</text:span><text:span text:style-name="T36"> removed the impression </text:span><text:span text:style-name="T35">from Robert's subconscious mind </text:span><text:span text:style-name="T35">and when he went to look for the letter, of course it was not there, and never was because it only existed in his </text:span><text:span text:style-name="T35">subconscious mind." </text:span></text:p>
          </table:table-cell>
          <table:table-cell table:number-columns-repeated="1019"/>
        </table:table-row>
        <table:table-row table:style-name="ro42">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68" office:value-type="string">
            <text:p><text:span text:style-name="T35"><text:s/></text:span><text:span text:style-name="T35">Robert remained a few days longer at Silver Springs. Enjoyed being with Lady Bersford and told her of his </text:span><text:span text:style-name="T35">understanding of the Bible and natural laws. She said that the pure, clean life he had led was what had brought him in </text:span><text:span text:style-name="T35">contact with the spirits that had revealed to him the truth. Many seances were held with "Laughing Waters," who was </text:span><text:span text:style-name="T35">very fond of Robert and anxious to help him all she could. She said that Robert had a love the same as she had, that he </text:span><text:span text:style-name="T35">had rather die than give up Marie, but that he would attain the greatest honor of any man on earth except Jesus Christ, </text:span><text:span text:style-name="T35">because he was following the law of love and that law would bring to him his own Marie and he would spend many </text:span><text:span text:style-name="T35">happy years with her. She told him that the </text:span><text:span text:style-name="T45">great Chief whose spirit was with her</text:span><text:span text:style-name="T39">, had confirmed all </text:span><text:span text:style-name="T35">she had told </text:span><text:span text:style-name="T35">them.</text:span></text:p>
          </table:table-cell>
          <table:table-cell table:number-columns-repeated="1019"/>
        </table:table-row>
        <table:table-row table:style-name="ro12">
          <table:table-cell office:value-type="string">
            <text:p>28</text:p>
          </table:table-cell>
          <table:table-cell office:value-type="string">
            <text:p>321</text:p>
          </table:table-cell>
          <table:table-cell office:value-type="string">
            <text:p>Morning of October 3, 1931.</text:p>
          </table:table-cell>
          <table:table-cell/>
          <table:table-cell table:style-name="ce68" office:value-type="string">
            <text:p><text:span text:style-name="T35"><text:s/></text:span><text:span text:style-name="T35">As Colonel Gordon made his way to headquarters to report to General Pearson, he thought of what he had read in</text:span></text:p>
            <text:p><text:span text:style-name="T35">the Acts 2: 17: </text:span><text:span text:style-name="T36">“And it shall come to pass in the last days, saith God, I will pour out of my Spirit upon all flesh: </text:span><text:span text:style-name="T36">and your sons and your daughters shall prophesy, and your young men shall see visions, and your old men shall </text:span><text:span text:style-name="T36">dream dreams: and I will shew wonders in heaven above, and signs in the earth beneath; blood, and fire, and </text:span><text:span text:style-name="T36">vapour of smoke.”</text:span><text:span text:style-name="T35"> He thought of how </text:span><text:span text:style-name="T36">he had dreamed </text:span><text:span text:style-name="T35">and prophesied and how he had believed the Bible knowing </text:span><text:span text:style-name="T35">that these terrible things would come in the latter days.</text:span></text:p>
          </table:table-cell>
          <table:table-cell table:number-columns-repeated="1019"/>
        </table:table-row>
        <table:table-row table:style-name="ro12">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68" office:value-type="string">
            <text:p><text:span text:style-name="T35"><text:s/></text:span><text:span text:style-name="T35">We will take no territory nor demand any indemnity. We will retain the gold supply of the world but will follow the </text:span><text:span text:style-name="T35">admonition of Jesus Christ when he said 'Feed my Lambs.' We will lend a helping hand to any nation that needs it. You </text:span><text:span text:style-name="T35">are to return to your homes and loved ones and tell them that the </text:span><text:span text:style-name="T36">spirit of God, which is all-powerful and able</text:span></text:p>
            <text:p><text:span text:style-name="T36">to destroy</text:span><text:span text:style-name="T35">, is ever merciful and just and has spared your lives and liberty. We refuse to take your money or territory and </text:span><text:span text:style-name="T35">in return only ask and demand that you do unto others as you would have them do unto you and as we have done unto </text:span><text:span text:style-name="T35">you.</text:span></text:p>
          </table:table-cell>
          <table:table-cell table:number-columns-repeated="1019"/>
        </table:table-row>
        <table:table-row table:style-name="ro11">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69" office:value-type="string">
            <text:p><text:span text:style-name="T42">"In closing, I request that one of the terms of peace shall be that New York City shall be the capital of the United </text:span><text:span text:style-name="T42">Kingdom of the World; that the plan of the future shall be according to Ezekiel. The Bible is replete with references </text:span><text:span text:style-name="T42">thruout of a rebirth. </text:span><text:span text:style-name="T36">Jesus said 'Ye must be born again of water and of the spirit.' A change of name is referred to </text:span><text:span text:style-name="T36">many times.</text:span><text:span text:style-name="T42"> Jesus said 'I will give him a new name.' The United Kingdom of the World shall be the new name. Jesus </text:span><text:span text:style-name="T42">said 'I will be their God and there shall be no more War.' In Ezekiel 48: 35, his last prophecy was 'And the name of</text:span></text:p>
            <text:p><text:span text:style-name="T42">that city from that day shall be THE LORD IS THERE.' New York City, which is to be the capital of the United </text:span><text:span text:style-name="T42">Kingdom of the World and which has been </text:span><text:span text:style-name="T48"><text:s/>known as the most wicked city in the world, is now to </text:span><text:span text:style-name="T42">be the capital of the </text:span><text:span text:style-name="T42">land of love and liberty, because the victory which united the world was won from there. I christen it 'THE CITY OF </text:span><text:span text:style-name="T42">THE LORD.' May you so live that the world may know by the acts and justice of this great city that THE LORD IS </text:span><text:span text:style-name="T42">THERE. I thank you, one and all."</text:span></text:p>
          </table:table-cell>
          <table:table-cell table:number-columns-repeated="1019"/>
        </table:table-row>
        <table:table-row table:style-name="ro11" table:number-rows-repeated="1048551">
          <table:table-cell table:number-columns-repeated="1024"/>
        </table:table-row>
        <table:table-row table:style-name="ro11">
          <table:table-cell table:number-columns-repeated="1024"/>
        </table:table-row>
      </table:table>
      <table:table table:name="San Francisco" table:style-name="ta1" table:print="false">
        <table:table-column table:style-name="co9" table:default-cell-style-name="ce3"/>
        <table:table-column table:style-name="co40" table:default-cell-style-name="ce3"/>
        <table:table-column table:style-name="co41" table:default-cell-style-name="ce3"/>
        <table:table-column table:style-name="co11" table:default-cell-style-name="ce3"/>
        <table:table-column table:style-name="co42" table:default-cell-style-name="ce12"/>
        <table:table-column table:style-name="co43" table:default-cell-style-name="ce12"/>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4"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44">
          <table:table-cell/>
        </table:table-row>
      </table:table>
      <table:table table:name="Texarkana" table:style-name="ta1" table:print="false">
        <table:table-column table:style-name="co44" table:default-cell-style-name="ce4"/>
        <table:table-column table:style-name="co8" table:default-cell-style-name="ce4"/>
        <table:table-column table:style-name="co45" table:default-cell-style-name="ce4"/>
        <table:table-column table:style-name="co43" table:default-cell-style-name="ce4"/>
        <table:table-column table:style-name="co46" table:default-cell-style-name="ce4"/>
        <table:table-column table:style-name="co47"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49">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49">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44">
          <table:table-cell/>
        </table:table-row>
      </table:table>
      <table:table table:name="woman" table:style-name="ta1" table:print="false">
        <table:table-column table:style-name="co7" table:default-cell-style-name="Default"/>
        <table:table-row table:style-name="ro44">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8" table:default-cell-style-name="ce4"/>
        <table:table-column table:style-name="co49" table:default-cell-style-name="ce4"/>
        <table:table-column table:style-name="co50"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41" table:default-cell-style-name="ce4"/>
        <table:table-column table:style-name="co54" table:default-cell-style-name="ce4"/>
        <table:table-column table:style-name="co55" table:default-cell-style-name="ce4"/>
        <table:table-column table:style-name="co56"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4" table:number-columns-repeated="1018"/>
        </table:table-row>
        <table:table-row table:style-name="ro44">
          <table:table-cell table:style-name="Default" table:number-columns-repeated="6"/>
          <table:table-cell table:style-name="ce74"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5" office:value-type="string">
            <text:p>1</text:p>
          </table:table-cell>
          <table:table-cell table:style-name="ce53" office:value-type="float" office:value="1">
            <text:p>1</text:p>
          </table:table-cell>
          <table:table-cell table:style-name="ce66" office:value-type="string">
            <text:p><text:span text:style-name="T1"><text:s/></text:span><text:span text:style-name="T1">Sunday morning, June</text:span></text:p>
            <text:p><text:span text:style-name="T1">10</text:span><text:span text:style-name="T50">th</text:span></text:p>
          </table:table-cell>
          <table:table-cell table:style-name="ce66"/>
          <table:table-cell table:style-name="ce72" office:value-type="string">
            <text:p>She was happy this Sunday morning when she looked at her bouncing baby boy, dreamed of his future, and thought of what his name should be.</text:p>
          </table:table-cell>
          <table:table-cell table:style-name="ce65"/>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4"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Francisco and Los </text:span><text:span text:style-name="T1">Angeles destroyed in two days by some war machine, and that one of my sons came near losing his life </text:span><text:span text:style-name="T1">there, but was saved and afterwards he saved his country and made peace with the world. I suppose I </text:span><text:span text:style-name="T3">dreamed about San Francisco</text:span><text:span text:style-name="T1"> 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4"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Bobbie</text:span>” and “<text:span text:style-name="T5">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24" office:value-type="string">
            <text:p><text:span text:style-name="T1"><text:s/></text:span><text:span text:style-name="T1">The success with the water bicycle had kindled his ambition and created a desire to complete other </text:span><text:span text:style-name="T1">inventions that he had in mind. He told his mother of a </text:span><text:span text:style-name="T3">dream</text:span><text:span text:style-name="T1"> he had of a white-winged bird that flew across </text:span><text:span text:style-name="T1">the ocean thru the air; that he was riding the bird</text:span><text:span text:style-name="T2"> and that he received a great triumph and reception when </text:span><text:span text:style-name="T1">he visited the foreign countries, and how his own people received him in great glory when he returned. His </text:span><text:span text:style-name="T1">father called these 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17">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3"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
          <table:table-cell office:value-type="string">
            <text:p>3</text:p>
          </table:table-cell>
          <table:table-cell office:value-type="string">
            <text:p>23</text:p>
          </table:table-cell>
          <table:table-cell office:value-type="string">
            <text:p>Sunday in late June, 1921.</text:p>
          </table:table-cell>
          <table:table-cell/>
          <table:table-cell table:style-name="ce63"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5">
          <table:table-cell office:value-type="string">
            <text:p>6</text:p>
          </table:table-cell>
          <table:table-cell office:value-type="string">
            <text:p>71</text:p>
          </table:table-cell>
          <table:table-cell office:value-type="string">
            <text:p>Night of January 24, 1927.</text:p>
          </table:table-cell>
          <table:table-cell/>
          <table:table-cell table:style-name="ce24"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3">
          <table:table-cell office:value-type="string">
            <text:p>7</text:p>
          </table:table-cell>
          <table:table-cell office:value-type="string">
            <text:p>83</text:p>
          </table:table-cell>
          <table:table-cell office:value-type="string">
            <text:p>No date given.</text:p>
          </table:table-cell>
          <table:table-cell/>
          <table:table-cell table:style-name="ce24" office:value-type="string">
            <text:p><text:span text:style-name="T1"><text:s/></text:span><text:span text:style-name="T1">The question arises: -- If we can know the future, is it of value to us? It has been well said: "Forewarned is </text:span><text:span text:style-name="T1">forearmed," but I prefer to look to the Bible for authority and proof. When Pharaoh had his wonderful </text:span><text:span text:style-name="T3">dream</text:span><text:span text:style-name="T1">, </text:span><text:span text:style-name="T1">he went to Joseph to have it interpreted. Joseph said:</text:span></text:p>
            <text:p><text:span text:style-name="T1">"And the seven thin and ill favored kine that came up after them are seven years; and the seven empty </text:span><text:span text:style-name="T1">years, blasted with the east wind, shall be seven years of famine."</text:span></text:p>
          </table:table-cell>
          <table:table-cell table:number-columns-repeated="1019"/>
        </table:table-row>
        <table:table-row table:style-name="ro2">
          <table:table-cell office:value-type="string">
            <text:p>9</text:p>
          </table:table-cell>
          <table:table-cell office:value-type="string">
            <text:p>96</text:p>
          </table:table-cell>
          <table:table-cell table:style-name="ce63" office:value-type="string">
            <text:p><text:s/>April 30th, 1927</text:p>
          </table:table-cell>
          <table:table-cell/>
          <table:table-cell table:style-name="ce63"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63" office:value-type="string">
            <text:p><text:span text:style-name="T1">Marie: I am going to tell you a </text:span><text:span text:style-name="T3">dream </text:span><text:span text:style-name="T1">that I had a few nights ago. I saw you a great success. Fortune was </text:span><text:span text:style-name="T1">smiling on you. The world was at your feet, but I seemed to see a great tragedy follow this. It seemed I left </text:span><text:span text:style-name="T1">you in a mysterious way and </text:span><text:span text:style-name="T2"><text:s/>then came back to you just as mysteriously. Now, don't think </text:span><text:span text:style-name="T1">that I do not want </text:span><text:span text:style-name="T1">to go with you, Robert, and don't think that I believe in </text:span><text:span text:style-name="T3">dreams</text:span><text:span text:style-name="T1">, but somehow it has </text:span><text:span text:style-name="T3">made a great </text:span><text:span text:style-name="T3">impression</text:span><text:span text:style-name="T1"> on 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63" office:value-type="string">
            <text:p><text:s/>Sunday, May 1, 1927</text:p>
          </table:table-cell>
          <table:table-cell/>
          <table:table-cell table:style-name="ce24"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he dream that she had had years before, about a </text:span><text:span text:style-name="T5">great war which would come and 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63" office:value-type="string">
            <text:p><text:s/>On the afternoon of May 28th, Robert boarded a train for Sherman, Texas, with the lightest heart that he had ever experienced in his life. Now that his <text:span text:style-name="T5">dream was really 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51">th</text:span><text:span text:style-name="T2">, 1927</text:span></text:p>
          </table:table-cell>
          <table:table-cell/>
          <table:table-cell table:style-name="ce63" office:value-type="string">
            <text:p><text:s/>As the train rolled across the plains of Texas and Robert watched the sun setting across the prairies on that Saturday afternoon, <text:span text:style-name="T5">he dreamed of the day when he, like Lindbergh, would cross the country in his </text:span><text:span text:style-name="T5">great airplane</text:span>. He could think of nothing else but Lindbergh's great flight and what it meant to the world. He realized that <text:span text:style-name="T5">Ezekiel's prophecy of that war which was to come and be fought in the air, was coming </text:span><text:span text:style-name="T5">true, and the great plane described by Ezekiel, the eagle with wheel within a wheel, would one day </text:span><text:span text:style-name="T5">become a reality. He could now see the possibilities of his dream 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4" office:value-type="string">
            <text:p><text:span text:style-name="T1"><text:s/></text:span><text:span text:style-name="T1">He had </text:span><text:span text:style-name="T3">dreamed</text:span><text:span text:style-name="T1"> of the time when he would come home at night from his work or study, to find her there </text:span><text:span text:style-name="T1">and see her beautiful eyes, the lights that would guide him on to success. She could either make him the </text:span><text:span text:style-name="T1">most miserable man in the world or the happiest. 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4" office:value-type="string">
            <text:p><text:s/>Robert realized that he must have time to collect his thoughts, if he ever could think again. <text:span text:style-name="T5">His thoughts </text:span><text:span text:style-name="T5">turned back to the dream Marie had told him </text:span><text:span text:style-name="T10">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4"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text:span><text:span text:style-name="T5">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23" office:value-type="string">
            <text:p><text:span text:style-name="T1">The next time Robert noticed the time of day, it was after 6 P.M. and he realized that he had had no </text:span><text:span text:style-name="T1">breakfast, lunch or dinner, but his heart was heavy and he felt that he could not eat anything. The shock had </text:span><text:span text:style-name="T1">been so great and had come so suddenly that Robert found it hard to adjust himself to it or to realize what it </text:span><text:span text:style-name="T1">all meant or what it might mean in case Marie should pass out of his life forever. It would mean every hope </text:span><text:span text:style-name="T1">blasted, every</text:span><text:span text:style-name="T3"> 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4" office:value-type="string">
            <text:p><text:s/>Read about the preparations for Captain Lindbergh’s return to Washington and New York and the plans for his reception. Of course,<text:span text:style-name="T5"> Robert had looked forward to being there at that time and have Marie with </text:span><text:span text:style-name="T5">him as his wife. He had been looking forward to the day when his own dream would be realized and </text:span><text:span text:style-name="T5">he would build one of the greatest 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4" office:value-type="string">
            <text:p>This poem seemed to fit his case and he read it over carefully. He resolved that regardless of discouragement or disappointment, blasted hopes, lost ideals or<text:span text:style-name="T5"> shattered dreams</text:span>, he would still have the courage to exert himself for “Tomorrow’s Chance.”</text:p>
          </table:table-cell>
          <table:table-cell table:number-columns-repeated="1019"/>
        </table:table-row>
        <table:table-row table:style-name="ro6">
          <table:table-cell office:value-type="string">
            <text:p>12</text:p>
          </table:table-cell>
          <table:table-cell office:value-type="string">
            <text:p>149</text:p>
          </table:table-cell>
          <table:table-cell office:value-type="string">
            <text:p>Monday Evening, June 6, 1927</text:p>
          </table:table-cell>
          <table:table-cell/>
          <table:table-cell table:style-name="ce24"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7">
          <table:table-cell office:value-type="string">
            <text:p>13</text:p>
          </table:table-cell>
          <table:table-cell office:value-type="string">
            <text:p>160</text:p>
          </table:table-cell>
          <table:table-cell office:value-type="string">
            <text:p>Night of June 8, 1927</text:p>
          </table:table-cell>
          <table:table-cell/>
          <table:table-cell table:style-name="ce23" office:value-type="string">
            <text:p><text:span text:style-name="T1">Robert prayed his usual night prayer for the protection of Marie and went to sleep, to </text:span><text:span text:style-name="T3">dream of his [21</text:span><text:span text:style-name="T52">st</text:span><text:span text:style-name="T3">] </text:span><text:span text:style-name="T3">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4"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demonstrated the greatest </text:span><text:span text:style-name="T1">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3"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9">
          <table:table-cell office:value-type="string">
            <text:p>19</text:p>
          </table:table-cell>
          <table:table-cell office:value-type="string">
            <text:p>228</text:p>
          </table:table-cell>
          <table:table-cell office:value-type="string">
            <text:p>June 9, 1928 (RG 22<text:span text:style-name="T7">nd</text:span> birthday), at Governor's Island, in New York</text:p>
          </table:table-cell>
          <table:table-cell/>
          <table:table-cell table:style-name="ce24" office:value-type="string">
            <text:p><text:span text:style-name="T1">When the reception was over and Robert had a few moments alone with his dear old mother, she said, "My </text:span><text:span text:style-name="T1">son, do you remember the</text:span><text:span text:style-name="T3"> dream</text:span><text:span text:style-name="T1"> you had when you were a little boy, which you told me about? That </text:span><text:span text:style-name="T3">you </text:span><text:span text:style-name="T3">were riding a large bird with white wings across the ocean and how the foreign countries received </text:span><text:span text:style-name="T3">you with great honor. My </text:span><text:span text:style-name="T9"><text:s/>boy, when you landed today I thought about that dream </text:span><text:span text:style-name="T3">and how it had </text:span><text:span text:style-name="T3">been fulfilled. </text:span><text:span text:style-name="T1">I hope that all of your other dreams and ambitions will be realized and that you will be </text:span><text:span text:style-name="T1">rewarded with Marie's love, because you have been faithful and loyal to her." Robert said, "Mother, I do </text:span><text:span text:style-name="T1">remember the dream quite well, and </text:span><text:span text:style-name="T3">when I was in Japan and they gave me such great receptions and </text:span><text:span text:style-name="T3">honored me, I thought of the dream and I thought of you</text:span><text:span text:style-name="T1"> and how you had taught me how to read the </text:span><text:span text:style-name="T1">Bible and I thought of Marie and how I loved her and felt that I would gladly give all of the honors just to be </text:span><text:span text:style-name="T1">with you and Marie alone because your love</text:span></text:p>
            <text:p><text:span text:style-name="T1">and Marie's love mean more to me than everything else that the world can give."</text:span></text:p>
          </table:table-cell>
          <table:table-cell table:number-columns-repeated="1019"/>
        </table:table-row>
        <table:table-row table:style-name="ro22">
          <table:table-cell office:value-type="string">
            <text:p>20</text:p>
          </table:table-cell>
          <table:table-cell office:value-type="string">
            <text:p>240</text:p>
          </table:table-cell>
          <table:table-cell office:value-type="string">
            <text:p>Middle to late January 1929.</text:p>
          </table:table-cell>
          <table:table-cell/>
          <table:table-cell table:style-name="ce23" office:value-type="string">
            <text:p><text:span text:style-name="T1"><text:s/></text:span><text:span text:style-name="T1">He called Walter and Edna into the office, told them that he had had a very peculiar </text:span><text:span text:style-name="T3">dream</text:span><text:span text:style-name="T1"> the night before, </text:span><text:span text:style-name="T1">that he had </text:span><text:span text:style-name="T3">dreamed</text:span><text:span text:style-name="T1"> that he had gone to Paris and suddenly met Marie. He was so strongly impressed with </text:span><text:span text:style-name="T1">the </text:span><text:span text:style-name="T3">dream</text:span><text:span text:style-name="T1"> that he decided to leave at once. Told Walter to give the mechanics instructions to put his old ship </text:span><text:span text:style-name="T1">"The St. Marie" in shape to sail at once. <text:s/></text:span><text:span text:style-name="T2"><text:s/>It was a matter of only a couple of days until they </text:span><text:span text:style-name="T1">reported that </text:span><text:span text:style-name="T1">"The St. Marie" was in perfect shape and could stand a trip around the world. There was to be a great </text:span><text:span text:style-name="T1">convention of all the nations on aviation in Paris</text:span></text:p>
            <text:p><text:span text:style-name="T1">and Robert decided that he wanted to be there for it, but the main incentive for the trip was his </text:span><text:span text:style-name="T3">dream</text:span><text:span text:style-name="T1">. </text:span><text:span text:style-name="T1">Robert had no trouble in securing letters of introduction to prominent people in London and Paris. When he </text:span><text:span text:style-name="T1">said good-bye to Walter and Edna, they wished him Godspeed, told him that they hoped his dream would </text:span><text:span text:style-name="T1">become a reality and that he would find Marie, but they knew that he was not the same Robert of old. He </text:span><text:span text:style-name="T1">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23" office:value-type="string">
            <text:p><text:span text:style-name="T1"><text:s/></text:span><text:span text:style-name="T1">The Doctor, after examining him, told his friends he thought that he was suffering from mental delusions -- </text:span><text:span text:style-name="T1">that he had probably had this woman on his mind so long and after </text:span><text:span text:style-name="T3">dreaming</text:span><text:span text:style-name="T1"> he had met her on a street in </text:span><text:span text:style-name="T1">Paris, had hoped so strongly that he would meet her, he had brought himself to believe that she was there </text:span><text:span text:style-name="T1">and had really thought that he had seen her, both on the street and in the ballroom, but it was probably an </text:span><text:span text:style-name="T3">optical 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4"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4"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7">rd</text:span> birthday].</text:p>
          </table:table-cell>
          <table:table-cell/>
          <table:table-cell table:style-name="ce23"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text:span><text:span text:style-name="T5">discoveries are now completed.</text:span></text:p>
          </table:table-cell>
          <table:table-cell table:number-columns-repeated="1019"/>
        </table:table-row>
        <table:table-row table:style-name="ro10">
          <table:table-cell office:value-type="string">
            <text:p>26</text:p>
          </table:table-cell>
          <table:table-cell office:value-type="string">
            <text:p>292-293</text:p>
          </table:table-cell>
          <table:table-cell office:value-type="string">
            <text:p>September 1930</text:p>
          </table:table-cell>
          <table:table-cell/>
          <table:table-cell table:style-name="ce23" office:value-type="string">
            <text:p><text:span text:style-name="T1"><text:s/></text:span><text:span text:style-name="T1">As soon as they had landed with him, </text:span><text:span text:style-name="T4">his </text:span><text:span text:style-name="T3">mind went back to the days of his youth</text:span><text:span text:style-name="T4">, when he had built his</text:span><text:span text:style-name="T9"> </text:span><text:span text:style-name="T9">first bicycle to ride on the water</text:span><text:span text:style-name="T11">, and when he had read </text:span><text:span text:style-name="T4">the Bible and talked about the wars to come and </text:span><text:span text:style-name="T4">made his </text:span><text:span text:style-name="T3">plans for the great airship</text:span><text:span text:style-name="T4">. He recalled the </text:span><text:span text:style-name="T3">dream his mother </text:span><text:span text:style-name="T4">had which greatly disturbed her. </text:span><text:span text:style-name="T4">She told him she dreamed that she saw </text:span><text:span text:style-name="T3">San Francisco destroyed by some terrible machin</text:span><text:span text:style-name="T4">e and that </text:span><text:span text:style-name="T3">one </text:span><text:span text:style-name="T3">of her sons had nearly lost his life there. </text:span><text:span text:style-name="T4">He thought of how his mother had told him about his </text:span><text:span text:style-name="T3">oldest </text:span><text:span text:style-name="T3">brother losing his life in the San Francisco earthquake</text:span><text:span text:style-name="T4"> and he wondered if now he was to lose his life </text:span><text:span text:style-name="T4">there, </text:span><text:span text:style-name="T1">because he felt that the Japs were very treacherous and would probably not keep him a prisoner but </text:span><text:span text:style-name="T1">would take his life. He prayed for his dear old mother and prayed for Marie that she might be safe and her </text:span><text:span text:style-name="T1">life be spared, no matter what his fate might be.</text:span></text:p>
          </table:table-cell>
          <table:table-cell table:number-columns-repeated="1019"/>
        </table:table-row>
        <table:table-row table:style-name="ro15">
          <table:table-cell office:value-type="string">
            <text:p>28</text:p>
          </table:table-cell>
          <table:table-cell office:value-type="string">
            <text:p>321</text:p>
          </table:table-cell>
          <table:table-cell office:value-type="string">
            <text:p>October 3, 1931</text:p>
          </table:table-cell>
          <table:table-cell/>
          <table:table-cell table:style-name="ce23" office:value-type="string">
            <text:p><text:span text:style-name="T1">Colonel Gordon and Colonel Kennelworth had done wonderful work and fortunately their lives had been </text:span><text:span text:style-name="T1">preserved for future use to their country. As Colonel Gordon made his way to headquarters to report to </text:span><text:span text:style-name="T1">General Pearson, he thought of what he had read in the Acts 2: 17: “And it shall come to pass in the last </text:span><text:span text:style-name="T1">days, saith God, I will pour out of my Spirit upon all flesh: and your sons and your daughters shall prophesy, </text:span><text:span text:style-name="T1">and your young men 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he had believed the </text:span><text:span text:style-name="T1">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4"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4"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7">
          <table:table-cell office:value-type="string">
            <text:p>39</text:p>
          </table:table-cell>
          <table:table-cell office:value-type="string">
            <text:p>401</text:p>
          </table:table-cell>
          <table:table-cell office:value-type="string">
            <text:p>The 6<text:span text:style-name="T7">th</text:span> day of Robert Gordon's 7 days.</text:p>
          </table:table-cell>
          <table:table-cell office:value-type="string">
            <text:p>July 26, 1932</text:p>
          </table:table-cell>
          <table:table-cell table:style-name="ce23" office:value-type="string">
            <text:p>His dear old mother was the happiest woman in the world. She greeted him affectionately; told him that <text:span text:style-name="T5">all </text:span><text:span text:style-name="T5">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4"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text:span><text:span text:style-name="T5">get eveything you want.' Robert Gordon, that 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will need Marie and her love more </text:span><text:span text:style-name="T5">now than ever.</text:span></text:p>
          </table:table-cell>
          <table:table-cell table:number-columns-repeated="1019"/>
        </table:table-row>
        <table:table-row table:style-name="ro22">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3" office:value-type="string">
            <text:p>"What Marie Stanton had in her mind the night she wrote that letter and left the train on the way to St. Louis, I do not know, but I do know that<text:span text:style-name="T5"> she has rendered the greatest service of any woman to this country. </text:span><text:span text:style-name="T5">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come to you </text:span><text:span text:style-name="T5">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22" table:number-rows-repeated="1048535">
          <table:table-cell table:number-columns-repeated="1024"/>
        </table:table-row>
        <table:table-row table:style-name="ro22">
          <table:table-cell table:number-columns-repeated="1024"/>
        </table:table-row>
      </table:table>
      <table:table table:name="Mother" table:style-name="ta1" table:print="false">
        <table:table-column table:style-name="co7" table:number-columns-repeated="2" table:default-cell-style-name="ce4"/>
        <table:table-column table:style-name="co41" table:default-cell-style-name="ce4"/>
        <table:table-column table:style-name="co51" table:default-cell-style-name="ce4"/>
        <table:table-column table:style-name="co52" table:default-cell-style-name="ce4"/>
        <table:table-column table:style-name="co53" table:default-cell-style-name="ce4"/>
        <table:table-column table:style-name="co7" table:number-columns-repeated="1018" table:default-cell-style-name="ce4"/>
        <table:table-row table:style-name="ro4">
          <table:table-cell table:style-name="ce75"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6" table:number-columns-repeated="4"/>
          <table:table-cell table:number-columns-repeated="1018"/>
        </table:table-row>
        <table:table-row table:style-name="ro4">
          <table:table-cell table:style-name="ce75" office:value-type="string">
            <text:p>rluu: I need to go back through the events listed below and enter the timestamps given in TTTA, if there is one for the event</text:p>
          </table:table-cell>
          <table:table-cell table:style-name="ce76" table:number-columns-repeated="5"/>
          <table:table-cell table:number-columns-repeated="1018"/>
        </table:table-row>
        <table:table-row table:style-name="ro38">
          <table:table-cell table:style-name="ce75"/>
          <table:table-cell table:style-name="ce76"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4" office:value-type="string">
            <text:p><text:span text:style-name="T1">RG's </text:span><text:span text:style-name="T3">mother had suffered a severe shock </text:span><text:span text:style-name="T1">on account of the death of her oldest son in the San Francisco </text:span><text:span text:style-name="T1">earthquake in April, and for a time it was </text:span><text:span text:style-name="T3">feared</text:span><text:span text:style-name="T1"> that her third son might never be born to live. </text:span><text:span text:style-name="T3">She was </text:span><text:span text:style-name="T3">happy this Sunday morning </text:span><text:span text:style-name="T1">when she looked at her bouncing baby boy, dreamed of his future, and </text:span><text:span text:style-name="T1">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4" office:value-type="string">
            <text:p><text:span text:style-name="T1"><text:s/></text:span><text:span text:style-name="T1">When Robert was a little over two years old, his </text:span><text:span text:style-name="T3">mother gave birth to a girl,</text:span><text:span text:style-name="T1"> the first born to her, but still </text:span><text:span text:style-name="T3">she showed great interest in Robert</text:span><text:span text:style-name="T1">; talked much of his future and took great interest in teaching him to </text:span><text:span text:style-name="T1">live according to the Bible.</text:span></text:p>
          </table:table-cell>
          <table:table-cell table:number-columns-repeated="1019"/>
        </table:table-row>
        <table:table-row table:style-name="ro7">
          <table:table-cell office:value-type="string">
            <text:p>1</text:p>
          </table:table-cell>
          <table:table-cell office:value-type="string">
            <text:p>4</text:p>
          </table:table-cell>
          <table:table-cell table:number-columns-repeated="2"/>
          <table:table-cell table:style-name="ce24" office:value-type="string">
            <text:p><text:span text:style-name="T1">He also wanted an explanation of the statement that a woman should not teach, because he said that his </text:span><text:span text:style-name="T1">mother had always taught him and loved him, and his father had paid no attention to him and had no desire </text:span><text:span text:style-name="T1">to teach him. He wanted to know if it was wrong for his mother to teach him, and if God would punish her. </text:span><text:span text:style-name="T1">The teacher replied that the Lord said, “Suffer the little children to come unto me, and forbid them not, for of </text:span><text:span text:style-name="T1">such is the Kingdom of God.” She explained that his </text:span><text:span text:style-name="T3">mother set an example more by her love and </text:span><text:span text:style-name="T3">devotion than by words; that a mother's actions would influence a child more than anything she </text:span><text:span text:style-name="T3">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4" office:value-type="string">
            <text:p><text:span text:style-name="T1">His </text:span><text:span text:style-name="T3">mother spent many anxious months and worried with the children</text:span><text:span text:style-name="T1"> while Capt. Gordon was away at </text:span><text:span text:style-name="T1">war. She prayed that war would be ended for all time. </text:span><text:span text:style-name="T2"><text:s/>While the tragic </text:span><text:span text:style-name="T1">death of your brother Herbert in San </text:span><text:span text:style-name="T1">Francisco was </text:span><text:span text:style-name="T3">a shock that I have never fully recovered from</text:span><text:span text:style-name="T1">, yet I had rather know that he went that </text:span><text:span text:style-name="T1">way than to have him go to war and lose his life. I remember well the </text:span><text:span text:style-name="T3">many sleepless nights that I have </text:span><text:span text:style-name="T3">passed thru</text:span><text:span text:style-name="T1"> while your father was away at war and how</text:span><text:span text:style-name="T3"> happy I was when he returned</text:span><text:span text:style-name="T1">. I prayed to God </text:span><text:span text:style-name="T1">then that war might be ended and that none of my sons would ever have to go to war.”</text:span></text:p>
          </table:table-cell>
          <table:table-cell table:number-columns-repeated="1019"/>
        </table:table-row>
        <table:table-row table:style-name="ro17">
          <table:table-cell office:value-type="string">
            <text:p>2</text:p>
          </table:table-cell>
          <table:table-cell office:value-type="string">
            <text:p>9</text:p>
          </table:table-cell>
          <table:table-cell table:number-columns-repeated="2"/>
          <table:table-cell table:style-name="ce24"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4" office:value-type="string">
            <text:p><text:span text:style-name="T1">His </text:span><text:span text:style-name="T3">mother was always in sympathy</text:span><text:span text:style-name="T1"> with Robert and tried to encourage him, but she could never get him </text:span><text:span text:style-name="T1">to take an interest in working on a farm.</text:span></text:p>
          </table:table-cell>
          <table:table-cell table:number-columns-repeated="1019"/>
        </table:table-row>
        <table:table-row table:style-name="ro15">
          <table:table-cell office:value-type="string">
            <text:p>2</text:p>
          </table:table-cell>
          <table:table-cell office:value-type="string">
            <text:p>11</text:p>
          </table:table-cell>
          <table:table-cell table:number-columns-repeated="2"/>
          <table:table-cell table:style-name="ce24" office:value-type="string">
            <text:p><text:span text:style-name="T1">His </text:span><text:span text:style-name="T3">mother was very proud of him</text:span><text:span text:style-name="T1"> and said “Bobbie, one day your dream of becoming a great inventor will </text:span><text:span text:style-name="T1">he realized. You have not been wasting your time tinkering around with your father’s tools trying to make </text:span><text:span text:style-name="T1">things.” His brother, Ralph, continued to call him “Fool Bobbie” and “Mother’s dream”; said he would never </text:span><text:span text:style-name="T1">amount to anything because he wouldn’t work on</text:span></text:p>
            <text:p><text:span text:style-name="T1">the farm like the rest of them. Bobbie always found a willing listener in his mother. She helped him with his </text:span><text:span text:style-name="T1">studies in school and encouraged him in every way and showed that </text:span><text:span text:style-name="T3">she believed in him and had faith </text:span><text:span text:style-name="T3">that one day he would be a great man</text:span><text:span text:style-name="T1">. This 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4" office:value-type="string">
            <text:p><text:span text:style-name="T1">Along in July, RG met with a serious accident. The automobile was overturned and Robert’s</text:span></text:p>
            <text:p><text:span text:style-name="T1">arm was broken, and he suffered internal injuries. He was taken to the hospital where he lay for several </text:span><text:span text:style-name="T1">weeks before recovery. His </text:span><text:span text:style-name="T3">mother was very much worried and alarmed</text:span><text:span text:style-name="T1"> over this accident,</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24" office:value-type="string">
            <text:p><text:span text:style-name="T1">These disagreements and disputes with his brother were very </text:span><text:span text:style-name="T3">annoying and disappointing to Robert’s </text:span><text:span text:style-name="T3">mother</text:span><text:span text:style-name="T1">, because she wanted the children to get along in peace. Robert told his mother that on account of </text:span><text:span text:style-name="T1">his brother he would never live at home again; that he would continue to stay in Texarkana and go to school </text:span><text:span text:style-name="T1">until he had finished his education, and then he would go to work for Mr. Kennelworth. His </text:span><text:span text:style-name="T3">mother had </text:span><text:span text:style-name="T3">great faith in him </text:span><text:span text:style-name="T1">and told him that she knew everything would come out all right for him, and that he should </text:span><text:span text:style-name="T1">study hard, make the most of his opportunities, and prepare for the position Mr. Kennelworth was going to </text:span><text:span text:style-name="T1">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4" office:value-type="string">
            <text:p><text:span text:style-name="T1">His </text:span><text:span text:style-name="T3">mother had always petted him</text:span><text:span text:style-name="T1"> because of his severe illnesses and accident, and his father often </text:span><text:span text:style-name="T1">referred to him as his </text:span><text:span text:style-name="T3">mother’s burden or his mother’s problem</text:span><text:span text:style-name="T1">. But </text:span><text:span text:style-name="T3">she had great faith in young </text:span><text:span text:style-name="T3">Robert </text:span><text:span text:style-name="T1">because he clung so strongly to religion, believing 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4" office:value-type="string">
            <text:p><text:span text:style-name="T1">It made RG realize the </text:span><text:span text:style-name="T3">love that he owed to his mother, whose great faith and love had helped to lay </text:span><text:span text:style-name="T3">the foundation</text:span><text:span text:style-name="T1"> for his future career. <text:s/></text:span><text:span text:style-name="T2"><text:s/>He thought about what the preacher said – that a man </text:span><text:span text:style-name="T1">deserts father </text:span><text:span text:style-name="T1">and </text:span><text:span text:style-name="T3">mother</text:span><text:span text:style-name="T1"> to cleave unto his wife, and that this was as it should be. He had always felt his </text:span><text:span text:style-name="T3">greatest love </text:span><text:span text:style-name="T3">for his mother, but now for the first time in his life he began to think of love for another woman.</text:span></text:p>
          </table:table-cell>
          <table:table-cell table:number-columns-repeated="1019"/>
        </table:table-row>
        <table:table-row table:style-name="ro19">
          <table:table-cell/>
          <table:table-cell office:value-type="string">
            <text:p>22</text:p>
          </table:table-cell>
          <table:table-cell table:number-columns-repeated="2"/>
          <table:table-cell table:style-name="ce24" office:value-type="string">
            <text:p><text:span text:style-name="T1"><text:s/></text:span><text:span text:style-name="T1">The following Sunday, he went home to the country to see his mother, and told her the story of the new love </text:span><text:span text:style-name="T1">affair. “Bobbie,” said his mother, “you are little over fifteen years old, and this is only puppy love, or what they </text:span><text:span text:style-name="T1">call school-boy and school-girl love. It will soon pass away, but there is no harm in it. Love is a great thing </text:span><text:span text:style-name="T1">and some day you will meet the right girl, but there is no use being in any hurry about it.” Bobbie told his </text:span><text:span text:style-name="T1">mother that Marie was the only girl in the world for him, and that he would live and work for her; that if he </text:span><text:span text:style-name="T1">couldn’t marry Marie he never</text:span></text:p>
            <text:p><text:span text:style-name="T1">wanted any other girl. His mother laughed at this and told him that they all thought that way over the first </text:span><text:span text:style-name="T1">love affair, but that after a while, as the years went by and he met the real one, this would all pass away. </text:span><text:span text:style-name="T1">However, she did tell Bobbie that she had never forgotten her first love, as there is something different about </text:span><text:span text:style-name="T1">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4" office:value-type="string">
            <text:p><text:span text:style-name="T1">She saw that this love was a great stimulator for Robert and that his ambitions were greater than ever. He </text:span><text:span text:style-name="T1">told his mother that he was going to Sunday School every Sunday and that he was studying hard, reading </text:span><text:span text:style-name="T1">the Bible and learning a lot, and that he was preparing to be a great man. His mother said, “</text:span><text:span text:style-name="T3">Bobbie, I have </text:span><text:span text:style-name="T3">always had great faith in you</text:span><text:span text:style-name="T1">, and I know that one day </text:span><text:span text:style-name="T3">my dream will come true</text:span><text:span text:style-name="T1">, and you will do </text:span><text:span text:style-name="T1">something that 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4" office:value-type="string">
            <text:p><text:span text:style-name="T1">1926 was to be one of the most eventful years in the life of Robert Gordon. In the Spring his father died </text:span><text:span text:style-name="T1">suddenly, and after a </text:span><text:span text:style-name="T3">consultation with his mother</text:span><text:span text:style-name="T1">, it was decided that he should leave his position, return </text:span><text:span text:style-name="T1">to the farm and help them to get things straightened out</text:span></text:p>
          </table:table-cell>
          <table:table-cell table:number-columns-repeated="1019"/>
        </table:table-row>
        <table:table-row table:style-name="ro5">
          <table:table-cell/>
          <table:table-cell office:value-type="string">
            <text:p>37</text:p>
          </table:table-cell>
          <table:table-cell table:number-columns-repeated="2"/>
          <table:table-cell table:style-name="ce24" office:value-type="string">
            <text:p><text:span text:style-name="T1">Grasp one quickly and carry it thru life, for these are the lilies of faith which s</text:span><text:span text:style-name="T3">mother</text:span><text:span text:style-name="T1"> out all the foul weeds in </text:span><text:span text:style-name="T1">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4"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63"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4" office:value-type="string">
            <text:p><text:span text:style-name="T1">Ever since I was a small boy, and used to </text:span><text:span text:style-name="T3">kneel at my mother's knee</text:span><text:span text:style-name="T1">, and she taught me first to pray, I </text:span><text:span text:style-name="T1">have believed in that great book and in God's power to guide me right and give me understanding of all </text:span><text:span text:style-name="T1">things.</text:span></text:p>
          </table:table-cell>
          <table:table-cell table:number-columns-repeated="1019"/>
        </table:table-row>
        <table:table-row table:style-name="ro4">
          <table:table-cell/>
          <table:table-cell office:value-type="string">
            <text:p>71</text:p>
          </table:table-cell>
          <table:table-cell table:number-columns-repeated="2"/>
          <table:table-cell table:style-name="ce24"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4" office:value-type="string">
            <text:p><text:span text:style-name="T1">It is not the </text:span><text:span text:style-name="T3">money</text:span><text:span text:style-name="T1"> that counts with me, but </text:span><text:span text:style-name="T3">it does count with my father and mother</text:span><text:span text:style-name="T1">, and I want you to </text:span><text:span text:style-name="T1">prove to them that without the help of anyone you can make as much 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4" office:value-type="string">
            <text:p><text:span text:style-name="T1">I am going to drive out to the farm to see your mother next Sunday if I can get time. Want to have a talk with </text:span><text:span text:style-name="T1">her and tell her of your brilliant achievement. </text:span><text:span text:style-name="T3">It makes every mother's heart glad</text:span><text:span text:style-name="T1"> to know that her boy is </text:span><text:span text:style-name="T1">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4" office:value-type="string">
            <text:p><text:span text:style-name="T1">I do </text:span><text:span text:style-name="T3">hope and pray as your mother does,</text:span><text:span text:style-name="T1"> that the days of wars may pass away; that man may cease to </text:span><text:span text:style-name="T1">fight and may know and understand each other, setting their differences on the basis of </text:span><text:span text:style-name="T3">love</text:span><text:span text:style-name="T1">. -Marie</text:span></text:p>
          </table:table-cell>
          <table:table-cell table:number-columns-repeated="1019"/>
        </table:table-row>
        <table:table-row table:style-name="ro25">
          <table:table-cell/>
          <table:table-cell office:value-type="string">
            <text:p>99</text:p>
          </table:table-cell>
          <table:table-cell office:value-type="string">
            <text:p>May 1</text:p>
          </table:table-cell>
          <table:table-cell/>
          <table:table-cell table:style-name="ce24" office:value-type="string">
            <text:p><text:span text:style-name="T1">On Sunday, May 1st, Robert went to visit his </text:span><text:span text:style-name="T3">mother </text:span><text:span text:style-name="T1">in the country. He found that Mr. Kennelworth had been </text:span><text:span text:style-name="T1">there and told her of Robert's success and his faith in him. Robert's </text:span><text:span text:style-name="T3">mother was very happy </text:span><text:span text:style-name="T1">when he told </text:span><text:span text:style-name="T1">her that cotton was advancing and he was making money rapidly and Mr. Kennelworth was making money; </text:span><text:span text:style-name="T2"><text:s/></text:span><text:span text:style-name="T9">Mrs. Gordon was 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fought in the air and </text:span><text:span text:style-name="T1">that it was his duty to help protect his country. While his mother admired his patriotism, she again referred to </text:span><text:span text:style-name="T1">the dream that she had had years before, about a great war which would come and in which she thought </text:span><text:span text:style-name="T1">that Robert lost his life in 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4"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4" office:value-type="string">
            <text:p><text:span text:style-name="T1">that regardless of money or conditions, she would leave father,</text:span><text:span text:style-name="T3"> mother</text:span><text:span text:style-name="T1">, brothers and sisters, and go with </text:span><text:span text:style-name="T1">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4" office:value-type="string">
            <text:p><text:span text:style-name="T1">No one in Texarkana but Robert's </text:span><text:span text:style-name="T3">mother</text:span><text:span text:style-name="T1"> and Mr. Kennelworth knew about the secret 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4" office:value-type="string">
            <text:p><text:span text:style-name="T1">It was too much for him. He broke down completely and wept like a baby. Alone he was -- the most alone he </text:span><text:span text:style-name="T1">had ever been in his life before -- away from friends, away from </text:span><text:span text:style-name="T3">mother</text:span><text:span text:style-name="T1">, and above all, separated from </text:span><text:span text:style-name="T1">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4" office:value-type="string">
            <text:p><text:span text:style-name="T1">It was an unselfish prayer; the kind of a prayer that a </text:span><text:span text:style-name="T3">mother</text:span><text:span text:style-name="T1"> prays when her child is lost, when she thinks </text:span><text:span text:style-name="T1">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4" office:value-type="string">
            <text:p><text:span text:style-name="T1">Robert opened the telegram hurriedly, hoping that it was something from Marie, but found it was a telegram </text:span><text:span text:style-name="T1">from his mother in which she congratulated him on his birthday the following day, and encouraged him to </text:span><text:span text:style-name="T1">hope for the best and not give way to despair in case Marie did not show up. The special-delivery letter was </text:span><text:span text:style-name="T1">also from Robert's mother. <text:s/>Letter follows from mother on page 159. <text:s/></text:span><text:span text:style-name="T2"><text:s/>Robert was happy to get the letter </text:span><text:span text:style-name="T2">from his mother </text:span><text:span text:style-name="T1">because she always encouraged him and he knew that no matter what happened, her faith </text:span><text:span text:style-name="T1">in him would always remain the same and her love would endure forever.</text:span></text:p>
          </table:table-cell>
          <table:table-cell table:number-columns-repeated="1019"/>
        </table:table-row>
        <table:table-row table:style-name="ro2">
          <table:table-cell/>
          <table:table-cell office:value-type="string">
            <text:p>183</text:p>
          </table:table-cell>
          <table:table-cell table:number-columns-repeated="2"/>
          <table:table-cell table:style-name="ce24"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4" office:value-type="string">
            <text:p><text:span text:style-name="T1">It may be a mother, sister or sweetheart, but the love of a woman is always the motive 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4"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4" office:value-type="string">
            <text:p><text:span text:style-name="T1">His heart turned to his next dearest friend – his mother. He decided to try to make it the happiest</text:span></text:p>
            <text:p><text:span text:style-name="T1">Christmas of her life and bought her every kind of a present that he thought would make her happy and </text:span><text:span text:style-name="T1">comfortable and sent her a check for $5,000.00 to do with just as she pleased and buy anything she wanted.</text:span></text:p>
          </table:table-cell>
          <table:table-cell table:number-columns-repeated="1019"/>
        </table:table-row>
        <table:table-row table:style-name="ro41">
          <table:table-cell/>
          <table:table-cell office:value-type="string">
            <text:p>227</text:p>
          </table:table-cell>
          <table:table-cell office:value-type="string">
            <text:p>May 1928</text:p>
          </table:table-cell>
          <table:table-cell/>
          <table:table-cell table:style-name="ce24"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4"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25">
          <table:table-cell/>
          <table:table-cell office:value-type="string">
            <text:p>228-229</text:p>
          </table:table-cell>
          <table:table-cell table:number-columns-repeated="2"/>
          <table:table-cell table:style-name="ce24"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4"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4"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4"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4"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4" office:value-type="string">
            <text:p><text:span text:style-name="T4">"I demand that the terms of peace be signed by women as well as men. They are more just and merciful and </text:span><text:span text:style-name="T4">will rule the country in the future. If women must continue to be the </text:span><text:span text:style-name="T3">mothers</text:span><text:span text:style-name="T4"> of our men, they must have the </text:span><text:span text:style-name="T4">right to decide whether their sons shall be sent to war or not. It will take time to arrange the plans for cities </text:span><text:span text:style-name="T4">and countries as outlined by Ezekiel and I expect that the terms will be acceptable and signed by the good </text:span><text:span text:style-name="T4">women of 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3"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4"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44">
          <table:table-cell/>
        </table:table-row>
      </table:table>
      <table:table table:name="Marie" table:style-name="ta1" table:print="false">
        <table:table-column table:style-name="co7" table:number-columns-repeated="3" table:default-cell-style-name="Default"/>
        <table:table-row table:style-name="ro6">
          <table:table-cell office:value-type="string">
            <text:p>pg. 232, Gann says:</text:p>
          </table:table-cell>
          <table:table-cell/>
          <table:table-cell office:value-type="string">
            <text:p><text:span text:style-name="T1"><text:s/></text:span><text:span text:style-name="T1">the way for you to find out how</text:span></text:p>
            <text:p><text:span text:style-name="T1">Robert feels toward you is to watch his actions, make</text:span></text:p>
            <text:p><text:span text:style-name="T1">notes of how often he speaks of Marie, of the letters he</text:span></text:p>
            <text:p><text:span text:style-name="T1">writes trying to find her.</text:span></text:p>
          </table:table-cell>
        </table:table-row>
        <table:table-row table:style-name="ro44">
          <table:table-cell table:number-columns-repeated="3"/>
        </table:table-row>
        <table:table-row table:style-name="ro44">
          <table:table-cell/>
          <table:table-cell office:value-type="string">
            <text:p>Conclusion:</text:p>
          </table:table-cell>
          <table:table-cell office:value-type="string">
            <text:p>1) Watch RG's actions.</text:p>
          </table:table-cell>
        </table:table-row>
        <table:table-row table:style-name="ro44">
          <table:table-cell table:number-columns-repeated="2"/>
          <table:table-cell office:value-type="string">
            <text:p>2) Make notes of how often he speaks of Marie</text:p>
          </table:table-cell>
        </table:table-row>
        <table:table-row table:style-name="ro44">
          <table:table-cell table:number-columns-repeated="2"/>
          <table:table-cell office:value-type="string">
            <text:p>3) Make notes of the letters he writes trying to find h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1">06/11/2012</text:date>, <text:time>18:46: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6-11T18:46:15</dc:date>
    <meta:editing-duration>P5DT6H51M35S</meta:editing-duration>
    <meta:editing-cycles>77</meta:editing-cycles>
    <meta:generator>LibreOffice/3.3$Unix LibreOffice_project/330m18$Build-4</meta:generator>
    <meta:document-statistic meta:table-count="19" meta:cell-count="1330" meta:object-count="0"/>
  </office:meta>
</office:document-meta>
</file>